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graphics"/>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graphics"/>
  <manifest:file-entry manifest:full-path="Thumbnails/thumbnail.png" manifest:media-type="image/png"/>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settings.xml" manifest:media-type="text/xml"/>
  <manifest:file-entry manifest:full-path="Object 2/" manifest:version="1.2" manifest:media-type="application/vnd.oasis.opendocument.graphics"/>
  <manifest:file-entry manifest:full-path="Object 6/style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graphics"/>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graphics"/>
  <manifest:file-entry manifest:full-path="Object 7/Configurations2/accelerator/current.xml" manifest:media-type=""/>
  <manifest:file-entry manifest:full-path="Object 7/Configurations2/" manifest:media-type="application/vnd.sun.xml.ui.configuration"/>
  <manifest:file-entry manifest:full-path="Object 7/styles.xml" manifest:media-type="text/xml"/>
  <manifest:file-entry manifest:full-path="Object 7/content.xml" manifest:media-type="text/xml"/>
  <manifest:file-entry manifest:full-path="Object 7/settings.xml" manifest:media-type="text/xml"/>
  <manifest:file-entry manifest:full-path="Object 7/" manifest:version="1.2" manifest:media-type="application/vnd.oasis.opendocument.graphics"/>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tyles.xml" manifest:media-type="text/xml"/>
  <manifest:file-entry manifest:full-path="Object 5/content.xml" manifest:media-type="text/xml"/>
  <manifest:file-entry manifest:full-path="Object 5/" manifest:version="1.2" manifest:media-type="application/vnd.oasis.opendocument.graphics"/>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Ubuntu" svg:font-family="Ubuntu"/>
    <style:font-face style:name="Ubuntu Mono" svg:font-family="'Ubuntu Mono'"/>
    <style:font-face style:name="WenQuanYi Micro Hei" svg:font-family="'WenQuanYi Micro Hei'"/>
    <style:font-face style:name="WenQuanYi Micro Hei Mono" svg:font-family="'WenQuanYi Micro Hei Mono'"/>
    <style:font-face style:name="WenQuanYi Zen Hei Mono" svg:font-family="'WenQuanYi Zen Hei Mono'"/>
    <style:font-face style:name="DejaVu Sans Mono" svg:font-family="'DejaVu Sans Mono'" style:font-family-generic="modern" style:font-pitch="fixed"/>
    <style:font-face style:name="Lohit Hindi2" svg:font-family="'Lohit Hindi'" style:font-family-generic="modern" style:font-pitch="fixed"/>
    <style:font-face style:name="Consolas" svg:font-family="Consolas" style:font-family-generic="swiss" style:font-pitch="fixed"/>
    <style:font-face style:name="Ubuntu1" svg:font-family="Ubuntu" style:font-adornments="Regular" style:font-pitch="variable"/>
    <style:font-face style:name="WenQuanYi Micro Hei Mono1" svg:font-family="'WenQuanYi Micro Hei Mono'" style:font-pitch="variable"/>
    <style:font-face style:name="WenQuanYi Micro Hei Mono2" svg:font-family="'WenQuanYi Micro Hei Mono'" style:font-adornments="Regular" style:font-pitch="variable"/>
    <style:font-face style:name="Lohit Hindi" svg:font-family="'Lohit Hindi'" style:font-family-generic="system" style:font-pitch="variable"/>
  </office:font-face-decls>
  <office:automatic-styles>
    <style:style style:name="FTP响应码" style:family="table">
      <style:table-properties style:width="6.9271in" fo:margin-left="0in" table:align="left"/>
    </style:style>
    <style:style style:name="FTP响应码.A" style:family="table-column">
      <style:table-column-properties style:column-width="1.9583in"/>
    </style:style>
    <style:style style:name="FTP响应码.B" style:family="table-column">
      <style:table-column-properties style:column-width="4.9688in"/>
    </style:style>
    <style:style style:name="FTP响应码.A1" style:family="table-cell">
      <style:table-cell-properties fo:padding="0.0382in" fo:border-left="0.05pt solid #000000" fo:border-right="none" fo:border-top="0.05pt solid #000000" fo:border-bottom="0.05pt solid #000000"/>
    </style:style>
    <style:style style:name="FTP响应码.B1" style:family="table-cell">
      <style:table-cell-properties fo:padding="0.0382in" fo:border="0.05pt solid #000000"/>
    </style:style>
    <style:style style:name="FTP响应码.A2" style:family="table-cell">
      <style:table-cell-properties fo:padding="0.0382in" fo:border-left="0.05pt solid #000000" fo:border-right="none" fo:border-top="none" fo:border-bottom="0.05pt solid #000000"/>
    </style:style>
    <style:style style:name="FTP响应码.B2" style:family="table-cell">
      <style:table-cell-properties fo:padding="0.0382in" fo:border-left="0.05pt solid #000000" fo:border-right="0.05pt solid #000000" fo:border-top="none" fo:border-bottom="0.05pt solid #000000"/>
    </style:style>
    <style:style style:name="WDL类" style:family="table">
      <style:table-properties style:width="6.9271in" fo:margin-left="0in" table:align="left"/>
    </style:style>
    <style:style style:name="WDL类.A" style:family="table-column">
      <style:table-column-properties style:column-width="1.7083in"/>
    </style:style>
    <style:style style:name="WDL类.B" style:family="table-column">
      <style:table-column-properties style:column-width="1.6042in"/>
    </style:style>
    <style:style style:name="WDL类.C" style:family="table-column">
      <style:table-column-properties style:column-width="3.6146in"/>
    </style:style>
    <style:style style:name="WDL类.A1" style:family="table-cell">
      <style:table-cell-properties fo:padding="0.0382in" fo:border-left="0.05pt solid #000000" fo:border-right="none" fo:border-top="0.05pt solid #000000" fo:border-bottom="0.05pt solid #000000"/>
    </style:style>
    <style:style style:name="WDL类.C1" style:family="table-cell">
      <style:table-cell-properties fo:padding="0.0382in" fo:border="0.05pt solid #000000"/>
    </style:style>
    <style:style style:name="WDL类.A2" style:family="table-cell">
      <style:table-cell-properties style:vertical-align="middle" fo:padding="0.0382in" fo:border-left="0.05pt solid #000000" fo:border-right="none" fo:border-top="none" fo:border-bottom="0.05pt solid #000000"/>
    </style:style>
    <style:style style:name="WDL类.C2" style:family="table-cell">
      <style:table-cell-properties fo:padding="0.0382in" fo:border-left="0.05pt solid #000000" fo:border-right="0.05pt solid #000000" fo:border-top="none" fo:border-bottom="0.05pt solid #000000"/>
    </style:style>
    <style:style style:name="WDL类.C3" style:family="table-cell">
      <style:table-cell-properties fo:padding="0.0382in" fo:border-left="0.05pt solid #000000" fo:border-right="0.05pt solid #000000" fo:border-top="none" fo:border-bottom="0.05pt solid #000000"/>
    </style:style>
    <style:style style:name="WDL类.C4" style:family="table-cell">
      <style:table-cell-properties fo:padding="0.0382in" fo:border-left="0.05pt solid #000000" fo:border-right="0.05pt solid #000000" fo:border-top="none" fo:border-bottom="0.05pt solid #000000"/>
    </style:style>
    <style:style style:name="WDL类.C5" style:family="table-cell">
      <style:table-cell-properties fo:padding="0.0382in" fo:border-left="0.05pt solid #000000" fo:border-right="0.05pt solid #000000" fo:border-top="none" fo:border-bottom="0.05pt solid #000000"/>
    </style:style>
    <style:style style:name="WDL类.C6" style:family="table-cell">
      <style:table-cell-properties fo:padding="0.0382in" fo:border-left="0.05pt solid #000000" fo:border-right="0.05pt solid #000000" fo:border-top="none" fo:border-bottom="0.05pt solid #000000"/>
    </style:style>
    <style:style style:name="WDL类.C7" style:family="table-cell">
      <style:table-cell-properties fo:padding="0.0382in" fo:border-left="0.05pt solid #000000" fo:border-right="0.05pt solid #000000" fo:border-top="none" fo:border-bottom="0.05pt solid #000000"/>
    </style:style>
    <style:style style:name="WDL类.C8" style:family="table-cell">
      <style:table-cell-properties fo:padding="0.0382in" fo:border-left="0.05pt solid #000000" fo:border-right="0.05pt solid #000000" fo:border-top="none" fo:border-bottom="0.05pt solid #000000"/>
    </style:style>
    <style:style style:name="WDL类.C9"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officeooo:rsid="001d3dd4" officeooo:paragraph-rsid="001d3dd4"/>
    </style:style>
    <style:style style:name="P3" style:family="paragraph" style:parent-style-name="Text_20_body">
      <style:text-properties officeooo:rsid="0022b4d3" officeooo:paragraph-rsid="0022b4d3"/>
    </style:style>
    <style:style style:name="P4" style:family="paragraph" style:parent-style-name="Text_20_body">
      <style:text-properties officeooo:rsid="00282d22" officeooo:paragraph-rsid="00282d22"/>
    </style:style>
    <style:style style:name="P5" style:family="paragraph" style:parent-style-name="Text_20_body">
      <style:text-properties officeooo:rsid="002e8e27" officeooo:paragraph-rsid="002eab26"/>
    </style:style>
    <style:style style:name="P6" style:family="paragraph" style:parent-style-name="Text_20_body">
      <style:text-properties officeooo:rsid="002e8e27" officeooo:paragraph-rsid="0041005d"/>
    </style:style>
    <style:style style:name="P7" style:family="paragraph" style:parent-style-name="Text_20_body">
      <style:text-properties officeooo:rsid="001763b8" officeooo:paragraph-rsid="001763b8"/>
    </style:style>
    <style:style style:name="P8" style:family="paragraph" style:parent-style-name="Text_20_body">
      <style:text-properties officeooo:rsid="00428319" officeooo:paragraph-rsid="00428319"/>
    </style:style>
    <style:style style:name="P9" style:family="paragraph" style:parent-style-name="Text_20_body">
      <style:text-properties officeooo:rsid="00484b9f" officeooo:paragraph-rsid="00484b9f"/>
    </style:style>
    <style:style style:name="P10" style:family="paragraph" style:parent-style-name="Text_20_body">
      <style:text-properties officeooo:rsid="004af774" officeooo:paragraph-rsid="004af774"/>
    </style:style>
    <style:style style:name="P11" style:family="paragraph" style:parent-style-name="Text_20_body">
      <style:text-properties officeooo:rsid="004bad91" officeooo:paragraph-rsid="004bad91"/>
    </style:style>
    <style:style style:name="P12" style:family="paragraph" style:parent-style-name="Text_20_body">
      <style:text-properties officeooo:rsid="004c7926" officeooo:paragraph-rsid="004c7926"/>
    </style:style>
    <style:style style:name="P13" style:family="paragraph" style:parent-style-name="Text_20_body">
      <style:text-properties officeooo:rsid="0050b8f8" officeooo:paragraph-rsid="0050b8f8"/>
    </style:style>
    <style:style style:name="P14" style:family="paragraph" style:parent-style-name="Text_20_body">
      <style:text-properties officeooo:rsid="0057044d" officeooo:paragraph-rsid="0057044d"/>
    </style:style>
    <style:style style:name="P15" style:family="paragraph" style:parent-style-name="Text_20_body">
      <style:text-properties officeooo:rsid="005a7540" officeooo:paragraph-rsid="005a7540"/>
    </style:style>
    <style:style style:name="P16" style:family="paragraph" style:parent-style-name="Text_20_body">
      <style:text-properties officeooo:rsid="005e1ded" officeooo:paragraph-rsid="005e1ded"/>
    </style:style>
    <style:style style:name="P17" style:family="paragraph" style:parent-style-name="Text_20_body">
      <style:text-properties officeooo:rsid="005ea02b" officeooo:paragraph-rsid="005ea02b"/>
    </style:style>
    <style:style style:name="P18" style:family="paragraph" style:parent-style-name="Text_20_body">
      <style:text-properties officeooo:paragraph-rsid="005f6780"/>
    </style:style>
    <style:style style:name="P19" style:family="paragraph" style:parent-style-name="Text_20_body">
      <style:text-properties officeooo:rsid="0067ae21" officeooo:paragraph-rsid="0067ae21"/>
    </style:style>
    <style:style style:name="P20" style:family="paragraph" style:parent-style-name="Text_20_body">
      <style:text-properties officeooo:rsid="00697e31" officeooo:paragraph-rsid="006cd9db"/>
    </style:style>
    <style:style style:name="P21" style:family="paragraph" style:parent-style-name="Text_20_body">
      <style:text-properties officeooo:rsid="006a7a4b" officeooo:paragraph-rsid="006c1c7b"/>
    </style:style>
    <style:style style:name="P22" style:family="paragraph" style:parent-style-name="Text_20_body">
      <style:text-properties officeooo:rsid="00712bae" officeooo:paragraph-rsid="00712bae"/>
    </style:style>
    <style:style style:name="P23" style:family="paragraph" style:parent-style-name="Text_20_body">
      <style:text-properties officeooo:rsid="00462958" officeooo:paragraph-rsid="00462958"/>
    </style:style>
    <style:style style:name="P24" style:family="paragraph" style:parent-style-name="Text_20_body">
      <style:text-properties officeooo:paragraph-rsid="007ce6e9"/>
    </style:style>
    <style:style style:name="P25" style:family="paragraph" style:parent-style-name="Text_20_body">
      <style:text-properties officeooo:rsid="007cf34c" officeooo:paragraph-rsid="007cf34c"/>
    </style:style>
    <style:style style:name="P26" style:family="paragraph" style:parent-style-name="Text_20_body">
      <style:text-properties officeooo:rsid="007f892a" officeooo:paragraph-rsid="007f892a"/>
    </style:style>
    <style:style style:name="P27" style:family="paragraph" style:parent-style-name="Text_20_body">
      <style:text-properties officeooo:rsid="009037df" officeooo:paragraph-rsid="009037df"/>
    </style:style>
    <style:style style:name="P28" style:family="paragraph" style:parent-style-name="Text_20_body">
      <style:text-properties officeooo:rsid="00921532" officeooo:paragraph-rsid="00921532"/>
    </style:style>
    <style:style style:name="P29" style:family="paragraph" style:parent-style-name="Text_20_body">
      <style:text-properties officeooo:rsid="00921532" officeooo:paragraph-rsid="0094692f"/>
    </style:style>
    <style:style style:name="P30" style:family="paragraph" style:parent-style-name="Text_20_body">
      <style:text-properties officeooo:rsid="009a68e6" officeooo:paragraph-rsid="009a68e6"/>
    </style:style>
    <style:style style:name="P31" style:family="paragraph" style:parent-style-name="Text_20_body">
      <style:text-properties officeooo:rsid="009eb577" officeooo:paragraph-rsid="009eb577"/>
    </style:style>
    <style:style style:name="P32" style:family="paragraph" style:parent-style-name="Text_20_body">
      <style:text-properties officeooo:paragraph-rsid="00ac6e54"/>
    </style:style>
    <style:style style:name="P33" style:family="paragraph" style:parent-style-name="Text_20_body">
      <style:text-properties officeooo:paragraph-rsid="00b2636c"/>
    </style:style>
    <style:style style:name="P34" style:family="paragraph" style:parent-style-name="Text_20_body">
      <style:text-properties officeooo:paragraph-rsid="00b424ee"/>
    </style:style>
    <style:style style:name="P35" style:family="paragraph" style:parent-style-name="Text_20_body">
      <style:text-properties officeooo:paragraph-rsid="00b7cd80"/>
    </style:style>
    <style:style style:name="P36" style:family="paragraph" style:parent-style-name="Text_20_body">
      <style:text-properties officeooo:rsid="00b846d9" officeooo:paragraph-rsid="00b846d9"/>
    </style:style>
    <style:style style:name="P37" style:family="paragraph" style:parent-style-name="Text_20_body">
      <style:text-properties officeooo:rsid="00b846d9" officeooo:paragraph-rsid="00b8c4df"/>
    </style:style>
    <style:style style:name="P38" style:family="paragraph" style:parent-style-name="Text_20_body">
      <style:text-properties officeooo:paragraph-rsid="0085c52a"/>
    </style:style>
    <style:style style:name="P39" style:family="paragraph" style:parent-style-name="Text_20_body">
      <style:text-properties officeooo:rsid="00ba8f8b" officeooo:paragraph-rsid="00ba8f8b"/>
    </style:style>
    <style:style style:name="P40" style:family="paragraph" style:parent-style-name="Text_20_body">
      <style:text-properties officeooo:rsid="00ba8f8b" officeooo:paragraph-rsid="00df5d39"/>
    </style:style>
    <style:style style:name="P41" style:family="paragraph" style:parent-style-name="Text_20_body">
      <style:text-properties officeooo:rsid="00c0a136" officeooo:paragraph-rsid="00c0a136"/>
    </style:style>
    <style:style style:name="P42" style:family="paragraph" style:parent-style-name="Text_20_body">
      <style:text-properties officeooo:rsid="00c0e5a5" officeooo:paragraph-rsid="00c0e5a5"/>
    </style:style>
    <style:style style:name="P43" style:family="paragraph" style:parent-style-name="Text_20_body">
      <style:text-properties officeooo:rsid="00c21a8c" officeooo:paragraph-rsid="00c21a8c"/>
    </style:style>
    <style:style style:name="P44" style:family="paragraph" style:parent-style-name="Text_20_body">
      <style:text-properties officeooo:rsid="00c31241" officeooo:paragraph-rsid="00c31241"/>
    </style:style>
    <style:style style:name="P45" style:family="paragraph" style:parent-style-name="Text_20_body">
      <style:text-properties officeooo:rsid="00c681b4" officeooo:paragraph-rsid="00c681b4"/>
    </style:style>
    <style:style style:name="P46" style:family="paragraph" style:parent-style-name="Text_20_body">
      <style:text-properties officeooo:rsid="00c8db08" officeooo:paragraph-rsid="00c8db08"/>
    </style:style>
    <style:style style:name="P47" style:family="paragraph" style:parent-style-name="Text_20_body">
      <style:text-properties officeooo:rsid="00cda072" officeooo:paragraph-rsid="00cda072"/>
    </style:style>
    <style:style style:name="P48" style:family="paragraph" style:parent-style-name="Text_20_body">
      <style:text-properties officeooo:paragraph-rsid="0087b914"/>
    </style:style>
    <style:style style:name="P49" style:family="paragraph" style:parent-style-name="Text_20_body">
      <style:text-properties officeooo:rsid="00d7ee6a" officeooo:paragraph-rsid="00d7ee6a"/>
    </style:style>
    <style:style style:name="P50" style:family="paragraph" style:parent-style-name="Text_20_body">
      <style:text-properties officeooo:rsid="00d83d80" officeooo:paragraph-rsid="00d83d80"/>
    </style:style>
    <style:style style:name="P51" style:family="paragraph" style:parent-style-name="Text_20_body">
      <style:text-properties officeooo:rsid="00db612b" officeooo:paragraph-rsid="00df5d39"/>
    </style:style>
    <style:style style:name="P52" style:family="paragraph" style:parent-style-name="Text_20_body">
      <style:text-properties officeooo:rsid="008496b5" officeooo:paragraph-rsid="008496b5"/>
    </style:style>
    <style:style style:name="P53" style:family="paragraph" style:parent-style-name="Text_20_body">
      <style:text-properties officeooo:rsid="00e0f66e" officeooo:paragraph-rsid="00e0f66e"/>
    </style:style>
    <style:style style:name="P54" style:family="paragraph" style:parent-style-name="Text_20_body">
      <style:text-properties officeooo:rsid="00e29cbe" officeooo:paragraph-rsid="00e29cbe"/>
    </style:style>
    <style:style style:name="P55" style:family="paragraph" style:parent-style-name="Text_20_body">
      <style:text-properties officeooo:rsid="00e4559a" officeooo:paragraph-rsid="00e4559a"/>
    </style:style>
    <style:style style:name="P56" style:family="paragraph" style:parent-style-name="Text_20_body">
      <style:text-properties officeooo:rsid="00eae889" officeooo:paragraph-rsid="00eae889"/>
    </style:style>
    <style:style style:name="P57" style:family="paragraph" style:parent-style-name="Text_20_body">
      <style:text-properties officeooo:rsid="00eb32ac" officeooo:paragraph-rsid="00eb32ac"/>
    </style:style>
    <style:style style:name="P58" style:family="paragraph" style:parent-style-name="Text_20_body">
      <style:text-properties officeooo:rsid="00f068db" officeooo:paragraph-rsid="00f068db"/>
    </style:style>
    <style:style style:name="P59" style:family="paragraph" style:parent-style-name="Text_20_body">
      <style:text-properties officeooo:rsid="00fd91e7" officeooo:paragraph-rsid="00fd91e7"/>
    </style:style>
    <style:style style:name="P60" style:family="paragraph" style:parent-style-name="Text_20_body">
      <style:text-properties officeooo:rsid="01000ed2" officeooo:paragraph-rsid="0102261c"/>
    </style:style>
    <style:style style:name="P61" style:family="paragraph" style:parent-style-name="Text_20_body">
      <style:text-properties officeooo:rsid="01033218" officeooo:paragraph-rsid="01076af0"/>
    </style:style>
    <style:style style:name="P62" style:family="paragraph" style:parent-style-name="Text_20_body">
      <style:text-properties officeooo:rsid="01073aac" officeooo:paragraph-rsid="01073aac"/>
    </style:style>
    <style:style style:name="P63" style:family="paragraph" style:parent-style-name="Text_20_body">
      <style:text-properties officeooo:paragraph-rsid="0109b948"/>
    </style:style>
    <style:style style:name="P64" style:family="paragraph" style:parent-style-name="Text_20_body">
      <style:text-properties officeooo:rsid="010ad646" officeooo:paragraph-rsid="010ad646"/>
    </style:style>
    <style:style style:name="P65" style:family="paragraph" style:parent-style-name="Text_20_body">
      <style:text-properties officeooo:rsid="0111484d" officeooo:paragraph-rsid="0111484d"/>
    </style:style>
    <style:style style:name="P66" style:family="paragraph" style:parent-style-name="Text_20_body">
      <style:text-properties officeooo:paragraph-rsid="0117ba66"/>
    </style:style>
    <style:style style:name="P67" style:family="paragraph" style:parent-style-name="Text_20_body">
      <style:text-properties officeooo:rsid="0119957b" officeooo:paragraph-rsid="0119957b"/>
    </style:style>
    <style:style style:name="P68" style:family="paragraph" style:parent-style-name="Text_20_body">
      <style:text-properties officeooo:rsid="010e2389" officeooo:paragraph-rsid="0118bc93"/>
    </style:style>
    <style:style style:name="P69" style:family="paragraph" style:parent-style-name="Text_20_body">
      <style:text-properties officeooo:rsid="00edc1fc" officeooo:paragraph-rsid="00edc1fc"/>
    </style:style>
    <style:style style:name="P70" style:family="paragraph" style:parent-style-name="Text_20_body">
      <style:text-properties officeooo:rsid="012be9a9" officeooo:paragraph-rsid="012be9a9"/>
    </style:style>
    <style:style style:name="P71" style:family="paragraph" style:parent-style-name="Text_20_body">
      <style:text-properties officeooo:rsid="0130161c" officeooo:paragraph-rsid="0130161c"/>
    </style:style>
    <style:style style:name="P72" style:family="paragraph" style:parent-style-name="Text_20_body">
      <style:text-properties officeooo:rsid="013320b1" officeooo:paragraph-rsid="013320b1"/>
    </style:style>
    <style:style style:name="P73" style:family="paragraph" style:parent-style-name="Text_20_body">
      <style:text-properties officeooo:rsid="013d4393" officeooo:paragraph-rsid="013d4393"/>
    </style:style>
    <style:style style:name="P74" style:family="paragraph" style:parent-style-name="Text_20_body">
      <style:text-properties officeooo:rsid="014ac5f2" officeooo:paragraph-rsid="014ac5f2"/>
    </style:style>
    <style:style style:name="P75" style:family="paragraph" style:parent-style-name="Text_20_body">
      <style:text-properties officeooo:rsid="014db821" officeooo:paragraph-rsid="014db821"/>
    </style:style>
    <style:style style:name="P76" style:family="paragraph" style:parent-style-name="Text_20_body">
      <style:text-properties officeooo:paragraph-rsid="014db821"/>
    </style:style>
    <style:style style:name="P77" style:family="paragraph" style:parent-style-name="Text_20_body">
      <style:text-properties officeooo:paragraph-rsid="01623c81"/>
    </style:style>
    <style:style style:name="P78" style:family="paragraph" style:parent-style-name="Text_20_body">
      <style:text-properties officeooo:rsid="016786a0" officeooo:paragraph-rsid="017127b3"/>
    </style:style>
    <style:style style:name="P79" style:family="paragraph" style:parent-style-name="Text_20_body">
      <style:text-properties officeooo:rsid="016f5cc6" officeooo:paragraph-rsid="017127b3"/>
    </style:style>
    <style:style style:name="P80" style:family="paragraph" style:parent-style-name="Text_20_body">
      <style:text-properties officeooo:paragraph-rsid="017127b3"/>
    </style:style>
    <style:style style:name="P81" style:family="paragraph" style:parent-style-name="Text_20_body">
      <style:text-properties officeooo:rsid="0174d751" officeooo:paragraph-rsid="0174d751"/>
    </style:style>
    <style:style style:name="P82" style:family="paragraph" style:parent-style-name="Text_20_body">
      <style:text-properties officeooo:rsid="00a49a74" officeooo:paragraph-rsid="017fad72"/>
    </style:style>
    <style:style style:name="P83" style:family="paragraph" style:parent-style-name="Text_20_body">
      <style:text-properties officeooo:rsid="017fad72" officeooo:paragraph-rsid="017fad72"/>
    </style:style>
    <style:style style:name="P84" style:family="paragraph" style:parent-style-name="Text_20_body">
      <style:text-properties style:font-name="Ubuntu1" fo:font-size="10.5pt" officeooo:rsid="01812ae7" officeooo:paragraph-rsid="0188a0ea" style:font-name-asian="WenQuanYi Micro Hei Mono1" style:font-size-asian="10.5pt" style:font-size-complex="10.5pt"/>
    </style:style>
    <style:style style:name="P85" style:family="paragraph" style:parent-style-name="Text_20_body">
      <style:text-properties style:font-name="Ubuntu1" fo:font-size="10.5pt" fo:font-style="normal" officeooo:rsid="018da2a4" officeooo:paragraph-rsid="018da2a4" style:font-name-asian="WenQuanYi Micro Hei Mono1" style:font-size-asian="10.5pt" style:font-style-asian="normal" style:font-size-complex="10.5pt" style:font-style-complex="normal"/>
    </style:style>
    <style:style style:name="P86" style:family="paragraph" style:parent-style-name="Text_20_body">
      <style:text-properties style:font-name="Ubuntu1" fo:font-size="10.5pt" fo:font-style="normal" officeooo:rsid="018c1e8f" officeooo:paragraph-rsid="018c1e8f" style:font-name-asian="WenQuanYi Micro Hei Mono1" style:font-size-asian="10.5pt" style:font-style-asian="normal" style:font-size-complex="10.5pt" style:font-style-complex="normal"/>
    </style:style>
    <style:style style:name="P87" style:family="paragraph" style:parent-style-name="Text_20_body">
      <style:text-properties style:font-name="Ubuntu1" fo:font-size="10.5pt" fo:font-style="normal" officeooo:rsid="0190e6c8" officeooo:paragraph-rsid="0190e6c8" style:font-name-asian="WenQuanYi Micro Hei Mono1" style:font-size-asian="10.5pt" style:font-style-asian="normal" style:font-size-complex="10.5pt" style:font-style-complex="normal"/>
    </style:style>
    <style:style style:name="P88" style:family="paragraph" style:parent-style-name="Text_20_body">
      <style:text-properties style:font-name="Ubuntu1" fo:font-size="10.5pt" fo:font-style="normal" officeooo:rsid="0193cbf0" officeooo:paragraph-rsid="0193cbf0" style:font-name-asian="WenQuanYi Micro Hei Mono1" style:font-size-asian="10.5pt" style:font-style-asian="normal" style:font-size-complex="10.5pt" style:font-style-complex="normal"/>
    </style:style>
    <style:style style:name="P89" style:family="paragraph" style:parent-style-name="Text_20_body">
      <style:text-properties style:font-name="Ubuntu1" fo:font-size="10.5pt" fo:font-style="normal" officeooo:rsid="0195d739" officeooo:paragraph-rsid="0195d739" style:font-name-asian="WenQuanYi Micro Hei Mono1" style:font-size-asian="10.5pt" style:font-style-asian="normal" style:font-size-complex="10.5pt" style:font-style-complex="normal"/>
    </style:style>
    <style:style style:name="P90" style:family="paragraph" style:parent-style-name="Text_20_body">
      <style:text-properties style:font-name="Ubuntu1" fo:font-size="10.5pt" fo:font-style="normal" fo:font-weight="normal" style:font-name-asian="WenQuanYi Micro Hei Mono2" style:font-size-asian="10.5pt" style:font-style-asian="normal" style:font-weight-asian="normal" style:font-size-complex="10.5pt"/>
    </style:style>
    <style:style style:name="P91" style:family="paragraph" style:parent-style-name="Text_20_body">
      <style:text-properties style:font-name="Ubuntu1" fo:font-size="10.5pt" fo:font-style="normal" fo:font-weight="normal" officeooo:paragraph-rsid="019e2969" style:font-name-asian="WenQuanYi Micro Hei Mono2" style:font-size-asian="10.5pt" style:font-style-asian="normal" style:font-weight-asian="normal" style:font-size-complex="10.5pt"/>
    </style:style>
    <style:style style:name="P92" style:family="paragraph" style:parent-style-name="Text_20_body">
      <style:text-properties style:font-name="Ubuntu1" fo:font-size="10.5pt" fo:font-style="normal" fo:font-weight="normal" officeooo:rsid="019f8512" officeooo:paragraph-rsid="01a14626" style:font-name-asian="WenQuanYi Micro Hei Mono2" style:font-size-asian="10.5pt" style:font-style-asian="normal" style:font-weight-asian="normal" style:font-size-complex="10.5pt"/>
    </style:style>
    <style:style style:name="P93" style:family="paragraph" style:parent-style-name="Text_20_body">
      <style:text-properties style:font-name="Ubuntu1" fo:font-size="10.5pt" fo:font-style="normal" fo:font-weight="normal" officeooo:rsid="01a969cf" officeooo:paragraph-rsid="01a969cf" style:font-name-asian="WenQuanYi Micro Hei Mono2" style:font-size-asian="10.5pt" style:font-style-asian="normal" style:font-weight-asian="normal" style:font-size-complex="10.5pt"/>
    </style:style>
    <style:style style:name="P94" style:family="paragraph" style:parent-style-name="Text_20_body">
      <style:text-properties style:font-name="Ubuntu1" fo:font-size="10.5pt" fo:font-style="normal" fo:font-weight="normal" officeooo:rsid="01a969cf" officeooo:paragraph-rsid="01a9b8ba" style:font-name-asian="WenQuanYi Micro Hei Mono2" style:font-size-asian="10.5pt" style:font-style-asian="normal" style:font-weight-asian="normal" style:font-size-complex="10.5pt"/>
    </style:style>
    <style:style style:name="P95" style:family="paragraph" style:parent-style-name="Text_20_body">
      <style:text-properties style:font-name="Ubuntu1" fo:font-size="10.5pt" officeooo:paragraph-rsid="01a14626" style:font-size-asian="10.5pt" style:font-size-complex="10.5pt"/>
    </style:style>
    <style:style style:name="P96" style:family="paragraph" style:parent-style-name="Text_20_body">
      <style:text-properties style:font-name="Ubuntu1" fo:font-size="10.5pt" officeooo:rsid="01a81194" officeooo:paragraph-rsid="01a81194" style:font-size-asian="10.5pt" style:font-size-complex="10.5pt"/>
    </style:style>
    <style:style style:name="P97" style:family="paragraph" style:parent-style-name="Text_20_body">
      <style:text-properties style:font-name="Ubuntu1" fo:font-size="10.5pt" officeooo:paragraph-rsid="01a9b8ba" style:font-size-asian="10.5pt" style:font-size-complex="10.5pt"/>
    </style:style>
    <style:style style:name="P98" style:family="paragraph" style:parent-style-name="Text_20_body">
      <style:text-properties style:font-name="Ubuntu1" fo:font-size="10.5pt" officeooo:rsid="01b0e448" officeooo:paragraph-rsid="01b0e448" style:font-size-asian="10.5pt" style:font-size-complex="10.5pt"/>
    </style:style>
    <style:style style:name="P99" style:family="paragraph" style:parent-style-name="Text_20_body">
      <style:text-properties officeooo:rsid="01b7e142" officeooo:paragraph-rsid="01b7e142"/>
    </style:style>
    <style:style style:name="P100" style:family="paragraph" style:parent-style-name="Text_20_body">
      <style:text-properties officeooo:rsid="01b7e142" officeooo:paragraph-rsid="01bc29ea"/>
    </style:style>
    <style:style style:name="P101" style:family="paragraph" style:parent-style-name="Text_20_body">
      <style:text-properties officeooo:rsid="01be553f" officeooo:paragraph-rsid="01be553f"/>
    </style:style>
    <style:style style:name="P102" style:family="paragraph" style:parent-style-name="Text_20_body">
      <style:text-properties officeooo:rsid="01c28ece" officeooo:paragraph-rsid="01c28ece"/>
    </style:style>
    <style:style style:name="P103" style:family="paragraph" style:parent-style-name="Text_20_body">
      <style:paragraph-properties fo:margin-top="0in" fo:margin-bottom="0.1in" style:contextual-spacing="false"/>
      <style:text-properties officeooo:paragraph-rsid="00098e10"/>
    </style:style>
    <style:style style:name="P104" style:family="paragraph" style:parent-style-name="Text_20_body">
      <style:paragraph-properties fo:margin-top="0in" fo:margin-bottom="0.1in" style:contextual-spacing="false"/>
      <style:text-properties officeooo:rsid="00098e10" officeooo:paragraph-rsid="00098e10"/>
    </style:style>
    <style:style style:name="P105" style:family="paragraph" style:parent-style-name="Text_20_body">
      <style:paragraph-properties fo:margin-top="0in" fo:margin-bottom="0.1in" style:contextual-spacing="false"/>
      <style:text-properties officeooo:rsid="000c8487" officeooo:paragraph-rsid="000c8487"/>
    </style:style>
    <style:style style:name="P106" style:family="paragraph" style:parent-style-name="Text_20_body">
      <style:paragraph-properties fo:margin-top="0in" fo:margin-bottom="0.1in" style:contextual-spacing="false"/>
      <style:text-properties officeooo:rsid="0001bea9" officeooo:paragraph-rsid="0006bce4"/>
    </style:style>
    <style:style style:name="P107" style:family="paragraph" style:parent-style-name="Text_20_body">
      <style:paragraph-properties fo:margin-top="0in" fo:margin-bottom="0.1in" style:contextual-spacing="false"/>
      <style:text-properties officeooo:rsid="0001bea9" officeooo:paragraph-rsid="00078e81"/>
    </style:style>
    <style:style style:name="P108" style:family="paragraph" style:parent-style-name="Text_20_body">
      <style:paragraph-properties fo:padding="0.0201in" fo:border="0.06pt solid #999999" style:shadow="none"/>
      <style:text-properties style:font-name="Consolas" fo:font-size="9pt" fo:font-style="italic" officeooo:rsid="0067ae21" officeooo:paragraph-rsid="0067ae21" style:font-size-asian="9pt" style:font-style-asian="italic" style:font-size-complex="9pt" style:font-style-complex="italic"/>
    </style:style>
    <style:style style:name="P109" style:family="paragraph" style:parent-style-name="Text_20_body">
      <style:paragraph-properties fo:padding="0.0201in" fo:border="0.06pt solid #999999" style:shadow="none"/>
      <style:text-properties style:font-name="Consolas" fo:font-size="9pt" fo:font-style="italic" officeooo:rsid="0067ae21" officeooo:paragraph-rsid="0078b157" style:font-size-asian="9pt" style:font-style-asian="italic" style:font-size-complex="9pt" style:font-style-complex="italic"/>
    </style:style>
    <style:style style:name="P110" style:family="paragraph" style:parent-style-name="Text_20_body">
      <style:paragraph-properties fo:padding="0.0201in" fo:border="0.06pt solid #999999" style:shadow="none"/>
      <style:text-properties style:font-name="Consolas" fo:font-size="9pt" fo:font-style="italic" officeooo:rsid="0067ae21" officeooo:paragraph-rsid="007f892a" style:font-size-asian="9pt" style:font-style-asian="italic" style:font-size-complex="9pt" style:font-style-complex="italic"/>
    </style:style>
    <style:style style:name="P111" style:family="paragraph" style:parent-style-name="Text_20_body">
      <style:paragraph-properties fo:padding="0.0201in" fo:border="0.06pt solid #999999" style:shadow="none"/>
      <style:text-properties style:font-name="Consolas" fo:font-size="9pt" fo:font-style="italic" officeooo:rsid="0067ae21" officeooo:paragraph-rsid="0094692f" style:font-size-asian="9pt" style:font-style-asian="italic" style:font-size-complex="9pt" style:font-style-complex="italic"/>
    </style:style>
    <style:style style:name="P112" style:family="paragraph" style:parent-style-name="Text_20_body">
      <style:paragraph-properties fo:padding="0.0201in" fo:border="0.06pt solid #999999" style:shadow="none"/>
      <style:text-properties style:font-name="Consolas" fo:font-size="9pt" fo:font-style="italic" officeooo:rsid="0067ae21" officeooo:paragraph-rsid="00950e64" style:font-size-asian="9pt" style:font-style-asian="italic" style:font-size-complex="9pt" style:font-style-complex="italic"/>
    </style:style>
    <style:style style:name="P113" style:family="paragraph" style:parent-style-name="Text_20_body">
      <style:paragraph-properties fo:padding="0.0201in" fo:border="0.06pt solid #999999" style:shadow="none"/>
      <style:text-properties style:font-name="Consolas" fo:font-size="9pt" fo:font-style="italic" officeooo:rsid="0067ae21" officeooo:paragraph-rsid="00a70916" style:font-size-asian="9pt" style:font-style-asian="italic" style:font-size-complex="9pt" style:font-style-complex="italic"/>
    </style:style>
    <style:style style:name="P114" style:family="paragraph" style:parent-style-name="Text_20_body">
      <style:paragraph-properties fo:padding="0.0201in" fo:border="0.06pt solid #999999" style:shadow="none"/>
      <style:text-properties style:font-name="Consolas" fo:font-size="9pt" fo:font-style="italic" officeooo:rsid="0067ae21" officeooo:paragraph-rsid="00ac6e54" style:font-size-asian="9pt" style:font-style-asian="italic" style:font-size-complex="9pt" style:font-style-complex="italic"/>
    </style:style>
    <style:style style:name="P115" style:family="paragraph" style:parent-style-name="Text_20_body">
      <style:paragraph-properties fo:padding="0.0201in" fo:border="0.06pt solid #999999" style:shadow="none"/>
      <style:text-properties style:font-name="Consolas" fo:font-size="9pt" fo:font-style="italic" officeooo:rsid="0067ae21" officeooo:paragraph-rsid="00b424ee" style:font-size-asian="9pt" style:font-style-asian="italic" style:font-size-complex="9pt" style:font-style-complex="italic"/>
    </style:style>
    <style:style style:name="P116" style:family="paragraph" style:parent-style-name="Text_20_body">
      <style:paragraph-properties fo:padding="0.0201in" fo:border="0.06pt solid #999999" style:shadow="none"/>
      <style:text-properties style:font-name="Consolas" fo:font-size="9pt" fo:font-style="italic" officeooo:rsid="0067ae21" officeooo:paragraph-rsid="00caa467" style:font-size-asian="9pt" style:font-style-asian="italic" style:font-size-complex="9pt" style:font-style-complex="italic"/>
    </style:style>
    <style:style style:name="P117" style:family="paragraph" style:parent-style-name="Text_20_body">
      <style:paragraph-properties fo:padding="0.0201in" fo:border="0.06pt solid #999999" style:shadow="none"/>
      <style:text-properties style:font-name="Consolas" fo:font-size="9pt" fo:font-style="italic" officeooo:rsid="0067ae21" officeooo:paragraph-rsid="00d1f629" style:font-size-asian="9pt" style:font-style-asian="italic" style:font-size-complex="9pt" style:font-style-complex="italic"/>
    </style:style>
    <style:style style:name="P118" style:family="paragraph" style:parent-style-name="Text_20_body">
      <style:paragraph-properties fo:padding="0.0201in" fo:border="0.06pt solid #999999" style:shadow="none"/>
      <style:text-properties style:font-name="Consolas" fo:font-size="9pt" fo:font-style="italic" officeooo:rsid="0067ae21" officeooo:paragraph-rsid="00df5d39" style:font-size-asian="9pt" style:font-style-asian="italic" style:font-size-complex="9pt" style:font-style-complex="italic"/>
    </style:style>
    <style:style style:name="P119" style:family="paragraph" style:parent-style-name="Text_20_body">
      <style:paragraph-properties fo:padding="0.0201in" fo:border="0.06pt solid #999999" style:shadow="none"/>
      <style:text-properties style:font-name="Consolas" fo:font-size="9pt" fo:font-style="italic" officeooo:rsid="0067ae21" officeooo:paragraph-rsid="00e7f49e" style:font-size-asian="9pt" style:font-style-asian="italic" style:font-size-complex="9pt" style:font-style-complex="italic"/>
    </style:style>
    <style:style style:name="P120" style:family="paragraph" style:parent-style-name="Text_20_body">
      <style:paragraph-properties fo:padding="0.0201in" fo:border="0.06pt solid #999999" style:shadow="none"/>
      <style:text-properties style:font-name="Consolas" fo:font-size="9pt" fo:font-style="italic" officeooo:rsid="0067ae21" officeooo:paragraph-rsid="00f8bad9" style:font-size-asian="9pt" style:font-style-asian="italic" style:font-size-complex="9pt" style:font-style-complex="italic"/>
    </style:style>
    <style:style style:name="P121" style:family="paragraph" style:parent-style-name="Text_20_body">
      <style:paragraph-properties fo:padding="0.0201in" fo:border="0.06pt solid #999999" style:shadow="none"/>
      <style:text-properties style:font-name="Consolas" fo:font-size="9pt" fo:font-style="italic" officeooo:rsid="0067ae21" officeooo:paragraph-rsid="01073aac" style:font-size-asian="9pt" style:font-style-asian="italic" style:font-size-complex="9pt" style:font-style-complex="italic"/>
    </style:style>
    <style:style style:name="P122" style:family="paragraph" style:parent-style-name="Text_20_body">
      <style:paragraph-properties fo:padding="0.0201in" fo:border="0.06pt solid #999999" style:shadow="none"/>
      <style:text-properties style:font-name="Consolas" fo:font-size="9pt" fo:font-style="italic" officeooo:rsid="0067ae21" officeooo:paragraph-rsid="010beec3" style:font-size-asian="9pt" style:font-style-asian="italic" style:font-size-complex="9pt" style:font-style-complex="italic"/>
    </style:style>
    <style:style style:name="P123" style:family="paragraph" style:parent-style-name="Text_20_body">
      <style:paragraph-properties fo:padding="0.0201in" fo:border="0.06pt solid #999999" style:shadow="none"/>
      <style:text-properties style:font-name="Consolas" fo:font-size="9pt" fo:font-style="italic" officeooo:rsid="0067ae21" officeooo:paragraph-rsid="0117ba66" style:font-size-asian="9pt" style:font-style-asian="italic" style:font-size-complex="9pt" style:font-style-complex="italic"/>
    </style:style>
    <style:style style:name="P124" style:family="paragraph" style:parent-style-name="Text_20_body">
      <style:paragraph-properties fo:padding="0.0201in" fo:border="0.06pt solid #999999" style:shadow="none"/>
      <style:text-properties style:font-name="Consolas" fo:font-size="9pt" fo:font-style="italic" officeooo:rsid="0067ae21" officeooo:paragraph-rsid="012055b1" style:font-size-asian="9pt" style:font-style-asian="italic" style:font-size-complex="9pt" style:font-style-complex="italic"/>
    </style:style>
    <style:style style:name="P125" style:family="paragraph" style:parent-style-name="Text_20_body">
      <style:paragraph-properties fo:padding="0.0201in" fo:border="0.06pt solid #999999" style:shadow="none"/>
      <style:text-properties style:font-name="Consolas" fo:font-size="9pt" fo:font-style="italic" officeooo:rsid="0067ae21" officeooo:paragraph-rsid="0130161c" style:font-size-asian="9pt" style:font-style-asian="italic" style:font-size-complex="9pt" style:font-style-complex="italic"/>
    </style:style>
    <style:style style:name="P126" style:family="paragraph" style:parent-style-name="Text_20_body">
      <style:paragraph-properties fo:padding="0.0201in" fo:border="0.06pt solid #999999" style:shadow="none"/>
      <style:text-properties style:font-name="Consolas" fo:font-size="9pt" fo:font-style="italic" officeooo:rsid="0067ae21" officeooo:paragraph-rsid="013320b1" style:font-size-asian="9pt" style:font-style-asian="italic" style:font-size-complex="9pt" style:font-style-complex="italic"/>
    </style:style>
    <style:style style:name="P127" style:family="paragraph" style:parent-style-name="Text_20_body">
      <style:paragraph-properties fo:padding="0.0201in" fo:border="0.06pt solid #999999" style:shadow="none"/>
      <style:text-properties style:font-name="Consolas" fo:font-size="9pt" fo:font-style="italic" officeooo:rsid="0067ae21" officeooo:paragraph-rsid="017127b3" style:font-size-asian="9pt" style:font-style-asian="italic" style:font-size-complex="9pt" style:font-style-complex="italic"/>
    </style:style>
    <style:style style:name="P128" style:family="paragraph" style:parent-style-name="Text_20_body">
      <style:paragraph-properties fo:padding="0.0201in" fo:border="0.06pt solid #999999" style:shadow="none"/>
      <style:text-properties style:font-name="Consolas" fo:font-size="9pt" fo:font-style="italic" officeooo:rsid="0067ae21" officeooo:paragraph-rsid="01717aac" style:font-size-asian="9pt" style:font-style-asian="italic" style:font-size-complex="9pt" style:font-style-complex="italic"/>
    </style:style>
    <style:style style:name="P129" style:family="paragraph" style:parent-style-name="Text_20_body">
      <style:paragraph-properties fo:padding="0.0201in" fo:border="0.06pt solid #999999" style:shadow="none"/>
      <style:text-properties style:font-name="Consolas" fo:font-size="9pt" fo:font-style="italic" officeooo:rsid="0067ae21" officeooo:paragraph-rsid="0174d751" style:font-size-asian="9pt" style:font-style-asian="italic" style:font-size-complex="9pt" style:font-style-complex="italic"/>
    </style:style>
    <style:style style:name="P130" style:family="paragraph" style:parent-style-name="Text_20_body">
      <style:paragraph-properties fo:padding="0.0201in" fo:border="0.06pt solid #999999" style:shadow="none"/>
      <style:text-properties style:font-name="Consolas" fo:font-size="9pt" fo:font-style="italic" officeooo:rsid="0067ae21" officeooo:paragraph-rsid="01832b22" style:font-size-asian="9pt" style:font-style-asian="italic" style:font-size-complex="9pt" style:font-style-complex="italic"/>
    </style:style>
    <style:style style:name="P131" style:family="paragraph" style:parent-style-name="Text_20_body">
      <style:paragraph-properties fo:padding="0.0201in" fo:border="0.06pt solid #999999" style:shadow="none"/>
      <style:text-properties style:font-name="Consolas" fo:font-size="9pt" fo:font-style="italic" officeooo:rsid="0067ae21" officeooo:paragraph-rsid="01984110" style:font-name-asian="WenQuanYi Micro Hei Mono1" style:font-size-asian="9pt" style:font-style-asian="italic" style:font-size-complex="9pt" style:font-style-complex="italic"/>
    </style:style>
    <style:style style:name="P132" style:family="paragraph" style:parent-style-name="Text_20_body">
      <style:paragraph-properties fo:padding="0.0201in" fo:border="0.06pt solid #999999" style:shadow="none"/>
      <style:text-properties style:font-name="Consolas" fo:font-size="9pt" fo:font-style="italic" fo:font-weight="normal" officeooo:rsid="0067ae21" officeooo:paragraph-rsid="01a9b8ba" style:font-name-asian="WenQuanYi Micro Hei Mono1" style:font-size-asian="9pt" style:font-style-asian="italic" style:font-weight-asian="normal" style:font-size-complex="9pt" style:font-style-complex="italic"/>
    </style:style>
    <style:style style:name="P133" style:family="paragraph" style:parent-style-name="Text_20_body">
      <style:paragraph-properties fo:padding="0.0201in" fo:border="0.06pt solid #999999" style:shadow="none"/>
      <style:text-properties style:font-name="Consolas" fo:font-size="9pt" fo:font-style="italic" fo:font-weight="normal" officeooo:rsid="0067ae21" officeooo:paragraph-rsid="01b36c32" style:font-name-asian="WenQuanYi Micro Hei Mono1" style:font-size-asian="9pt" style:font-style-asian="italic" style:font-weight-asian="normal" style:font-size-complex="9pt" style:font-style-complex="italic"/>
    </style:style>
    <style:style style:name="P134" style:family="paragraph" style:parent-style-name="Text_20_body">
      <style:paragraph-properties fo:padding="0.0201in" fo:border="0.06pt solid #999999" style:shadow="none"/>
      <style:text-properties style:font-name="Consolas" fo:font-size="9pt" fo:font-style="italic" fo:font-weight="normal" officeooo:rsid="0067ae21" officeooo:paragraph-rsid="01be553f" style:font-name-asian="WenQuanYi Micro Hei Mono1" style:font-size-asian="9pt" style:font-style-asian="italic" style:font-weight-asian="normal" style:font-size-complex="9pt" style:font-style-complex="italic"/>
    </style:style>
    <style:style style:name="P135" style:family="paragraph" style:parent-style-name="Text_20_body">
      <style:paragraph-properties fo:padding="0.0201in" fo:border="0.06pt solid #999999" style:shadow="none"/>
      <style:text-properties officeooo:rsid="00ac6e54" officeooo:paragraph-rsid="00ac6e54"/>
    </style:style>
    <style:style style:name="P136" style:family="paragraph" style:parent-style-name="Heading">
      <style:paragraph-properties fo:padding="0.0201in" fo:border="0.06pt solid #999999" style:shadow="none"/>
      <style:text-properties style:font-name="Consolas" fo:font-size="9pt" fo:font-style="italic" officeooo:rsid="0067ae21" officeooo:paragraph-rsid="00d1f629" style:font-size-asian="9pt" style:font-style-asian="italic" style:font-size-complex="9pt" style:font-style-complex="italic"/>
    </style:style>
    <style:style style:name="P137" style:family="paragraph" style:parent-style-name="Preformatted_20_Text">
      <style:text-properties officeooo:rsid="00484b9f"/>
    </style:style>
    <style:style style:name="P138" style:family="paragraph" style:parent-style-name="Preformatted_20_Text">
      <style:paragraph-properties fo:margin-top="0in" fo:margin-bottom="0.1965in" style:contextual-spacing="false"/>
    </style:style>
    <style:style style:name="P139" style:family="paragraph" style:parent-style-name="Table_20_Contents">
      <style:text-properties officeooo:rsid="013705c3" officeooo:paragraph-rsid="013705c3"/>
    </style:style>
    <style:style style:name="P140" style:family="paragraph" style:parent-style-name="Table_20_Contents">
      <style:paragraph-properties fo:text-align="center" style:justify-single-word="false"/>
      <style:text-properties officeooo:rsid="013705c3" officeooo:paragraph-rsid="013705c3"/>
    </style:style>
    <style:style style:name="P141" style:family="paragraph" style:parent-style-name="Table_20_Contents">
      <style:paragraph-properties fo:text-align="center" style:justify-single-word="false"/>
    </style:style>
    <style:style style:name="P142" style:family="paragraph" style:parent-style-name="Table_20_Contents">
      <style:text-properties officeooo:rsid="01378594" officeooo:paragraph-rsid="01378594"/>
    </style:style>
    <style:style style:name="P143" style:family="paragraph" style:parent-style-name="Table_20_Contents">
      <style:text-properties officeooo:rsid="01397d2a" officeooo:paragraph-rsid="01397d2a"/>
    </style:style>
    <style:style style:name="P144" style:family="paragraph" style:parent-style-name="Table_20_Contents">
      <style:paragraph-properties fo:text-align="center" style:justify-single-word="false"/>
      <style:text-properties officeooo:rsid="014db821" officeooo:paragraph-rsid="014db821"/>
    </style:style>
    <style:style style:name="P145" style:family="paragraph" style:parent-style-name="Table_20_Contents">
      <style:paragraph-properties fo:text-align="start" style:justify-single-word="false"/>
      <style:text-properties officeooo:rsid="014db821" officeooo:paragraph-rsid="014db821"/>
    </style:style>
    <style:style style:name="P146" style:family="paragraph" style:parent-style-name="Table_20_Contents">
      <style:paragraph-properties fo:text-align="center" style:justify-single-word="false"/>
      <style:text-properties officeooo:rsid="014f8e67" officeooo:paragraph-rsid="014f8e67"/>
    </style:style>
    <style:style style:name="P147" style:family="paragraph" style:parent-style-name="Table_20_Contents">
      <style:paragraph-properties fo:text-align="center" style:justify-single-word="false"/>
      <style:text-properties officeooo:rsid="01518eea" officeooo:paragraph-rsid="01518eea"/>
    </style:style>
    <style:style style:name="P148" style:family="paragraph" style:parent-style-name="Table_20_Contents">
      <style:paragraph-properties fo:text-align="center" style:justify-single-word="false"/>
      <style:text-properties officeooo:rsid="0151f010" officeooo:paragraph-rsid="0151f010"/>
    </style:style>
    <style:style style:name="P149" style:family="paragraph" style:parent-style-name="Table_20_Contents">
      <style:paragraph-properties fo:text-align="center" style:justify-single-word="false"/>
      <style:text-properties officeooo:rsid="01538bd4" officeooo:paragraph-rsid="01538bd4"/>
    </style:style>
    <style:style style:name="P150" style:family="paragraph" style:parent-style-name="Table_20_Contents">
      <style:paragraph-properties fo:text-align="start" style:justify-single-word="false"/>
      <style:text-properties officeooo:rsid="01538bd4" officeooo:paragraph-rsid="01538bd4"/>
    </style:style>
    <style:style style:name="P151" style:family="paragraph" style:parent-style-name="Table_20_Contents">
      <style:paragraph-properties fo:text-align="center" style:justify-single-word="false"/>
      <style:text-properties officeooo:rsid="0154185a" officeooo:paragraph-rsid="0154185a"/>
    </style:style>
    <style:style style:name="P152" style:family="paragraph" style:parent-style-name="Table_20_Contents">
      <style:paragraph-properties fo:text-align="center" style:justify-single-word="false"/>
      <style:text-properties officeooo:rsid="01554080" officeooo:paragraph-rsid="01554080"/>
    </style:style>
    <style:style style:name="P153" style:family="paragraph" style:parent-style-name="Table_20_Contents">
      <style:paragraph-properties fo:text-align="start" style:justify-single-word="false"/>
      <style:text-properties officeooo:rsid="0156486e" officeooo:paragraph-rsid="0156486e"/>
    </style:style>
    <style:style style:name="P154" style:family="paragraph" style:parent-style-name="Table_20_Contents">
      <style:paragraph-properties fo:text-align="center" style:justify-single-word="false"/>
      <style:text-properties officeooo:rsid="0156486e" officeooo:paragraph-rsid="0156486e"/>
    </style:style>
    <style:style style:name="P155" style:family="paragraph" style:parent-style-name="Table_20_Contents">
      <style:paragraph-properties fo:text-align="start" style:justify-single-word="false"/>
      <style:text-properties fo:color="#ff3300" fo:font-weight="bold" officeooo:rsid="0157e158" officeooo:paragraph-rsid="0157e158" style:font-weight-asian="bold" style:font-weight-complex="bold"/>
    </style:style>
    <style:style style:name="P156" style:family="paragraph" style:parent-style-name="Table_20_Contents">
      <style:paragraph-properties fo:text-align="center" style:justify-single-word="false"/>
      <style:text-properties fo:color="#ff3300" fo:font-weight="bold" officeooo:rsid="0157e158" officeooo:paragraph-rsid="0157e158" style:font-weight-asian="bold" style:font-weight-complex="bold"/>
    </style:style>
    <style:style style:name="P157" style:family="paragraph" style:parent-style-name="Text_20_body">
      <style:paragraph-properties fo:padding="0.0201in" fo:border="0.06pt solid #808080" style:shadow="none"/>
      <style:text-properties style:font-name="Consolas" fo:font-size="9pt" fo:font-style="italic" officeooo:rsid="0067ae21" officeooo:paragraph-rsid="018da2a4" style:font-name-asian="WenQuanYi Micro Hei Mono1" style:font-size-asian="9pt" style:font-style-asian="italic" style:font-size-complex="9pt" style:font-style-complex="italic"/>
    </style:style>
    <style:style style:name="P158" style:family="paragraph" style:parent-style-name="Text_20_body" style:list-style-name="L1">
      <style:text-properties officeooo:rsid="00c0c020" officeooo:paragraph-rsid="00c0c020"/>
    </style:style>
    <style:style style:name="P159" style:family="paragraph" style:parent-style-name="Text_20_body" style:list-style-name="L1">
      <style:text-properties officeooo:rsid="00c0e5a5" officeooo:paragraph-rsid="00c0e5a5"/>
    </style:style>
    <style:style style:name="P160" style:family="paragraph" style:parent-style-name="Text_20_body" style:list-style-name="L2">
      <style:text-properties officeooo:rsid="00c21a8c" officeooo:paragraph-rsid="00c21a8c"/>
    </style:style>
    <style:style style:name="P161" style:family="paragraph" style:parent-style-name="Text_20_body">
      <style:text-properties style:font-name="Ubuntu1" fo:font-size="10.5pt" fo:font-style="normal" fo:font-weight="normal" officeooo:rsid="019e2969" officeooo:paragraph-rsid="019e2969" style:font-name-asian="WenQuanYi Micro Hei Mono2" style:font-size-asian="10.5pt" style:font-style-asian="normal" style:font-weight-asian="normal" style:font-size-complex="10.5pt" style:font-style-complex="normal"/>
    </style:style>
    <style:style style:name="P162" style:family="paragraph" style:parent-style-name="Text_20_body">
      <style:text-properties style:font-name="Ubuntu1" fo:font-size="10.5pt" fo:font-style="normal" fo:font-weight="normal" officeooo:rsid="019f8512" officeooo:paragraph-rsid="019f8512" style:font-name-asian="WenQuanYi Micro Hei Mono2" style:font-size-asian="10.5pt" style:font-style-asian="normal" style:font-weight-asian="normal" style:font-size-complex="10.5pt" style:font-style-complex="normal"/>
    </style:style>
    <style:style style:name="P163" style:family="paragraph" style:parent-style-name="Text_20_body">
      <style:text-properties officeooo:rsid="01c2f81c" officeooo:paragraph-rsid="01c2f81c"/>
    </style:style>
    <style:style style:name="P164" style:family="paragraph" style:parent-style-name="Text_20_body">
      <style:text-properties officeooo:rsid="01c4e38e" officeooo:paragraph-rsid="01cd19af"/>
    </style:style>
    <style:style style:name="P165" style:family="paragraph" style:parent-style-name="Text_20_body">
      <style:text-properties officeooo:rsid="01c2e54a" officeooo:paragraph-rsid="01c2e54a"/>
    </style:style>
    <style:style style:name="P166" style:family="paragraph" style:parent-style-name="Text_20_body">
      <style:text-properties officeooo:rsid="01c86441" officeooo:paragraph-rsid="01c86441"/>
    </style:style>
    <style:style style:name="P167" style:family="paragraph" style:parent-style-name="Text_20_body">
      <style:text-properties officeooo:rsid="01c878da" officeooo:paragraph-rsid="01c878da"/>
    </style:style>
    <style:style style:name="P168" style:family="paragraph" style:parent-style-name="Text_20_body">
      <style:text-properties officeooo:rsid="01cd19af" officeooo:paragraph-rsid="01cd19af"/>
    </style:style>
    <style:style style:name="P169" style:family="paragraph" style:parent-style-name="Text_20_body">
      <style:paragraph-properties fo:padding="0.0201in" fo:border="0.06pt solid #999999" style:shadow="none"/>
      <style:text-properties style:font-name="Consolas" fo:font-size="9pt" fo:font-style="italic" officeooo:rsid="0067ae21" officeooo:paragraph-rsid="01984110" style:font-name-asian="WenQuanYi Micro Hei Mono1" style:font-size-asian="9pt" style:font-style-asian="italic" style:font-size-complex="9pt" style:font-style-complex="italic"/>
    </style:style>
    <style:style style:name="P170" style:family="paragraph" style:parent-style-name="Text_20_body">
      <style:paragraph-properties fo:padding="0.0201in" fo:border="0.06pt solid #999999" style:shadow="none"/>
      <style:text-properties style:font-name="Consolas" fo:font-size="9pt" fo:font-style="italic" fo:font-weight="normal" officeooo:rsid="0067ae21" officeooo:paragraph-rsid="01a81194" style:font-name-asian="WenQuanYi Micro Hei Mono1" style:font-size-asian="9pt" style:font-style-asian="italic" style:font-weight-asian="normal" style:font-size-complex="9pt" style:font-style-complex="italic"/>
    </style:style>
    <style:style style:name="P171" style:family="paragraph" style:parent-style-name="Text_20_body">
      <style:paragraph-properties fo:padding="0.0201in" fo:border="0.06pt solid #999999" style:shadow="none"/>
      <style:text-properties style:font-name="Consolas" fo:font-size="9pt" fo:font-style="italic" fo:font-weight="normal" officeooo:rsid="0067ae21" officeooo:paragraph-rsid="01c878da" style:font-name-asian="WenQuanYi Micro Hei Mono1" style:font-size-asian="9pt" style:font-style-asian="italic" style:font-weight-asian="normal" style:font-size-complex="9pt" style:font-style-complex="italic"/>
    </style:style>
    <style:style style:name="P172" style:family="paragraph" style:parent-style-name="Text_20_body">
      <style:paragraph-properties fo:padding="0.0201in" fo:border="0.06pt solid #999999" style:shadow="none"/>
      <style:text-properties style:font-name="Consolas" fo:font-size="9pt" fo:font-style="italic" fo:font-weight="normal" officeooo:rsid="0067ae21" officeooo:paragraph-rsid="01cd19af" style:font-name-asian="WenQuanYi Micro Hei Mono1" style:font-size-asian="9pt" style:font-style-asian="italic" style:font-weight-asian="normal" style:font-size-complex="9pt" style:font-style-complex="italic"/>
    </style:style>
    <style:style style:name="P173" style:family="paragraph" style:parent-style-name="Text_20_body">
      <style:paragraph-properties fo:padding="0.0201in" fo:border="0.06pt solid #999999" style:shadow="none"/>
      <style:text-properties style:font-name="Consolas" fo:font-size="9pt" fo:font-style="italic" fo:font-weight="normal" officeooo:rsid="0067ae21" officeooo:paragraph-rsid="01cff434" style:font-name-asian="WenQuanYi Micro Hei Mono1" style:font-size-asian="9pt" style:font-style-asian="italic" style:font-weight-asian="normal" style:font-size-complex="9pt" style:font-style-complex="italic"/>
    </style:style>
    <style:style style:name="P174" style:family="paragraph" style:parent-style-name="Heading_20_1">
      <style:text-properties officeooo:paragraph-rsid="002ec831"/>
    </style:style>
    <style:style style:name="P175" style:family="paragraph" style:parent-style-name="Heading_20_3">
      <style:text-properties officeooo:paragraph-rsid="01998e73"/>
    </style:style>
    <style:style style:name="P176" style:family="paragraph" style:parent-style-name="Contents_20_1">
      <style:paragraph-properties>
        <style:tab-stops>
          <style:tab-stop style:position="6.9252in" style:type="right" style:leader-style="dotted" style:leader-text="."/>
        </style:tab-stops>
      </style:paragraph-properties>
    </style:style>
    <style:style style:name="P177" style:family="paragraph" style:parent-style-name="Contents_20_2">
      <style:paragraph-properties>
        <style:tab-stops>
          <style:tab-stop style:position="6.7283in" style:type="right" style:leader-style="dotted" style:leader-text="."/>
        </style:tab-stops>
      </style:paragraph-properties>
    </style:style>
    <style:style style:name="P178"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officeooo:rsid="0004e4f8"/>
    </style:style>
    <style:style style:name="T2" style:family="text">
      <style:text-properties officeooo:rsid="000656ba"/>
    </style:style>
    <style:style style:name="T3" style:family="text">
      <style:text-properties officeooo:rsid="0006bce4"/>
    </style:style>
    <style:style style:name="T4" style:family="text">
      <style:text-properties officeooo:rsid="00099bbb"/>
    </style:style>
    <style:style style:name="T5" style:family="text">
      <style:text-properties officeooo:rsid="000e116e"/>
    </style:style>
    <style:style style:name="T6" style:family="text">
      <style:text-properties officeooo:rsid="00121368"/>
    </style:style>
    <style:style style:name="T7" style:family="text">
      <style:text-properties officeooo:rsid="00192419"/>
    </style:style>
    <style:style style:name="T8" style:family="text">
      <style:text-properties officeooo:rsid="001d3dd4"/>
    </style:style>
    <style:style style:name="T9" style:family="text">
      <style:text-properties officeooo:rsid="001e63b0"/>
    </style:style>
    <style:style style:name="T10" style:family="text">
      <style:text-properties officeooo:rsid="002eab26"/>
    </style:style>
    <style:style style:name="T11" style:family="text">
      <style:text-properties officeooo:rsid="002ec831"/>
    </style:style>
    <style:style style:name="T12" style:family="text">
      <style:text-properties officeooo:rsid="0033d851"/>
    </style:style>
    <style:style style:name="T13" style:family="text">
      <style:text-properties officeooo:rsid="003b53c6"/>
    </style:style>
    <style:style style:name="T14" style:family="text">
      <style:text-properties officeooo:rsid="0041005d"/>
    </style:style>
    <style:style style:name="T15" style:family="text">
      <style:text-properties officeooo:rsid="00484b9f"/>
    </style:style>
    <style:style style:name="T16" style:family="text">
      <style:text-properties officeooo:rsid="0048c015"/>
    </style:style>
    <style:style style:name="T17" style:family="text">
      <style:text-properties officeooo:rsid="004af774"/>
    </style:style>
    <style:style style:name="T18" style:family="text">
      <style:text-properties officeooo:rsid="004bad91"/>
    </style:style>
    <style:style style:name="T19" style:family="text">
      <style:text-properties officeooo:rsid="004f0c76"/>
    </style:style>
    <style:style style:name="T20" style:family="text">
      <style:text-properties officeooo:rsid="00513ee8"/>
    </style:style>
    <style:style style:name="T21" style:family="text">
      <style:text-properties officeooo:rsid="00530b9e"/>
    </style:style>
    <style:style style:name="T22" style:family="text">
      <style:text-properties officeooo:rsid="0054c0cb"/>
    </style:style>
    <style:style style:name="T23" style:family="text">
      <style:text-properties officeooo:rsid="0057044d"/>
    </style:style>
    <style:style style:name="T24" style:family="text">
      <style:text-properties officeooo:rsid="00570c09"/>
    </style:style>
    <style:style style:name="T25" style:family="text">
      <style:text-properties officeooo:rsid="005e321c"/>
    </style:style>
    <style:style style:name="T26" style:family="text">
      <style:text-properties officeooo:rsid="005f6780"/>
    </style:style>
    <style:style style:name="T27" style:family="text">
      <style:text-properties officeooo:rsid="0067d9cf"/>
    </style:style>
    <style:style style:name="T28" style:family="text">
      <style:text-properties officeooo:rsid="006b5f40"/>
    </style:style>
    <style:style style:name="T29" style:family="text">
      <style:text-properties officeooo:rsid="006c1c7b"/>
    </style:style>
    <style:style style:name="T30" style:family="text">
      <style:text-properties officeooo:rsid="006cd9db"/>
    </style:style>
    <style:style style:name="T31" style:family="text">
      <style:text-properties officeooo:rsid="007913e8"/>
    </style:style>
    <style:style style:name="T32" style:family="text">
      <style:text-properties officeooo:rsid="00831d65"/>
    </style:style>
    <style:style style:name="T33" style:family="text">
      <style:text-properties officeooo:rsid="008496b5"/>
    </style:style>
    <style:style style:name="T34" style:family="text">
      <style:text-properties officeooo:rsid="0087b914"/>
    </style:style>
    <style:style style:name="T35" style:family="text">
      <style:text-properties officeooo:rsid="00907f81"/>
    </style:style>
    <style:style style:name="T36" style:family="text">
      <style:text-properties officeooo:rsid="00914909"/>
    </style:style>
    <style:style style:name="T37" style:family="text">
      <style:text-properties officeooo:rsid="009329ce"/>
    </style:style>
    <style:style style:name="T38" style:family="text">
      <style:text-properties officeooo:rsid="00950e64"/>
    </style:style>
    <style:style style:name="T39" style:family="text">
      <style:text-properties style:font-name="Consolas" fo:font-size="9pt" fo:font-style="italic" officeooo:rsid="0067ae21" style:font-size-asian="9pt" style:font-style-asian="italic" style:font-size-complex="9pt" style:font-style-complex="italic"/>
    </style:style>
    <style:style style:name="T40" style:family="text">
      <style:text-properties officeooo:rsid="009707f2"/>
    </style:style>
    <style:style style:name="T41" style:family="text">
      <style:text-properties officeooo:rsid="009c2878"/>
    </style:style>
    <style:style style:name="T42" style:family="text">
      <style:text-properties officeooo:rsid="00a6469d"/>
    </style:style>
    <style:style style:name="T43" style:family="text">
      <style:text-properties officeooo:rsid="00ac6e54"/>
    </style:style>
    <style:style style:name="T44" style:family="text">
      <style:text-properties officeooo:rsid="00b1cec0"/>
    </style:style>
    <style:style style:name="T45" style:family="text">
      <style:text-properties officeooo:rsid="00b2636c"/>
    </style:style>
    <style:style style:name="T46" style:family="text">
      <style:text-properties officeooo:rsid="00b424ee"/>
    </style:style>
    <style:style style:name="T47" style:family="text">
      <style:text-properties officeooo:rsid="00b60431"/>
    </style:style>
    <style:style style:name="T48" style:family="text">
      <style:text-properties officeooo:rsid="00b8c4df"/>
    </style:style>
    <style:style style:name="T49" style:family="text">
      <style:text-properties officeooo:rsid="00bb23e0"/>
    </style:style>
    <style:style style:name="T50" style:family="text">
      <style:text-properties officeooo:rsid="00bbd505"/>
    </style:style>
    <style:style style:name="T51" style:family="text">
      <style:text-properties officeooo:rsid="00c0c020"/>
    </style:style>
    <style:style style:name="T52" style:family="text">
      <style:text-properties officeooo:rsid="00c1e32f"/>
    </style:style>
    <style:style style:name="T53" style:family="text">
      <style:text-properties officeooo:rsid="00c22b3f"/>
    </style:style>
    <style:style style:name="T54" style:family="text">
      <style:text-properties officeooo:rsid="00c47553"/>
    </style:style>
    <style:style style:name="T55" style:family="text">
      <style:text-properties officeooo:rsid="00c56f86"/>
    </style:style>
    <style:style style:name="T56" style:family="text">
      <style:text-properties officeooo:rsid="00c756d8"/>
    </style:style>
    <style:style style:name="T57" style:family="text">
      <style:text-properties officeooo:rsid="00c94cad"/>
    </style:style>
    <style:style style:name="T58" style:family="text">
      <style:text-properties officeooo:rsid="00ca1206"/>
    </style:style>
    <style:style style:name="T59" style:family="text">
      <style:text-properties officeooo:rsid="00d37e78"/>
    </style:style>
    <style:style style:name="T60" style:family="text">
      <style:text-properties officeooo:rsid="00d4b3ca"/>
    </style:style>
    <style:style style:name="T61" style:family="text">
      <style:text-properties officeooo:rsid="00db78c2"/>
    </style:style>
    <style:style style:name="T62" style:family="text">
      <style:text-properties officeooo:rsid="00dd3af2"/>
    </style:style>
    <style:style style:name="T63" style:family="text">
      <style:text-properties officeooo:rsid="00df5d39"/>
    </style:style>
    <style:style style:name="T64" style:family="text">
      <style:text-properties officeooo:rsid="00df60df"/>
    </style:style>
    <style:style style:name="T65" style:family="text">
      <style:text-properties officeooo:rsid="00dffb6f"/>
    </style:style>
    <style:style style:name="T66" style:family="text">
      <style:text-properties officeooo:rsid="00ea1d07"/>
    </style:style>
    <style:style style:name="T67" style:family="text">
      <style:text-properties officeooo:rsid="00ed211f"/>
    </style:style>
    <style:style style:name="T68" style:family="text">
      <style:text-properties officeooo:rsid="00ef5f7c"/>
    </style:style>
    <style:style style:name="T69" style:family="text">
      <style:text-properties officeooo:rsid="00f06405"/>
    </style:style>
    <style:style style:name="T70" style:family="text">
      <style:text-properties officeooo:rsid="00f0ea8f"/>
    </style:style>
    <style:style style:name="T71" style:family="text">
      <style:text-properties officeooo:rsid="00f29f7c"/>
    </style:style>
    <style:style style:name="T72" style:family="text">
      <style:text-properties officeooo:rsid="00f6dd72"/>
    </style:style>
    <style:style style:name="T73" style:family="text">
      <style:text-properties officeooo:rsid="00fc87f1"/>
    </style:style>
    <style:style style:name="T74" style:family="text">
      <style:text-properties officeooo:rsid="01007e78"/>
    </style:style>
    <style:style style:name="T75" style:family="text">
      <style:text-properties officeooo:rsid="0101b0de"/>
    </style:style>
    <style:style style:name="T76" style:family="text">
      <style:text-properties officeooo:rsid="0102261c"/>
    </style:style>
    <style:style style:name="T77" style:family="text">
      <style:text-properties officeooo:rsid="0104d2b8"/>
    </style:style>
    <style:style style:name="T78" style:family="text">
      <style:text-properties officeooo:rsid="010beec3"/>
    </style:style>
    <style:style style:name="T79" style:family="text">
      <style:text-properties officeooo:rsid="010e2389"/>
    </style:style>
    <style:style style:name="T80" style:family="text">
      <style:text-properties officeooo:rsid="01139ed3"/>
    </style:style>
    <style:style style:name="T81" style:family="text">
      <style:text-properties officeooo:rsid="0119efc2"/>
    </style:style>
    <style:style style:name="T82" style:family="text">
      <style:text-properties officeooo:rsid="011a53d2"/>
    </style:style>
    <style:style style:name="T83" style:family="text">
      <style:text-properties officeooo:rsid="011bbaa9"/>
    </style:style>
    <style:style style:name="T84" style:family="text">
      <style:text-properties officeooo:rsid="011c7e25"/>
    </style:style>
    <style:style style:name="T85" style:family="text">
      <style:text-properties officeooo:rsid="012055b1"/>
    </style:style>
    <style:style style:name="T86" style:family="text">
      <style:text-properties officeooo:rsid="012627ff"/>
    </style:style>
    <style:style style:name="T87" style:family="text">
      <style:text-properties officeooo:rsid="0129dd61"/>
    </style:style>
    <style:style style:name="T88" style:family="text">
      <style:text-properties officeooo:rsid="012d27db"/>
    </style:style>
    <style:style style:name="T89" style:family="text">
      <style:text-properties officeooo:rsid="01320e8b"/>
    </style:style>
    <style:style style:name="T90" style:family="text">
      <style:text-properties officeooo:rsid="013320b1"/>
    </style:style>
    <style:style style:name="T91" style:family="text">
      <style:text-properties officeooo:rsid="01355ed4"/>
    </style:style>
    <style:style style:name="T92" style:family="text">
      <style:text-properties officeooo:rsid="013d05bd"/>
    </style:style>
    <style:style style:name="T93" style:family="text">
      <style:text-properties officeooo:rsid="014c2ffb"/>
    </style:style>
    <style:style style:name="T94" style:family="text">
      <style:text-properties officeooo:rsid="014f8e67"/>
    </style:style>
    <style:style style:name="T95" style:family="text">
      <style:text-properties officeooo:rsid="01518eea"/>
    </style:style>
    <style:style style:name="T96" style:family="text">
      <style:text-properties fo:color="#ff3300" fo:font-weight="bold" officeooo:rsid="0158d4b1" style:font-weight-asian="bold" style:font-weight-complex="bold"/>
    </style:style>
    <style:style style:name="T97" style:family="text">
      <style:text-properties officeooo:rsid="0151f010"/>
    </style:style>
    <style:style style:name="T98" style:family="text">
      <style:text-properties officeooo:rsid="0154185a"/>
    </style:style>
    <style:style style:name="T99" style:family="text">
      <style:text-properties officeooo:rsid="015cef26"/>
    </style:style>
    <style:style style:name="T100" style:family="text">
      <style:text-properties officeooo:rsid="01613125"/>
    </style:style>
    <style:style style:name="T101" style:family="text">
      <style:text-properties officeooo:rsid="0163993d"/>
    </style:style>
    <style:style style:name="T102" style:family="text">
      <style:text-properties officeooo:rsid="01694a6d"/>
    </style:style>
    <style:style style:name="T103" style:family="text">
      <style:text-properties officeooo:rsid="01695746"/>
    </style:style>
    <style:style style:name="T104" style:family="text">
      <style:text-properties officeooo:rsid="01702c31"/>
    </style:style>
    <style:style style:name="T105" style:family="text">
      <style:text-properties officeooo:rsid="017066ca"/>
    </style:style>
    <style:style style:name="T106" style:family="text">
      <style:text-properties officeooo:rsid="01733573"/>
    </style:style>
    <style:style style:name="T107" style:family="text">
      <style:text-properties officeooo:rsid="01774210"/>
    </style:style>
    <style:style style:name="T108" style:family="text">
      <style:text-properties officeooo:rsid="017de659"/>
    </style:style>
    <style:style style:name="T109" style:family="text">
      <style:text-properties officeooo:rsid="0181938f"/>
    </style:style>
    <style:style style:name="T110" style:family="text">
      <style:text-properties fo:font-style="normal" style:font-style-asian="normal" style:font-style-complex="normal"/>
    </style:style>
    <style:style style:name="T111" style:family="text">
      <style:text-properties fo:font-style="normal" officeooo:rsid="01857144" style:font-style-asian="normal" style:font-style-complex="normal"/>
    </style:style>
    <style:style style:name="T112" style:family="text">
      <style:text-properties fo:font-style="normal" officeooo:rsid="0188a0ea" style:font-style-asian="normal" style:font-style-complex="normal"/>
    </style:style>
    <style:style style:name="T113" style:family="text">
      <style:text-properties fo:font-style="normal" officeooo:rsid="018a5438" style:font-style-asian="normal" style:font-style-complex="normal"/>
    </style:style>
    <style:style style:name="T114" style:family="text">
      <style:text-properties fo:font-style="normal" officeooo:rsid="018ab8ce" style:font-style-asian="normal" style:font-style-complex="normal"/>
    </style:style>
    <style:style style:name="T115" style:family="text">
      <style:text-properties fo:font-style="normal" fo:font-weight="normal" style:font-name-asian="WenQuanYi Micro Hei Mono2" style:font-style-asian="normal" style:font-weight-asian="normal" style:font-style-complex="normal"/>
    </style:style>
    <style:style style:name="T116" style:family="text">
      <style:text-properties fo:font-style="normal" fo:font-weight="normal" officeooo:rsid="01a14626" style:font-name-asian="WenQuanYi Micro Hei Mono2" style:font-style-asian="normal" style:font-weight-asian="normal" style:font-style-complex="normal"/>
    </style:style>
    <style:style style:name="T117" style:family="text">
      <style:text-properties fo:font-style="normal" fo:font-weight="normal" officeooo:rsid="01a33f94" style:font-name-asian="WenQuanYi Micro Hei Mono2" style:font-style-asian="normal" style:font-weight-asian="normal" style:font-style-complex="normal"/>
    </style:style>
    <style:style style:name="T118" style:family="text">
      <style:text-properties fo:font-style="normal" fo:font-weight="normal" officeooo:rsid="01a5a31e" style:font-name-asian="WenQuanYi Micro Hei Mono2" style:font-style-asian="normal" style:font-weight-asian="normal" style:font-style-complex="normal"/>
    </style:style>
    <style:style style:name="T119" style:family="text">
      <style:text-properties fo:font-style="normal" fo:font-weight="normal" officeooo:rsid="01a5df0c" style:font-name-asian="WenQuanYi Micro Hei Mono2" style:font-style-asian="normal" style:font-weight-asian="normal" style:font-style-complex="normal"/>
    </style:style>
    <style:style style:name="T120" style:family="text">
      <style:text-properties fo:font-style="normal" fo:font-weight="normal" officeooo:rsid="01a6844c" style:font-name-asian="WenQuanYi Micro Hei Mono2" style:font-style-asian="normal" style:font-weight-asian="normal" style:font-style-complex="normal"/>
    </style:style>
    <style:style style:name="T121" style:family="text">
      <style:text-properties fo:font-style="normal" fo:font-weight="normal" officeooo:rsid="01a81194" style:font-name-asian="WenQuanYi Micro Hei Mono2" style:font-style-asian="normal" style:font-weight-asian="normal" style:font-style-complex="normal"/>
    </style:style>
    <style:style style:name="T122" style:family="text">
      <style:text-properties fo:font-style="normal" fo:font-weight="normal" officeooo:rsid="01a9b8ba" style:font-name-asian="WenQuanYi Micro Hei Mono2" style:font-style-asian="normal" style:font-weight-asian="normal" style:font-style-complex="normal"/>
    </style:style>
    <style:style style:name="T123" style:family="text">
      <style:text-properties fo:font-style="normal" fo:font-weight="normal" officeooo:rsid="01af4ba5" style:font-name-asian="WenQuanYi Micro Hei Mono2" style:font-style-asian="normal" style:font-weight-asian="normal" style:font-style-complex="normal"/>
    </style:style>
    <style:style style:name="T124" style:family="text">
      <style:text-properties fo:font-style="normal" fo:font-weight="normal" officeooo:rsid="01b0e448" style:font-name-asian="WenQuanYi Micro Hei Mono2" style:font-style-asian="normal" style:font-weight-asian="normal" style:font-style-complex="normal"/>
    </style:style>
    <style:style style:name="T125" style:family="text">
      <style:text-properties fo:font-style="normal" fo:font-weight="normal" officeooo:rsid="01b158c8" style:font-name-asian="WenQuanYi Micro Hei Mono2" style:font-style-asian="normal" style:font-weight-asian="normal" style:font-style-complex="normal"/>
    </style:style>
    <style:style style:name="T126" style:family="text">
      <style:text-properties fo:font-style="normal" fo:font-weight="normal" officeooo:rsid="01b27255" style:font-name-asian="WenQuanYi Micro Hei Mono2" style:font-style-asian="normal" style:font-weight-asian="normal" style:font-style-complex="normal"/>
    </style:style>
    <style:style style:name="T127" style:family="text">
      <style:text-properties fo:font-style="normal" fo:font-weight="normal" officeooo:rsid="01b36c32" style:font-name-asian="WenQuanYi Micro Hei Mono2" style:font-style-asian="normal" style:font-weight-asian="normal" style:font-style-complex="normal"/>
    </style:style>
    <style:style style:name="T128" style:family="text">
      <style:text-properties officeooo:rsid="018da2a4"/>
    </style:style>
    <style:style style:name="T129" style:family="text">
      <style:text-properties officeooo:rsid="018e6760"/>
    </style:style>
    <style:style style:name="T130" style:family="text">
      <style:text-properties officeooo:rsid="01918c97"/>
    </style:style>
    <style:style style:name="T131" style:family="text">
      <style:text-properties officeooo:rsid="01978605"/>
    </style:style>
    <style:style style:name="T132" style:family="text">
      <style:text-properties style:font-style-complex="normal"/>
    </style:style>
    <style:style style:name="T133" style:family="text">
      <style:text-properties officeooo:rsid="0067ae21" style:font-style-complex="normal"/>
    </style:style>
    <style:style style:name="T134" style:family="text">
      <style:text-properties officeooo:rsid="019b800d" style:font-style-complex="normal"/>
    </style:style>
    <style:style style:name="T135" style:family="text">
      <style:text-properties officeooo:rsid="019c16db" style:font-style-complex="normal"/>
    </style:style>
    <style:style style:name="T136" style:family="text">
      <style:text-properties officeooo:rsid="019dfe62" style:font-style-complex="normal"/>
    </style:style>
    <style:style style:name="T137" style:family="text">
      <style:text-properties officeooo:rsid="019e2969" style:font-style-complex="normal"/>
    </style:style>
    <style:style style:name="T138" style:family="text">
      <style:text-properties officeooo:rsid="019fa98c" style:font-style-complex="normal"/>
    </style:style>
    <style:style style:name="T139" style:family="text">
      <style:text-properties officeooo:rsid="01a14626" style:font-style-complex="normal"/>
    </style:style>
    <style:style style:name="T140" style:family="text">
      <style:text-properties officeooo:rsid="01a969cf" style:font-style-complex="normal"/>
    </style:style>
    <style:style style:name="T141" style:family="text">
      <style:text-properties officeooo:rsid="01a9b8ba" style:font-style-complex="normal"/>
    </style:style>
    <style:style style:name="T142" style:family="text">
      <style:text-properties officeooo:rsid="01a6844c" style:font-style-complex="normal"/>
    </style:style>
    <style:style style:name="T143" style:family="text">
      <style:text-properties officeooo:rsid="01aa58f2" style:font-style-complex="normal"/>
    </style:style>
    <style:style style:name="T144" style:family="text">
      <style:text-properties officeooo:rsid="01ab83ea"/>
    </style:style>
    <style:style style:name="T145" style:family="text">
      <style:text-properties officeooo:rsid="01b42b62"/>
    </style:style>
    <style:style style:name="T146" style:family="text">
      <style:text-properties officeooo:rsid="01b9812b"/>
    </style:style>
    <style:style style:name="T147" style:family="text">
      <style:text-properties officeooo:rsid="01c68e9a"/>
    </style:style>
    <style:style style:name="T148" style:family="text">
      <style:text-properties officeooo:rsid="01c878da"/>
    </style:style>
    <style:style style:name="T149" style:family="text">
      <style:text-properties officeooo:rsid="01ca12fd"/>
    </style:style>
    <style:style style:name="T150" style:family="text">
      <style:text-properties officeooo:rsid="01ccff8f"/>
    </style:style>
    <style:style style:name="T151" style:family="text">
      <style:text-properties officeooo:rsid="01cd19af"/>
    </style:style>
    <style:style style:name="fr1" style:family="graphic" style:parent-style-name="OLE">
      <style:graphic-properties style:run-through="foreground" style:wrap="dynamic" style:number-wrapped-paragraphs="no-limit" style:wrap-contour="false" style:vertical-pos="top" style:vertical-rel="paragraph" style:horizontal-pos="center" style:horizontal-rel="paragraph" draw:ole-draw-aspect="1"/>
    </style:style>
    <style:style style:name="fr2" style:family="graphic" style:parent-style-name="OLE">
      <style:graphic-properties fo:margin-left="0in" fo:margin-right="0in" fo:margin-top="0in" fo:margin-bottom="0in" style:run-through="foreground" style:wrap="dynamic" style:number-wrapped-paragraphs="no-limit" style:wrap-contour="false" style:vertical-pos="top" style:vertical-rel="paragraph" style:horizontal-pos="center" style:horizontal-rel="paragraph" fo:padding="0in" fo:border="none" style:shadow="none" draw:ole-draw-aspect="1"/>
    </style:style>
    <style:style style:name="fr3" style:family="graphic" style:parent-style-name="OLE">
      <style:graphic-properties style:vertical-pos="top" style:vertical-rel="paragraph" style:horizontal-pos="center" style:horizontal-rel="paragraph" draw:ole-draw-aspect="1"/>
    </style:style>
    <style:style style:name="fr4" style:family="graphic" style:parent-style-name="OLE">
      <style:graphic-properties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WDL设计与实现</text:p>
      <text:h text:style-name="Heading_20_1" text:outline-level="1"><text:bookmark-start text:name="__RefHeading__227_1157848091"/>摘要<text:bookmark-end text:name="__RefHeading__227_1157848091"/></text:h>
      <text:p text:style-name="P106">我把毕业设计所做的程序命名为wdl。本文将详细解释wdl的工作原理，包括工作流程、多线程控制、任务管理等。</text:p>
      <text:p text:style-name="P106">wdl由我本人单独设计和实现，对wdl本身或者本文档有任何疑问或建议，你都可以联系我 <text:a xlink:type="simple" xlink:href="mailto:wiiiky@yeah.net"><text:span text:style-name="T3">Wiky L</text:span></text:a>。</text:p>
      <text:p text:style-name="P107">wdl的源代码托管在<text:a xlink:type="simple" xlink:href="https://launchpad.net/wdl"><text:span text:style-name="T13">Launchpad</text:span></text:a><text:span text:style-name="T13">，使用GPLv3授权。</text:span></text:p>
      <text:table-of-content text:style-name="Sect1" text:protected="true" text:name="Table of Contents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目录</text:p>
          </text:index-title>
          <text:p text:style-name="P176"><text:a xlink:type="simple" xlink:href="#__RefHeading__227_1157848091" text:style-name="Index_20_Link" text:visited-style-name="Index_20_Link">摘要<text:tab/>1</text:a></text:p>
          <text:p text:style-name="P176"><text:a xlink:type="simple" xlink:href="#__RefHeading__117_1157848091" text:style-name="Index_20_Link" text:visited-style-name="Index_20_Link">1. 介绍<text:tab/>2</text:a></text:p>
          <text:p text:style-name="P177"><text:a xlink:type="simple" xlink:href="#__RefHeading__229_1157848091" text:style-name="Index_20_Link" text:visited-style-name="Index_20_Link">1.1 面向的读者<text:tab/>2</text:a></text:p>
          <text:p text:style-name="P177"><text:a xlink:type="simple" xlink:href="#__RefHeading__121_1157848091" text:style-name="Index_20_Link" text:visited-style-name="Index_20_Link">1.2 约定<text:tab/>2</text:a></text:p>
          <text:p text:style-name="P176"><text:a xlink:type="simple" xlink:href="#__RefHeading__231_1157848091" text:style-name="Index_20_Link" text:visited-style-name="Index_20_Link">2. 第三方库<text:tab/>2</text:a></text:p>
          <text:p text:style-name="P177"><text:a xlink:type="simple" xlink:href="#__RefHeading__233_1157848091" text:style-name="Index_20_Link" text:visited-style-name="Index_20_Link">2.1 GTK+<text:tab/>2</text:a></text:p>
          <text:p text:style-name="P178"><text:a xlink:type="simple" xlink:href="#__RefHeading__2027_1691521449" text:style-name="Index_20_Link" text:visited-style-name="Index_20_Link">2.1.1 GTK+命名规范<text:tab/>3</text:a></text:p>
          <text:p text:style-name="P178"><text:a xlink:type="simple" xlink:href="#__RefHeading__2133_1691521449" text:style-name="Index_20_Link" text:visited-style-name="Index_20_Link">2.1.2 GLIB<text:tab/>4</text:a></text:p>
          <text:p text:style-name="P178"><text:a xlink:type="simple" xlink:href="#__RefHeading__3781_1311238787" text:style-name="Index_20_Link" text:visited-style-name="Index_20_Link">2.1.3 Gobject 面向对象<text:tab/>4</text:a></text:p>
          <text:p text:style-name="P178"><text:a xlink:type="simple" xlink:href="#__RefHeading__2135_1691521449" text:style-name="Index_20_Link" text:visited-style-name="Index_20_Link">2.1.4 GObject 信号<text:tab/>6</text:a></text:p>
          <text:p text:style-name="P178"><text:a xlink:type="simple" xlink:href="#__RefHeading__2137_1691521449" text:style-name="Index_20_Link" text:visited-style-name="Index_20_Link">2.1.5 GmainLoop<text:tab/>7</text:a></text:p>
          <text:p text:style-name="P178"><text:a xlink:type="simple" xlink:href="#__RefHeading__2139_1691521449" text:style-name="Index_20_Link" text:visited-style-name="Index_20_Link">2.1.6 创建新的事件源类型<text:tab/>8</text:a></text:p>
          <text:p text:style-name="P178"><text:a xlink:type="simple" xlink:href="#__RefHeading__2141_1691521449" text:style-name="Index_20_Link" text:visited-style-name="Index_20_Link">2.1.7 主循环过程<text:tab/>8</text:a></text:p>
          <text:p text:style-name="P178"><text:a xlink:type="simple" xlink:href="#__RefHeading__2143_1691521449" text:style-name="Index_20_Link" text:visited-style-name="Index_20_Link">2.1.8 GMainLoop在GTK+中<text:tab/>9</text:a></text:p>
          <text:p text:style-name="P177"><text:a xlink:type="simple" xlink:href="#__RefHeading__235_1157848091" text:style-name="Index_20_Link" text:visited-style-name="Index_20_Link">2.2 libcurl<text:tab/>10</text:a></text:p>
          <text:p text:style-name="P178"><text:a xlink:type="simple" xlink:href="#__RefHeading__2145_1691521449" text:style-name="Index_20_Link" text:visited-style-name="Index_20_Link">2.2.1 URL<text:tab/>10</text:a></text:p>
          <text:p text:style-name="P178"><text:a xlink:type="simple" xlink:href="#__RefHeading__2147_1691521449" text:style-name="Index_20_Link" text:visited-style-name="Index_20_Link">2.2.2 HTTP<text:tab/>11</text:a></text:p>
          <text:p text:style-name="P178"><text:a xlink:type="simple" xlink:href="#__RefHeading__2149_1691521449" text:style-name="Index_20_Link" text:visited-style-name="Index_20_Link">2.2.3 HTTP在libcurl中<text:tab/>16</text:a></text:p>
          <text:p text:style-name="P178"><text:a xlink:type="simple" xlink:href="#__RefHeading__2151_1691521449" text:style-name="Index_20_Link" text:visited-style-name="Index_20_Link">2.2.4 FTP<text:tab/>19</text:a></text:p>
          <text:p text:style-name="P178"><text:a xlink:type="simple" xlink:href="#__RefHeading__2153_1691521449" text:style-name="Index_20_Link" text:visited-style-name="Index_20_Link">2.2.5 FTP在libcurl中<text:tab/>21</text:a></text:p>
          <text:p text:style-name="P177"><text:a xlink:type="simple" xlink:href="#__RefHeading__237_1157848091" text:style-name="Index_20_Link" text:visited-style-name="Index_20_Link">2.3 libtransmission<text:tab/>21</text:a></text:p>
          <text:p text:style-name="P176"><text:a xlink:type="simple" xlink:href="#__RefHeading__239_1157848091" text:style-name="Index_20_Link" text:visited-style-name="Index_20_Link">3. wdl的实现<text:tab/>21</text:a></text:p>
          <text:p text:style-name="P177"><text:a xlink:type="simple" xlink:href="#__RefHeading__243_1157848091" text:style-name="Index_20_Link" text:visited-style-name="Index_20_Link">3.1 模块实现<text:tab/>23</text:a></text:p>
          <text:p text:style-name="P178"><text:a xlink:type="simple" xlink:href="#__RefHeading__1793_1311238787" text:style-name="Index_20_Link" text:visited-style-name="Index_20_Link">3.1.1 WlHttper<text:tab/>23</text:a></text:p>
          <text:p text:style-name="P178"><text:a xlink:type="simple" xlink:href="#__RefHeading__6171_1311238787" text:style-name="Index_20_Link" text:visited-style-name="Index_20_Link">3.1.2 WlHttperMenu<text:tab/>29</text:a></text:p>
          <text:p text:style-name="P178"><text:a xlink:type="simple" xlink:href="#__RefHeading__6173_1311238787" text:style-name="Index_20_Link" text:visited-style-name="Index_20_Link">3.1.3 WlDownloader<text:tab/>29</text:a></text:p>
          <text:p text:style-name="P178"><text:a xlink:type="simple" xlink:href="#__RefHeading__1864_1311238787" text:style-name="Index_20_Link" text:visited-style-name="Index_20_Link">3.1.4 WlHttperProperties<text:tab/>29</text:a></text:p>
          <text:p text:style-name="P178"><text:a xlink:type="simple" xlink:href="#__RefHeading__1866_1311238787" text:style-name="Index_20_Link" text:visited-style-name="Index_20_Link">3.1.5 WlUrlDialog<text:tab/>29</text:a></text:p>
          <text:p text:style-name="P178"><text:a xlink:type="simple" xlink:href="#__RefHeading__1868_1311238787" text:style-name="Index_20_Link" text:visited-style-name="Index_20_Link">3.1.6 WlDownloadWindow<text:tab/>29</text:a></text:p>
        </text:index-body>
      </text:table-of-content>
      <text:p text:style-name="P107"/>
      <text:h text:style-name="Heading_20_1" text:outline-level="1"><text:bookmark-start text:name="__RefHeading__117_1157848091"/><text:soft-page-break/><text:span text:style-name="T7">1. </text:span>介绍<text:bookmark-end text:name="__RefHeading__117_1157848091"/></text:h>
      <text:p text:style-name="P103">wdl是一个下载管理器，支持<text:span text:style-name="T2">FTP、HTTP(S)和BitTorrent协议，多进程多任务下载。完全采用C语言实现。</text:span>wdl的实现是为了体现socket文件传输，wdl主要依赖以下第三方的库：<text:a xlink:type="simple" xlink:href="http://www.gtk.org/"><text:span text:style-name="T1">GTK+</text:span></text:a><text:span text:style-name="T1">、</text:span><text:a xlink:type="simple" xlink:href="http://curl.haxx.se/"><text:span text:style-name="T1">libcurl</text:span></text:a><text:span text:style-name="T1">和</text:span><text:a xlink:type="simple" xlink:href="http://www.transmissionbt.com/"><text:span text:style-name="T1">libtransmission</text:span></text:a><text:span text:style-name="T1">。</text:span>虽然wdl本身没有任何socket的调用，但所依赖的库实际上采用的是socket通信。在后面本文也将详细解释其实现原理。</text:p>
      <text:p text:style-name="P104">G<text:span text:style-name="T8">TK</text:span>+是一个C语言实现的用于创建用户界面的图形库。最初是为了开发<text:span text:style-name="T4">GNU图像处理程序（</text:span><text:a xlink:type="simple" xlink:href="http://www.gimp.org/"><text:span text:style-name="T4">GIMP</text:span></text:a><text:span text:style-name="T4">）而设计的。现在它已是linux系统下最流行的图形库了，</text:span><text:a xlink:type="simple" xlink:href="http://www.gnome.org/"><text:span text:style-name="T4">GNOME</text:span></text:a><text:span text:style-name="T4">就是基于GTK+开发的。</text:span></text:p>
      <text:p text:style-name="P104">libcurl可以被解释为c<text:span text:style-name="T4">URL，即C语言实现的URL传输库。它支持FTP、FTPS、Gopher、HTTP(S)、SCP、SFTP、TFTP、Telnet等文件传输协议。在wdl中只取其中的FTP和HTTP(S)。libcurl是线程安全的，兼容IPv6。</text:span></text:p>
      <text:p text:style-name="P105">libtransmission是linux系统下著名的BT客户端程序transmission所采用的BT协议库。libtransmission没有被单独发布<text:span text:style-name="T5">，因而也缺少文档支持</text:span>，我从transmission的源代码中将其提取出来。</text:p>
      <text:h text:style-name="Heading_20_2" text:outline-level="2"><text:bookmark-start text:name="__RefHeading__229_1157848091"/><text:span text:style-name="T7">1.1 </text:span>面向的读者<text:bookmark-end text:name="__RefHeading__229_1157848091"/></text:h>
      <text:p text:style-name="Text_20_body">本文主要为了毕业设计而写<text:span text:style-name="T6">，不过任何对wdl工作原理感兴趣的人，或者想借此学习一些相关知识的人也将受益。</text:span></text:p>
      <text:h text:style-name="Heading_20_2" text:outline-level="2"><text:bookmark-start text:name="__RefHeading__121_1157848091"/><text:span text:style-name="T7">1.2 </text:span>约定<text:bookmark-end text:name="__RefHeading__121_1157848091"/></text:h>
      <text:p text:style-name="P7">BT：即BitTorrent协议。</text:p>
      <text:p text:style-name="P8">大小写：为了书写方便，很多专有名词都是全大写或者全小写，比如GTK+，GLIB等；但读者应该清楚，除非有特殊说明<text:span text:style-name="T17">，</text:span>Gtk+或者GLib具有相同的意思。</text:p>
      <text:p text:style-name="P21">源代码：当我说源代码路径时，都是相对于库的源代码根目录。比如，在GLIB章节说到源代码gib/gmain.c:3858表示<text:span text:style-name="T28">GLIB</text:span>源代码目录下，glib目录中gmain.c文件中第3858行。注意，可能因为版本不同造成不一致。在本文中，相应的源代码版本分别为<text:a xlink:type="simple" xlink:href="https://developer.gnome.org/glib/2.38/"><text:span text:style-name="T29">glib2.0-2.38.1</text:span></text:a><text:span text:style-name="T29">、</text:span><text:a xlink:type="simple" xlink:href="https://developer.gnome.org/gtk3/3.8/"><text:span text:style-name="T29">gtk+3.0-3.8.6</text:span></text:a><text:span text:style-name="T29">、</text:span><text:a xlink:type="simple" xlink:href="http://curl.haxx.se/download/curl-7.32.0.tar.bz2"><text:span text:style-name="T29">curl-7.32.0</text:span></text:a><text:span text:style-name="T29">、</text:span><text:a xlink:type="simple" xlink:href="http://download.transmissionbt.com/files/transmission-2.82.tar.xz"><text:span text:style-name="T29">transmission-2.82</text:span></text:a><text:span text:style-name="T29">。</text:span></text:p>
      <text:p text:style-name="P22">链接：本文中包含很多外部链接，这些链接我无法保证一直有效。</text:p>
      <text:h text:style-name="Heading_20_1" text:outline-level="1"><text:bookmark-start text:name="__RefHeading__231_1157848091"/>2. 第三方库<text:bookmark-end text:name="__RefHeading__231_1157848091"/></text:h>
      <text:p text:style-name="P2">wdl中主要采用了GTK+<text:span text:style-name="T9">、libcurl和libtransmission三个第三方库。本章将详细介绍这三个库在wdl中起到的作用。</text:span></text:p>
      <text:h text:style-name="Heading_20_2" text:outline-level="2"><text:bookmark-start text:name="__RefHeading__233_1157848091"/>2.1 GTK+<text:bookmark-end text:name="__RefHeading__233_1157848091"/></text:h>
      <text:p text:style-name="P4">首先看一下一个典型的GTK+应用程序的结构。</text:p>
      <text:p text:style-name="P4"><text:soft-page-break/></text:p>
      <text:p text:style-name="P5"><draw:frame draw:style-name="fr1" draw:name="Object1" text:anchor-type="paragraph" svg:width="8.5in" svg:height="4.5535in" draw:z-index="0"><draw:object xlink:href="./Object 1" xlink:type="simple" xlink:show="embed" xlink:actuate="onLoad"/><draw:image xlink:href="./ObjectReplacements/Object 1" xlink:type="simple" xlink:show="embed" xlink:actuate="onLoad"/><svg:title>GTK+层次</svg:title><svg:desc>一个典型的GTK+应用程序的框架层次</svg:desc></draw:frame>如图所示<text:span text:style-name="T10">，</text:span>GTK主要基于<text:a xlink:type="simple" xlink:href="https://developer.gnome.org/glib/">GLIB</text:a>和<text:a xlink:type="simple" xlink:href="https://developer.gnome.org/gdk3/">GDK</text:a>两个框架<text:span text:style-name="T10">。</text:span>GDK是实现图形渲染的引擎<text:span text:style-name="T10">，负责具体的界面显示，虽然直接影响了wdl的界面样式，但与wdl的功能实现关系很少；本文将不对GDK做具体讨论，有兴趣的读者可以参考</text:span><text:a xlink:type="simple" xlink:href="https://developer.gnome.org/gdk3/stable/"><text:span text:style-name="T10">GDK的官方文档</text:span></text:a><text:span text:style-name="T10">。</text:span></text:p>
      <text:p text:style-name="P5">不仅<text:span text:style-name="T11">GTK+本身依赖于GLIB，wdl本身也依赖与GLIB。本节将详细解释GLIB如何在GTK+中起作用，关于wdl如何使用GLIB的内容在</text:span><text:a xlink:type="simple" xlink:href="#4.3. wdl的实现|outline"><text:span text:style-name="T11">wdl的实现</text:span></text:a><text:span text:style-name="T11">中具体讨论。</text:span></text:p>
      <text:h text:style-name="Heading_20_3" text:outline-level="3"><text:bookmark-start text:name="__RefHeading__2027_1691521449"/>2.1.1 GTK+命名规范<text:bookmark-end text:name="__RefHeading__2027_1691521449"/></text:h>
      <text:p text:style-name="P15">在使用GTK+时，了解其命名规范是很有必要的。GTK+的命名规范其实是GNOME定义的。详细可以参考官方文档。本节做简单介绍。</text:p>
      <text:p text:style-name="P16">普通类型名：全小写，以'g'开头，比如gint，gchar。</text:p>
      <text:p text:style-name="P16">类名：驼峰写法，首字母大写，比如GtkWindow,GdkEvent。</text:p>
      <text:p text:style-name="P16">函数名：小写夹下划线写法，以如gtk_main,gtk_window_new</text:p>
      <text:p text:style-name="P16">常数：大写夹下划线写法，比如GTK_WINDOW_TOPLEVEL,GTK_ORIENTATION_HORIZONTAL。</text:p>
      <text:h text:style-name="Heading_20_3" text:outline-level="3"><text:bookmark-start text:name="__RefHeading__2133_1691521449"/><text:soft-page-break/>2.1.<text:span text:style-name="T24">2</text:span> GLIB<text:bookmark-end text:name="__RefHeading__2133_1691521449"/></text:h>
      <text:p text:style-name="P6">GLIB不是<text:a xlink:type="simple" xlink:href="https://www.gnu.org/software/libc/">GLIBC</text:a><text:span text:style-name="T14">，两者有时会被混淆。GLIBC指的是GNU C library，有时也被称为gnulib。</text:span></text:p>
      <text:p text:style-name="P23">GLIB最初是GTK+的一部分，自GTK+2.0以后，开发者认为可以将GTK+中与GUI无关的部分独立出来，于是便有了GLIB。GLIB主要有5部分组成，分别是GObject、Glib、GModule、GThread和GIO。</text:p>
      <text:p text:style-name="P9">GObject是指GLib Object System，提供了C语言以及跨语言的面向对象框架。GTK+采用GObject面向对象的方式组织，一个典型的GTK+类继承树如下<text:span text:style-name="T16">。</text:span></text:p>
      <text:p text:style-name="Preformatted_20_Text"><text:s text:c="4"/><text:span text:style-name="T15">GObject</text:span></text:p>
      <text:p text:style-name="P137"><text:s text:c="8"/>GInitiallyUnowned</text:p>
      <text:p text:style-name="Preformatted_20_Text"><text:span text:style-name="T15"><text:s text:c="12"/></text:span><text:a xlink:type="simple" xlink:href="https://developer.gnome.org/gtk3/3.8/GtkWidget.html"><text:span text:style-name="T15">GtkWidget</text:span></text:a></text:p>
      <text:p text:style-name="Preformatted_20_Text"><text:span text:style-name="T15"><text:s text:c="16"/></text:span><text:a xlink:type="simple" xlink:href="https://developer.gnome.org/gtk3/3.8/GtkContainer.html"><text:span text:style-name="T15">GtkContainer</text:span></text:a></text:p>
      <text:p text:style-name="Preformatted_20_Text"><text:span text:style-name="T15"><text:s text:c="20"/></text:span><text:a xlink:type="simple" xlink:href="https://developer.gnome.org/gtk3/3.8/GtkBin.html"><text:span text:style-name="T15">GtkBin</text:span></text:a></text:p>
      <text:p text:style-name="Preformatted_20_Text"><text:span text:style-name="T15"><text:s text:c="24"/></text:span><text:a xlink:type="simple" xlink:href="https://developer.gnome.org/gtk3/3.8/GtkWindow.html"><text:span text:style-name="T15">GtkWindow</text:span></text:a></text:p>
      <text:p text:style-name="Preformatted_20_Text"><text:span text:style-name="T15"><text:s text:c="28"/></text:span><text:a xlink:type="simple" xlink:href="https://developer.gnome.org/gtk3/3.8/GtkDialog.html"><text:span text:style-name="T15">GtkDialog</text:span></text:a></text:p>
      <text:p text:style-name="Preformatted_20_Text"><text:span text:style-name="T15"><text:s text:c="32"/></text:span><text:a xlink:type="simple" xlink:href="https://developer.gnome.org/gtk3/3.8/GtkAboutDialog.html"><text:span text:style-name="T15">GtkAboutDialog</text:span></text:a></text:p>
      <text:p text:style-name="Preformatted_20_Text"><text:span text:style-name="T15"><text:s text:c="32"/></text:span><text:a xlink:type="simple" xlink:href="https://developer.gnome.org/gtk3/3.8/GtkAppChooserDialog.html"><text:span text:style-name="T15">GtkAppChooserDialog</text:span></text:a></text:p>
      <text:p text:style-name="Preformatted_20_Text"><text:span text:style-name="T15"><text:s text:c="32"/></text:span><text:a xlink:type="simple" xlink:href="https://developer.gnome.org/gtk3/3.8/GtkColorChooserDialog.html"><text:span text:style-name="T15">GtkColorChooserDialog</text:span></text:a></text:p>
      <text:p text:style-name="Preformatted_20_Text"><text:span text:style-name="T15"><text:s text:c="32"/></text:span><text:a xlink:type="simple" xlink:href="https://developer.gnome.org/gtk3/3.8/GtkColorSelectionDialog.html"><text:span text:style-name="T15">GtkColorSelectionDialog</text:span></text:a></text:p>
      <text:p text:style-name="Preformatted_20_Text"><text:span text:style-name="T15"><text:s text:c="32"/></text:span><text:a xlink:type="simple" xlink:href="https://developer.gnome.org/gtk3/3.8/GtkFileChooserDialog.html"><text:span text:style-name="T15">GtkFileChooserDialog</text:span></text:a></text:p>
      <text:p text:style-name="Preformatted_20_Text"><text:span text:style-name="T15"><text:s text:c="32"/></text:span><text:a xlink:type="simple" xlink:href="https://developer.gnome.org/gtk3/3.8/GtkFontChooserDialog.html"><text:span text:style-name="T15">GtkFontChooserDialog</text:span></text:a></text:p>
      <text:p text:style-name="Preformatted_20_Text"><text:span text:style-name="T15"><text:s text:c="32"/></text:span><text:a xlink:type="simple" xlink:href="https://developer.gnome.org/gtk3/3.8/GtkFontSelectionDialog.html"><text:span text:style-name="T15">GtkFontSelectionDialog</text:span></text:a></text:p>
      <text:p text:style-name="Preformatted_20_Text"><text:span text:style-name="T15"><text:s text:c="32"/></text:span><text:a xlink:type="simple" xlink:href="https://developer.gnome.org/gtk3/3.8/GtkMessageDialog.html"><text:span text:style-name="T15">GtkMessageDialog</text:span></text:a></text:p>
      <text:p text:style-name="Preformatted_20_Text"><text:span text:style-name="T15"><text:s text:c="32"/></text:span><text:a xlink:type="simple" xlink:href="https://developer.gnome.org/gtk3/3.8/GtkPageSetupUnixDialog.html"><text:span text:style-name="T15">GtkPageSetupUnixDialog</text:span></text:a></text:p>
      <text:p text:style-name="Preformatted_20_Text"><text:span text:style-name="T15"><text:s text:c="32"/></text:span><text:a xlink:type="simple" xlink:href="https://developer.gnome.org/gtk3/3.8/GtkPrintUnixDialog.html"><text:span text:style-name="T15">GtkPrintUnixDialog</text:span></text:a></text:p>
      <text:p text:style-name="Preformatted_20_Text"><text:span text:style-name="T15"><text:s text:c="32"/></text:span><text:a xlink:type="simple" xlink:href="https://developer.gnome.org/gtk3/3.8/GtkRecentChooserDialog.html"><text:span text:style-name="T15">GtkRecentChooserDialog</text:span></text:a></text:p>
      <text:p text:style-name="Preformatted_20_Text"><text:span text:style-name="T15"><text:s text:c="28"/></text:span><text:a xlink:type="simple" xlink:href="https://developer.gnome.org/gtk3/3.8/GtkApplicationWindow.html"><text:span text:style-name="T15">GtkApplicationWindow</text:span></text:a></text:p>
      <text:p text:style-name="Preformatted_20_Text"><text:span text:style-name="T15"><text:s text:c="28"/></text:span><text:a xlink:type="simple" xlink:href="https://developer.gnome.org/gtk3/3.8/GtkAssistant.html"><text:span text:style-name="T15">GtkAssistant</text:span></text:a></text:p>
      <text:p text:style-name="Preformatted_20_Text"><text:span text:style-name="T15"><text:s text:c="28"/></text:span><text:a xlink:type="simple" xlink:href="https://developer.gnome.org/gtk3/3.8/GtkOffscreenWindow.html"><text:span text:style-name="T15">GtkOffscreenWindow</text:span></text:a></text:p>
      <text:p text:style-name="Preformatted_20_Text"><text:span text:style-name="T15"><text:s text:c="28"/></text:span><text:a xlink:type="simple" xlink:href="https://developer.gnome.org/gtk3/3.8/GtkPlug.html"><text:span text:style-name="T15">GtkPlug</text:span></text:a></text:p>
      <text:p text:style-name="Preformatted_20_Text"><text:span text:style-name="T15"><text:s text:c="24"/></text:span><text:a xlink:type="simple" xlink:href="https://developer.gnome.org/gtk3/3.8/GtkAlignment.html"><text:span text:style-name="T15">GtkAlignment</text:span></text:a></text:p>
      <text:p text:style-name="Preformatted_20_Text"><text:span text:style-name="T15"><text:s text:c="24"/></text:span><text:a xlink:type="simple" xlink:href="https://developer.gnome.org/gtk3/3.8/GtkComboBox.html"><text:span text:style-name="T15">GtkComboBox</text:span></text:a></text:p>
      <text:p text:style-name="Preformatted_20_Text"><text:span text:style-name="T15"><text:s text:c="28"/></text:span><text:a xlink:type="simple" xlink:href="https://developer.gnome.org/gtk3/3.8/GtkAppChooserButton.html"><text:span text:style-name="T15">GtkAppChooserButton</text:span></text:a></text:p>
      <text:p text:style-name="Preformatted_20_Text"><text:span text:style-name="T15"><text:s text:c="28"/></text:span><text:a xlink:type="simple" xlink:href="https://developer.gnome.org/gtk3/3.8/GtkComboBoxText.html"><text:span text:style-name="T15">GtkComboBoxText</text:span></text:a></text:p>
      <text:p text:style-name="P138"><text:span text:style-name="T15"><text:s text:c="24"/></text:span><text:a xlink:type="simple" xlink:href="https://developer.gnome.org/gtk3/3.8/GtkFrame.html"><text:span text:style-name="T15">GtkFrame</text:span></text:a></text:p>
      <text:p text:style-name="Text_20_body">对于不了解GObject的读者，可以简单地将其理解为C++中类提供的特性，虽然两者还是有很大差别。毕竟面向对象仅仅是一种软件组织方式<text:span text:style-name="T17">。wdl本身也采用GObject的面向对象框架。</text:span></text:p>
      <text:p text:style-name="P10">Glib（这里需要注意大小写）包含了一些通用的处理函数<text:span text:style-name="T18">，字符串处理，内存管理等。其中比较重要的是主循环的概念，后面将详细讨论。</text:span></text:p>
      <text:p text:style-name="P11">GModule提供动态加载模块的功能，wdl未引入动态模块，不予讨论，有兴趣的读者可以参考<text:a xlink:type="simple" xlink:href="https://developer.gnome.org/glib/unstable/glib-Dynamic-Loading-of-Modules.html">官方文档</text:a>。</text:p>
      <text:p text:style-name="P12">GThread顾名思义，提供了多线程的支持。</text:p>
      <text:p text:style-name="P12">GIO提供了较高层的文件系统API。</text:p>
      <text:h text:style-name="Heading_20_3" text:outline-level="3"><text:bookmark-start text:name="__RefHeading__3781_1311238787"/>2.1.3 Gobject 面向对象<text:bookmark-end text:name="__RefHeading__3781_1311238787"/></text:h>
      <text:p text:style-name="P78">因为采用了GObject的框架，因此在描述具体实现，之前有必要解释一下GObject面向对象框架的使用方<text:soft-page-break/>式。我们知道，在<text:span text:style-name="T102">C++里，类和对象是不同的概念，同样的，在GObject里也是不同的概念。而且，在GObject里，类和对象分别用两个不同的结构表示。以WlDownloader为例，</text:span></text:p>
      <text:p text:style-name="P127">struct _WlDownloader { </text:p>
      <text:p text:style-name="P127"><text:tab/>GtkScrolledWindow parent; </text:p>
      <text:p text:style-name="P127"><text:tab/>/* Private */ </text:p>
      <text:p text:style-name="P127"><text:tab/>GtkWidget *vBox; </text:p>
      <text:p text:style-name="P127"><text:tab/>GList *list; </text:p>
      <text:p text:style-name="P127"><text:tab/>gpointer *selected; </text:p>
      <text:p text:style-name="P127"/>
      <text:p text:style-name="P127"><text:tab/>/* Callback */ </text:p>
      <text:p text:style-name="P127"><text:tab/>WlHttperSelectedCallback httperSelected; </text:p>
      <text:p text:style-name="P127"><text:tab/>gpointer httperSelectedData; </text:p>
      <text:p text:style-name="P127"><text:tab/>WlHttperStatusCallback httperStatus; </text:p>
      <text:p text:style-name="P127"><text:tab/>gpointer httperStatusData; </text:p>
      <text:p text:style-name="P127">}; </text:p>
      <text:p text:style-name="P127"/>
      <text:p text:style-name="P127">struct _WlDownloaderClass { </text:p>
      <text:p text:style-name="P127"><text:tab/>GtkScrolledWindowClass parentClass; </text:p>
      <text:p text:style-name="P127">};</text:p>
      <text:p text:style-name="P80">_WlDownloader和_WlDownloaderClass分别是WlDownloader的实例（对象）结构和类结构<text:span text:style-name="T103">。实例结构中保存了一个具体实例独一无二的信息，而类结构则保存了类中独一无二的信息。无论我们创建多少WlDownloader的实例对象，其类结构在内存中只会有一份；类结果中的字段类似与C++类中的静态成员。不过在wdl各个类中都没有使用到静态成员，也就是类结构中总是只有一个父类的字段，因此后面将不对类结果做更多描述。</text:span></text:p>
      <text:p text:style-name="P79">实例结构的第一个字段必须是父类的实例结构，如果你熟悉C语言，那么很容易理解这点。比如创建一个WlDownloader的实例，</text:p>
      <text:p text:style-name="P127">WlDownloader *dl=wl_downloader_new();</text:p>
      <text:p text:style-name="P80">那么便可以直接使用<text:span text:style-name="T39">(GtkScrolledWindow*)dl</text:span>的方式强制转化为父类的对象<text:span text:style-name="T104">，结构之间也就有了继承与派生的关系。为了更加直观方便地进行类型转化，一般会定义几个宏来完成。比如</text:span></text:p>
      <text:p text:style-name="P128">#define WL_DOWNLOADER(obj)<text:tab/>\<text:tab/>G_TYPE_CHECK_INSTANCE_CAST((obj),WL_TYPE_DOWNLOADER,WlDownloader)</text:p>
      <text:p text:style-name="Text_20_body">其中<text:span text:style-name="T106">G_TYPE_CHECK_INSTANCE_CAST是GObject内部定义的，完成通用形式的类型转化。</text:span></text:p>
      <text:p text:style-name="Text_20_body">当你使用WL_DOWNLOADER(ptr)时就表示把ptr转化为WlDownloader。</text:p>
      <text:p text:style-name="P81"><text:soft-page-break/>但毕竟C语言本身不提供面向对象的功能，因此，不能像C++中那样通过-&gt;的方式调用成员函数。一般成员函数的第一个参数就是类的实例对象，比如</text:p>
      <text:p text:style-name="P129">void wl_downloader_remove_httper(WlDownloader * dl, WlHttper * httper);</text:p>
      <text:p text:style-name="P81">在GObject中还提供了信号和属性的功能。可以给类添加信号和属性。属性其实只是对类的另一种访问方式<text:span text:style-name="T107">，大部分类的属性访问都类似于set和get的成员函数。在wdl中并没有使用任何属性，因此不再继续讨论，有兴趣的读者可以参考</text:span><text:a xlink:type="simple" xlink:href="https://developer.gnome.org/gobject/stable/"><text:span text:style-name="T107">官方文档</text:span></text:a><text:span text:style-name="T107">。下一节讨论GObject的信号机制。</text:span></text:p>
      <text:h text:style-name="Heading_20_3" text:outline-level="3"><text:bookmark-start text:name="__RefHeading__2135_1691521449"/>2.1.<text:span text:style-name="T105">4</text:span> G<text:span text:style-name="T105">O</text:span>bject 信号<text:bookmark-end text:name="__RefHeading__2135_1691521449"/></text:h>
      <text:p text:style-name="P82">每个GObject对象可以注册多个信号，每个信号可以注册多个回调函数<text:span text:style-name="T108">。如果可以注册多个回调函数，那么回调函数一般按注册时间依次调用，除非有特殊设置，比如g_signal_connect_after</text:span>。</text:p>
      <text:p text:style-name="P83">wdl本身并不使用GObject的信号机制，但是GTK+通过GObject的信号机制来完成对界面事件（鼠标点击等）的响应。</text:p>
      <text:p text:style-name="P82">在内部实现中<text:span text:style-name="T42">，每个信号都有一个信号ID表示，是一个guint类型的值。每个信号的回调函数用HandlerList结构表示，源代码gobject/gsignal.c：251</text:span></text:p>
      <text:p text:style-name="P113">struct _HandlerList </text:p>
      <text:p text:style-name="P113">{ </text:p>
      <text:p text:style-name="P113"><text:tab/>guint <text:s text:c="3"/>signal_id; <text:s text:c="53"/></text:p>
      <text:p text:style-name="P113"><text:tab/>Handler *handlers; </text:p>
      <text:p text:style-name="P113"><text:tab/>Handler *tail_before; <text:s/>/* normal signal handlers are appended here <text:s/>*/ </text:p>
      <text:p text:style-name="P113"><text:tab/>Handler *tail_after; <text:s text:c="2"/>/* CONNECT_AFTER handlers are appended here <text:s/>*/ </text:p>
      <text:p text:style-name="P113"><text:s/>}; </text:p>
      <text:p text:style-name="P32">Handler结构表示单个回调函数，本身实现为一个双向链表<text:span text:style-name="T44">，</text:span>源代码<text:span text:style-name="T43">gobject/gsignal.c：259。</text:span></text:p>
      <text:p text:style-name="P135"><text:s/><text:span text:style-name="T39">struct _Handler </text:span></text:p>
      <text:p text:style-name="P114">{ </text:p>
      <text:p text:style-name="P114"><text:tab/>gulong <text:s text:c="7"/>sequential_number; </text:p>
      <text:p text:style-name="P114"><text:tab/>Handler <text:s text:c="5"/>*next; </text:p>
      <text:p text:style-name="P114"><text:tab/>Handler <text:s text:c="5"/>*prev; </text:p>
      <text:p text:style-name="P114"><text:tab/>GQuark <text:s text:c="3"/>detail; </text:p>
      <text:p text:style-name="P114"><text:tab/>guint <text:s text:c="8"/>ref_count; </text:p>
      <text:p text:style-name="P114"><text:tab/>guint <text:s text:c="8"/>block_count : 16; </text:p>
      <text:p text:style-name="P114">#define HANDLER_MAX_BLOCK_COUNT (1 &lt;&lt; 16) </text:p>
      <text:p text:style-name="P114"><text:tab/>guint <text:s text:c="8"/>after : 1; </text:p>
      <text:p text:style-name="P114"><text:tab/>guint <text:s text:c="8"/>has_invalid_closure_notify : 1; </text:p>
      <text:p text:style-name="P114"><text:soft-page-break/><text:tab/>GClosure <text:s text:c="4"/>*closure; </text:p>
      <text:p text:style-name="P114">}; </text:p>
      <text:p text:style-name="P33">GClosure结构表示程序中的回调函数<text:span text:style-name="T45">，上述结构表示了单个信号与回调函数（信号处理函数）之间的关系。简单地说，就是单个信号对应多个由链表组成的回调函数。同时回调函数可分为三类，普通的：HandlerList结构中的handlers字段，优先调用的：HandlerList结构中tail_before字段，以及滞后调用的：HandlerList结构中的tail_after字段。</text:span></text:p>
      <text:p text:style-name="P34">信号与具体对象是的联系是通过一个全局静态的hash表指定的<text:span text:style-name="T46">。源代码gobject/gsignal.c：303</text:span></text:p>
      <text:p text:style-name="P115">static GHashTable <text:s text:c="3"/>*g_handler_list_bsa_ht = NULL;</text:p>
      <text:p text:style-name="P35">该hash表是gpointer<text:span text:style-name="T47">（其实是void *，C语言里的通用指针）和GBSearchArray的对应。</text:span></text:p>
      <text:p text:style-name="P36">GBSearchArray是二叉查找树结构，与具体对象相关的所有HandlerList结构。</text:p>
      <text:p text:style-name="P37">因此<text:span text:style-name="T48">，指定具体对象，</text:span>先通过g_hash_table_lookup ()查找到GBsearchArray结构，再调用<text:span text:style-name="T48">g_bsearch_array_lookup()就可以找到该对象某个特定信号的处理函数。</text:span></text:p>
      <text:h text:style-name="Heading_20_3" text:outline-level="3"><text:bookmark-start text:name="__RefHeading__2137_1691521449"/>2.1.<text:span text:style-name="T105">5</text:span> <text:span text:style-name="T19">GmainLoop</text:span><text:bookmark-end text:name="__RefHeading__2137_1691521449"/></text:h>
      <text:p text:style-name="P13"><text:a xlink:type="simple" xlink:href="https://developer.gnome.org/glib/2.38/glib-The-Main-Event-Loop.html#GMainLoop"><text:span text:style-name="T22">GMainLoop</text:span></text:a>（the main event loop）管理GLIB和GTK+应用程序中所有事件的源<text:span text:style-name="T21">（sources）</text:span>。事件源可以理解为直接导致事件发生的对象<text:span text:style-name="T23">。</text:span>事件可以任意数量<text:span text:style-name="T20">，任意源；比如文件描述符（普通文件，管道或者套接字）或者定时器。一般用</text:span><text:a xlink:type="simple" xlink:href="https://developer.gnome.org/glib/2.38/glib-The-Main-Event-Loop.html#g-source-attach"><text:span text:style-name="T20">g_source_attach()</text:span></text:a><text:span text:style-name="T20">将一个新事件添加到GMainLoop中。</text:span></text:p>
      <text:p text:style-name="P13">为了让多个独立的源可以在不同线程中被处理<text:span text:style-name="T22">，每个源与一个</text:span><text:a xlink:type="simple" xlink:href="https://developer.gnome.org/glib/2.38/glib-The-Main-Event-Loop.html#GMainContext"><text:span text:style-name="T22">GMainContext</text:span></text:a><text:span text:style-name="T22">关联。GMainContext表示主循环中事件源的集合；一个GMainLoop有且仅有一个GMainContext。一个GMainContext只能在一个线程中执行，但事件源可以在其他线程中添加或者删除。比如，在A线程中可以为B线程中的GMainContext添加或删除事件源。</text:span></text:p>
      <text:p text:style-name="P14">每个事件源都有一个相关优先级。默认优先级为G_PRIOPRITY_DEFAULT，其值为0。小于0的值表示更高的优先级，反之，大于0表示低优先级。拥有高优先级源的事件总是比低优先级源相关的事件优先执行。</text:p>
      <text:p text:style-name="P14">也可以添加空闲（idle）函数以及相关的优先级。没有更高优先级的事件要执行时就会被执行。</text:p>
      <text:p text:style-name="P14">GMainLoop表示一个主事件循环。使用<text:a xlink:type="simple" xlink:href="https://developer.gnome.org/glib/2.38/glib-The-Main-Event-Loop.html#g-main-loop-new">g_main_loop_new()</text:a>创建。添加了初始化的事件源后<text:span text:style-name="T25">，调用</text:span><text:a xlink:type="simple" xlink:href="https://developer.gnome.org/glib/2.38/glib-The-Main-Event-Loop.html#g-main-loop-run"><text:span text:style-name="T25">g_main_loop_run()</text:span></text:a><text:span text:style-name="T25">。这会不断检查事件源中的事件，然后执行。最后，其中一个事件中调用了</text:span><text:a xlink:type="simple" xlink:href="https://developer.gnome.org/glib/2.38/glib-The-Main-Event-Loop.html#g-main-loop-quit"><text:span text:style-name="T25">g_main_loop_quit()</text:span></text:a><text:span text:style-name="T25">就会退出主循环，也就是g_main_loop_run()将返回。</text:span></text:p>
      <text:p text:style-name="P17">可以通过递归的方式创建主循环。这也是GTK应用程序用来显示模态对话框所采用的方式。注意，事件源有个相关的GMainContext，而该GMainContext中所有相关的主循环都会检查和事件源的事件。</text:p>
      <text:p text:style-name="P17">GTK+中有一些函数是对GMainLoop的封装，比如gtk_main(),gtk_main_quit()和gtk_events_pending()。</text:p>
      <text:p text:style-name="P19">下面代码是GMainLoop的C结构体，一个GMainLoop只有一个GMainContext，一个GMainContext则可以关联多个事件源。可以看到<text:span text:style-name="T27">，GMainLoop只是GMainContext的简单封装，因</text:span><text:soft-page-break/><text:span text:style-name="T27">此，很多时候可以将GMainLoop，也就是主循环直接看作GMainContext。</text:span></text:p>
      <text:p text:style-name="P108"><text:s/>struct _GMainLoop { </text:p>
      <text:p text:style-name="P108"><text:tab/>GMainContext *context; <text:s text:c="50"/></text:p>
      <text:p text:style-name="P108"><text:tab/>gboolean is_running; </text:p>
      <text:p text:style-name="P108"><text:tab/>gint ref_count; </text:p>
      <text:p text:style-name="P108"><text:s/>};</text:p>
      <text:p text:style-name="Text_20_body">下图表示一个<text:span text:style-name="T59">GMainContext的循环过程。</text:span></text:p>
      <text:p text:style-name="Text_20_body"/>
      <text:p text:style-name="Text_20_body"><draw:frame draw:style-name="fr2" draw:name="Object4" text:anchor-type="paragraph" svg:width="8.5in" svg:height="3.7075in" draw:z-index="3"><draw:object xlink:href="./Object 4" xlink:type="simple" xlink:show="embed" xlink:actuate="onLoad"/><draw:image xlink:href="./ObjectReplacements/Object 4" xlink:type="simple" xlink:show="embed" xlink:actuate="onLoad"/></draw:frame>初始化完成后进入准备就绪阶段<text:span text:style-name="T60">，然后轮询事件源，检测到事件发生就为其分配相应的任务然后执行。执行完成后，进入下一次循环。</text:span></text:p>
      <text:h text:style-name="Heading_20_3" text:outline-level="3"><text:bookmark-start text:name="__RefHeading__2139_1691521449"/>2.1.<text:span text:style-name="T105">6</text:span> 创建新的事件源类型<text:bookmark-end text:name="__RefHeading__2139_1691521449"/></text:h>
      <text:p text:style-name="P18"><text:span text:style-name="T26">GMainLoop有个不寻常的功能，就是除了可以使用内置的事件源类型外，还可以自定义事件源类型。一个新事件类型可以用来处理GDK事件（鼠标点击等）。自定义事件类型一般源于GSource结构。自定义事件源类型的结构体内部以GSource结构作为第一个元素，其他元素则作为该事件源特有的结构（这种方式和GObject的类继承十分相似，不过这里没有采用GObject）。新建一个事件源对象，调用</text:span><text:a xlink:type="simple" xlink:href="https://developer.gnome.org/glib/2.38/glib-The-Main-Event-Loop.html#g-source-new"><text:span text:style-name="T26">g_source_new()</text:span></text:a><text:span text:style-name="T26">，需要指定对事件源具体操作的函数和事件源结构体的大小。</text:span></text:p>
      <text:h text:style-name="Heading_20_3" text:outline-level="3"><text:bookmark-start text:name="__RefHeading__2141_1691521449"/>2.1.<text:span text:style-name="T105">7</text:span> 主循环过程<text:bookmark-end text:name="__RefHeading__2141_1691521449"/></text:h>
      <text:p text:style-name="P20">所谓主循环过程，就是指当我们调用<text:a xlink:type="simple" xlink:href="https://developer.gnome.org/glib/2.38/glib-The-Main-Event-Loop.html#g-main-loop-run">g_main_loop_run()</text:a>时，究竟执行了什么。源代码在<text:soft-page-break/><text:span text:style-name="T30">glib/gmain.c:3858。g_main_loop_run()的前一部分主要做一些检查，多线程同步等。然后开始执行下面代码：</text:span></text:p>
      <text:p text:style-name="P109">g_atomic_int_inc (&amp;loop-&gt;ref_count); <text:tab/>/* 增加引用计数 */</text:p>
      <text:p text:style-name="P109">loop-&gt;is_running = TRUE; </text:p>
      <text:p text:style-name="P109">while (loop-&gt;is_running) </text:p>
      <text:p text:style-name="P109"><text:tab/>g_main_context_iterate (loop-&gt;context, TRUE, TRUE, self); </text:p>
      <text:p text:style-name="P24">可以看到，程序进入了由while控制的循环<text:span text:style-name="T31">。单步执行</text:span><text:a xlink:type="simple" xlink:href="https://developer.gnome.org/glib/2.38/glib-The-Main-Event-Loop.html#g-main-context-iteration"><text:span text:style-name="T31">g_main_context_iterate()</text:span></text:a><text:span text:style-name="T31">。g_main_context_iterate()在glib/gmain.c:3649实现，执行循环中的单步任务。g_main_context_iterate()首先检查是否有事件源已经就绪，如果没有事件源就绪，在这里将阻塞直到有一个事件源就绪。然后开始执行最高优先级的事件。</text:span></text:p>
      <text:p text:style-name="P25">因此g_main_loop_run()会在循环中不断执行，直到在一个事件中调用了g_mian_loop_quit()退出。</text:p>
      <text:h text:style-name="Heading_20_3" text:outline-level="3"><text:bookmark-start text:name="__RefHeading__2143_1691521449"/>2.1.<text:span text:style-name="T105">8</text:span> GMainLoop在GTK+中<text:bookmark-end text:name="__RefHeading__2143_1691521449"/></text:h>
      <text:p text:style-name="P26">下面是一个最小的GTK+应用程序，编译运行后将显示一个360x250大小的窗口。</text:p>
      <text:p text:style-name="P110">#include &lt;gtk/gtk.h&gt; </text:p>
      <text:p text:style-name="P110">int main(int argc, char *argv[]) </text:p>
      <text:p text:style-name="P110">{ </text:p>
      <text:p text:style-name="P110"><text:tab/>gtk_init(&amp;argc,&amp;argv); </text:p>
      <text:p text:style-name="P110"><text:tab/>GtkWidget *window=gtk_window_new(GTK_WINDOW_TOPLEVEL); </text:p>
      <text:p text:style-name="P110"><text:tab/>gtk_window_set_default_size(GTK_WINDOW(window),360,250); </text:p>
      <text:p text:style-name="P110"><text:tab/>gtk_window_set_position(GTK_WINDOW(window),GTK_WIN_POS_CENTER); </text:p>
      <text:p text:style-name="P110"><text:tab/>g_signal_connect(G_OBJECT(window),"destroy", </text:p>
      <text:p text:style-name="P110"><text:tab/><text:tab/><text:tab/><text:tab/>G_CALLBACK(gtk_main_quit),NULL); </text:p>
      <text:p text:style-name="P110"/>
      <text:p text:style-name="P110"><text:tab/>gtk_widget_show(window); </text:p>
      <text:p text:style-name="P110"><text:tab/>gtk_main(); </text:p>
      <text:p text:style-name="P110"><text:tab/>return 0; </text:p>
      <text:p text:style-name="P110">}</text:p>
      <text:p text:style-name="Text_20_body">本节将根据上述代码来解释GTK+的工作原理<text:span text:style-name="T32">。</text:span></text:p>
      <text:p text:style-name="P27">在调用任何GTK+函数之前，必须先调用<text:a xlink:type="simple" xlink:href="https://developer.gnome.org/gtk3/3.8/gtk3-General.html#gtk-init">gtk_init()</text:a>，该函数完成GTK+所需要的所有初始化工作同时解析命令行参数。</text:p>
      <text:p text:style-name="P27"><text:a xlink:type="simple" xlink:href="https://developer.gnome.org/gtk3/3.8/GtkWindow.html#gtk-window-new">gtk_</text:a><text:a xlink:type="simple" xlink:href="https://developer.gnome.org/gtk3/3.8/GtkWindow.html#gtk-window-new"><text:span text:style-name="T35">window_new()</text:span></text:a><text:span text:style-name="T35">创建一个窗口，</text:span><text:a xlink:type="simple" xlink:href="https://developer.gnome.org/gtk3/3.8/GtkWindow.html#gtk-window-new"><text:span text:style-name="T35">gtk_window_set_default_size()</text:span></text:a><text:span text:style-name="T35">和</text:span><text:a xlink:type="simple" xlink:href="https://developer.gnome.org/gtk3/3.8/GtkWindow.html#gtk-window-new"><text:span text:style-name="T35">gtk_window_set_position()</text:span></text:a><text:span text:style-name="T35">分别设置该窗口的默认大小和所在位置。</text:span></text:p>
      <text:p text:style-name="P27"><text:soft-page-break/>g_<text:span text:style-name="T36">signal_connect()为窗口注册回调函数，当'destroy'信号发出时（用户点击窗口关闭按钮）调用</text:span><text:a xlink:type="simple" xlink:href="https://developer.gnome.org/gtk3/3.8/gtk3-General.html#gtk-main-quit"><text:span text:style-name="T36">gtk_mian_quit()</text:span></text:a><text:span text:style-name="T36">，将退出程序。</text:span></text:p>
      <text:p text:style-name="P28">创建的窗口默认是不可见的，因此调用<text:a xlink:type="simple" xlink:href="https://developer.gnome.org/gtk3/3.8/GtkWidget.html#gtk-widget-show">gtk_widget_show()</text:a>显示窗口。</text:p>
      <text:p text:style-name="P29">最后调用<text:a xlink:type="simple" xlink:href="https://developer.gnome.org/gtk3/3.8/gtk3-General.html#gtk-main"><text:span text:style-name="T37">gtk_main()</text:span></text:a><text:span text:style-name="T37">，该函数启动GTK+内部的主循环，源代码gtk/gtkmain.c：1144。</text:span></text:p>
      <text:p text:style-name="P111">loop = g_main_loop_new (NULL, TRUE); </text:p>
      <text:p text:style-name="P111">main_loops = g_slist_prepend (main_loops, loop); </text:p>
      <text:p text:style-name="P111"/>
      <text:p text:style-name="P111">if (g_main_loop_is_running (main_loops-&gt;data)) </text:p>
      <text:p text:style-name="P111">{ </text:p>
      <text:p text:style-name="P111"><text:s text:c="4"/>gdk_threads_leave (); <text:tab/>/* 为了兼容低版本<text:span text:style-name="T38">GTK+，现在可以不用考虑 <text:s/>*/</text:span></text:p>
      <text:p text:style-name="P111"><text:s text:c="4"/>g_main_loop_run (loop); </text:p>
      <text:p text:style-name="P112"><text:s text:c="4"/>gdk_threads_enter (); <text:tab/>/* 为了兼容低版本<text:span text:style-name="T38">GTK+，现在可以不用考虑 <text:s/>*/</text:span></text:p>
      <text:p text:style-name="P111"><text:s text:c="4"/>gdk_flush (); </text:p>
      <text:p text:style-name="P111">}</text:p>
      <text:p text:style-name="Text_20_body">调用<text:span text:style-name="T40">gtk_main()后程序进入g_main_loop_run()中的循环，直到调用gtk_main_quit()退出。当GTK+程序运行时，主线程一直处于gtk_main()控制的循环当中，不断接受事件。事件通常是由用户界面发出的，比如鼠标点击，窗口拖动等，还有定时器（timeout）等；同时还有由窗口管理器或其他应用程序发出的事件。GTK+接收事件后，做出响应，通常是已注册的回调函数，在上述例子中，调用gtk_main_quit()就是GTK+在接收'destroy'事件后做出的响应。</text:span></text:p>
      <text:p text:style-name="P30">正如前文GLIB章节所说的那样，GMainContext只能在单线程中执行，而GTK+使用的是GMainContext的简单封装GMainLoop，因此GTK+函数也只能在单线程中执行，也就是说一个GTK+应用程序，GUI相关的代码必须是在同一个线程中。</text:p>
      <text:p text:style-name="P30">同时<text:span text:style-name="T41">，因为回调函数是一个循环中的一部分，属于GMainContext循环过程中的任务执行那部分。为了保证其他事件得到及时响应。回调函数应该尽可能快速执行，否则可能导致GTK+出现响应延时。</text:span></text:p>
      <text:p text:style-name="P31">GTK+采用了GObject框架，包括信号注册与回调函数的功能。</text:p>
      <text:h text:style-name="Heading_20_2" text:outline-level="2"><text:bookmark-start text:name="__RefHeading__235_1157848091"/>2.2 libcurl<text:bookmark-end text:name="__RefHeading__235_1157848091"/></text:h>
      <text:p text:style-name="P52">wdl使用libcurl来完成HTTP和FTP的数据传输。本节将讨论HTTP和FTP协议，以及libcurl的使用。<text:span text:style-name="T71">libcurl本身支持非常多的协议，但是提供了相对一致的接口。</text:span></text:p>
      <text:h text:style-name="Heading_20_3" text:outline-level="3"><text:bookmark-start text:name="__RefHeading__2145_1691521449"/>2.2.1 URL<text:bookmark-end text:name="__RefHeading__2145_1691521449"/></text:h>
      <text:p text:style-name="P51">URL即统一资源定位符(Uniform Resource Locator)，是对互联网上得到的资源的位置的访问方法的一种简洁表示，是互联网上标准资源的地址。互联网上每个文件有唯一的<text:span text:style-name="T61">URL表示，包含了HTTP客户端该如何获取它的一些信息。URL的结构如下</text:span></text:p>
      <text:p text:style-name="P118"><text:soft-page-break/>scheme://domain:port/path?query#fragment</text:p>
      <text:p text:style-name="P40">scheme表示协议<text:span text:style-name="T62">，忽略大小写；一般有http,https,ftp等，如果没有指定，默认http。</text:span></text:p>
      <text:p text:style-name="P40">domain表示点分的<text:span text:style-name="T63">IP地址或者是DNS域名；比如[db8:0cec::99:123a]或者example.org。</text:span></text:p>
      <text:p text:style-name="P40">path表示在指定主机上该资源的位置<text:span text:style-name="T63">，区分大小写；比如/index.html，如果没有指定，默认为/。</text:span></text:p>
      <text:p text:style-name="P40">query包含了发送给服务器的一些参数<text:span text:style-name="T64">，是键\值的对应组，多个由&amp;隔开；比如first=A&amp;second=B。</text:span></text:p>
      <text:p text:style-name="P40">fragment 表示页面中的位置<text:span text:style-name="T65">，一般是HTML文件中某个章节。</text:span></text:p>
      <text:p text:style-name="P53">其中scheme，path，query，fragment都可以不指定。如www.example.com是合法的URL。</text:p>
      <text:p text:style-name="P53">但是如果指定了响应的值，必须是相应合法的值。</text:p>
      <text:p text:style-name="P54">不可打印字符比如中文，需要通过十六进制编码的方式传输，比如%AD。</text:p>
      <text:p text:style-name="P55">在一些协议中，使用了认证机制，比如FTP；可以在FTP的URL中加入用户名和密码。如下</text:p>
      <text:p text:style-name="P119">ftp://username:password@domain/path?query#fragment</text:p>
      <text:h text:style-name="Heading_20_3" text:outline-level="3"><text:bookmark-start text:name="__RefHeading__2147_1691521449"/>2.2.<text:span text:style-name="T62">2</text:span> HTTP<text:bookmark-end text:name="__RefHeading__2147_1691521449"/></text:h>
      <text:p text:style-name="P38"><text:span text:style-name="T33">HTTP即超文本传输协议（</text:span>Hyper Text Transfer Protocol<text:span text:style-name="T33">）。本小节讨论HTTP的协议内容，将不会讨论HTTP引出的一些扩展概念，比如Web、链接管理、缓存、代理等，关于这方面的详细信息可以参考《HTTP权威指南》，同时我也假设读者在这方面有了一定的知识背景。</text:span></text:p>
      <text:p text:style-name="P39">Web内容都是存储在Web服务器上的。Web服务器所使用的是HTTP协议，因此经常会被称为HTTP服务器。这些HTTP服务器存储了互联网中的数据，如果HTTP客户端请求的话，它们就提供数据。</text:p>
      <text:p text:style-name="P39">浏览一个页面时<text:span text:style-name="T49">（比如http://www.shu.edu.cn），浏览器会向服务器www.shu.edu.cn发送一条HTTP请求。服务器会去寻找所期望的对象（在此例子中一般使用默认的/index.html），如果成功，就将对象、对象模型、对象长度以及其他一些信息放在HTTP响应中发给客户端。</text:span></text:p>
      <text:p text:style-name="P39">一个<text:span text:style-name="T50">HTTP事务是由一条（从客户端发往服务器）请求命令和一条（从服务器发给客户端）响应结果组成的。这种通信是通过名为HTTP报文（HTTP message）的格式化数据块进行的。如下图所示。</text:span></text:p>
      <text:p text:style-name="P39"/>
      <text:p text:style-name="P41"><draw:frame draw:style-name="fr3" draw:name="Object2" text:anchor-type="paragraph" svg:width="8.5in" svg:height="3.2429in" draw:z-index="1"><draw:object xlink:href="./Object 2" xlink:type="simple" xlink:show="embed" xlink:actuate="onLoad"/><draw:image xlink:href="./ObjectReplacements/Object 2" xlink:type="simple" xlink:show="embed" xlink:actuate="onLoad"/></draw:frame><text:soft-page-break/>HTTP支持几种不同的请求命令，这些命令称为HTTP方法（HTTP method）。每条<text:span text:style-name="T51">HTTP请求都包含一个方法。这些方法告诉服务器要执行什么动作（获取页面，运行一个网关程序或者删除一个文件等）。五种常见的方法分别为</text:span></text:p>
      <text:list xml:id="list8796589193167533399" text:style-name="L1">
        <text:list-item>
          <text:p text:style-name="P158">GET<text:tab/>从服务器向客户端发送指定的资源</text:p>
        </text:list-item>
        <text:list-item>
          <text:p text:style-name="P158">PUT<text:tab/>将来自客户端的数据存储到一个指定的服务器的资源中去</text:p>
        </text:list-item>
        <text:list-item>
          <text:p text:style-name="P158">DELETE<text:tab/>从服务器中删除命名资源</text:p>
        </text:list-item>
        <text:list-item>
          <text:p text:style-name="P159">POST<text:tab/>将客户端数据发送到一个服务器网管应用程序</text:p>
        </text:list-item>
        <text:list-item>
          <text:p text:style-name="P159">HEAD<text:tab/>仅发送响应中的HTTP首部</text:p>
        </text:list-item>
      </text:list>
      <text:p text:style-name="P42">每条<text:span text:style-name="T52">HTTP响应报文返回时都会携带一个状态码。状态码是一个三位数的值，表示客户端请求的结果。</text:span></text:p>
      <text:list xml:id="list3019673270256798706" text:style-name="L2">
        <text:list-item>
          <text:p text:style-name="P160">100 ～ 199<text:tab/>信息性状态码</text:p>
        </text:list-item>
        <text:list-item>
          <text:p text:style-name="P160">200 ~ 299<text:tab/>成功状态码，最常见的是200。</text:p>
        </text:list-item>
        <text:list-item>
          <text:p text:style-name="P160">300 ～ 399<text:tab/>重定向状态码，表示所请求的资源已经移动了位置，请客户端重新使用新位置请求。</text:p>
        </text:list-item>
        <text:list-item>
          <text:p text:style-name="P160">400 ～ 499<text:tab/>客户端错误状态码，一般是客户端发送了错误的请求；最常见的是404，服务器无法 找到指定的资源。</text:p>
        </text:list-item>
        <text:list-item>
          <text:p text:style-name="P160">500 ～ 599<text:tab/>服务器错误状态吗，客户端发送了有效的请求，但服务器自身却出现了问题。</text:p>
        </text:list-item>
      </text:list>
      <text:p text:style-name="P43">一般认为大于等于<text:span text:style-name="T53">400的状态吗表示请求失败，反之表示请求有效。</text:span>伴随着每个状态码，HTTP响应中还会有一条解释性的内容。在上述例子中是“OK”，如果是404则一般是“Not Found”。</text:p>
      <text:p text:style-name="P44">HTTP报文是由一行一行的简单字符串组成的，都是纯文本。下图显示了一个简单事务使用的HTTP报文。</text:p>
      <text:p text:style-name="P44"><text:soft-page-break/></text:p>
      <text:p text:style-name="P44"><draw:frame draw:style-name="fr3" draw:name="Object3" text:anchor-type="paragraph" svg:width="8.5in" svg:height="3.2429in" draw:z-index="2"><draw:object xlink:href="./Object 3" xlink:type="simple" xlink:show="embed" xlink:actuate="onLoad"/><draw:image xlink:href="./ObjectReplacements/Object 3" xlink:type="simple" xlink:show="embed" xlink:actuate="onLoad"/></draw:frame>报文的第一行就是起始行<text:span text:style-name="T54">，在请求报文中用来说明请求什么，在响应报文中说明发生了什么情况，用\r\n分割。</text:span></text:p>
      <text:p text:style-name="P44">起始行后面有零个或者多个首部字段<text:span text:style-name="T55">。每个首部字段都包含一个名字和一个值，用：分开。每个首部字段之间用\r\n分割，首部结束用一个空行分割。关于首部各个字段的具体内涵，请读者自行参考相关文献。</text:span></text:p>
      <text:p text:style-name="P45">HTTP首部之后跟着消息主体<text:span text:style-name="T56">，请求和响应依据具体情况都可以没有消息主体，但响应一般都会有。</text:span></text:p>
      <text:p text:style-name="P46">HTTP起始行中还有一个HTTP版本号，现在一般都用HTTP/1.1或者HTTP/1.0，差别主要在支持的首部上，这已经超出了本书的讨论范围。在本文中<text:span text:style-name="T57">，所有的HTTP报文都采用HTTP/1.1。</text:span></text:p>
      <text:p text:style-name="P46">下面是我写的一个简单socket程序<text:span text:style-name="T58">，该程序对命令行参数指定的URL执行HTTP的GET方法。将返回的结果输出到标准输出。为了简化URL的解析，使用了第三方的libsoup。该程序的编译运行环境为Linux 3.11 x86_64、GCC 4.8.1、libsoup2.4。</text:span></text:p>
      <text:p text:style-name="P116">#include &lt;stdio.h&gt; </text:p>
      <text:p text:style-name="P116">#include &lt;stdlib.h&gt; </text:p>
      <text:p text:style-name="P116">#include &lt;unistd.h&gt; </text:p>
      <text:p text:style-name="P116">#include &lt;string.h&gt; </text:p>
      <text:p text:style-name="P116">#include &lt;sys/types.h&gt; </text:p>
      <text:p text:style-name="P116">#include &lt;sys/socket.h&gt; </text:p>
      <text:p text:style-name="P116">#include &lt;netdb.h&gt; </text:p>
      <text:p text:style-name="P116">#include &lt;libsoup/soup.h&gt; </text:p>
      <text:p text:style-name="P116">#include &lt;errno.h&gt; </text:p>
      <text:p text:style-name="P116"/>
      <text:p text:style-name="P116"><text:soft-page-break/>int main(int argc, char *argv[]) </text:p>
      <text:p text:style-name="P116">{ </text:p>
      <text:p text:style-name="P116"><text:tab/>if(argc!=2){ </text:p>
      <text:p text:style-name="P116"><text:tab/><text:tab/>fprintf(stderr,"Usage: hget url\n"); </text:p>
      <text:p text:style-name="P116"><text:tab/><text:tab/>return 0; </text:p>
      <text:p text:style-name="P116"><text:tab/>} </text:p>
      <text:p text:style-name="P116"/>
      <text:p text:style-name="P116"><text:tab/>SoupURI *url=soup_uri_new(argv[1]); </text:p>
      <text:p text:style-name="P116"><text:tab/>if(url==NULL){ </text:p>
      <text:p text:style-name="P116"><text:tab/><text:tab/>fprintf(stderr,"Invalid URL!\n"); </text:p>
      <text:p text:style-name="P116"><text:tab/><text:tab/>return -1; </text:p>
      <text:p text:style-name="P116"><text:tab/>}else if(strcmp("http",soup_uri_get_scheme(url))){ </text:p>
      <text:p text:style-name="P116"><text:tab/><text:tab/>fprintf(stderr,"Only HTTP is supported!\n"); </text:p>
      <text:p text:style-name="P116"><text:tab/><text:tab/>return -2; </text:p>
      <text:p text:style-name="P116"><text:tab/>} </text:p>
      <text:p text:style-name="P116"><text:tab/>/* 解析主机地址 */ </text:p>
      <text:p text:style-name="P116"><text:tab/>struct addrinfo hints; </text:p>
      <text:p text:style-name="P116"><text:tab/>struct addrinfo *res=NULL; </text:p>
      <text:p text:style-name="P116"><text:tab/>memset(&amp;hints,0,sizeof(struct addrinfo)); </text:p>
      <text:p text:style-name="P116"><text:tab/>hints.ai_family=AF_UNSPEC; <text:tab/>/* Allow IPv4 or IPv6 */ </text:p>
      <text:p text:style-name="P116"><text:tab/>hints.ai_socktype=SOCK_STREAM; /* <text:s/>Stream socket */ </text:p>
      <text:p text:style-name="P116"><text:tab/>hints.ai_flags=0; </text:p>
      <text:p text:style-name="P116"><text:tab/>hints.ai_protocol=0; <text:tab/><text:tab/>/* Any protocol */ </text:p>
      <text:p text:style-name="P116"><text:tab/>if(getaddrinfo(soup_uri_get_host(url), "http", &amp;hints,&amp;res)){ </text:p>
      <text:p text:style-name="P116"><text:tab/><text:tab/>perror("Invalid host"); </text:p>
      <text:p text:style-name="P116"><text:tab/><text:tab/>return -3; </text:p>
      <text:p text:style-name="P116"><text:tab/>} </text:p>
      <text:p text:style-name="P116"><text:tab/>int sockfd=socket(res-&gt;ai_family,res-&gt;ai_socktype,res-&gt;ai_protocol); </text:p>
      <text:p text:style-name="P116"><text:tab/>if(socket&lt;0){ </text:p>
      <text:p text:style-name="P116"><text:tab/><text:tab/>perror("Fail to create socket"); </text:p>
      <text:p text:style-name="P116"><text:tab/><text:tab/>return -4; </text:p>
      <text:p text:style-name="P116"><text:tab/>} </text:p>
      <text:p text:style-name="P116"><text:tab/>/* 发起socket链接 <text:s/>*/</text:p>
      <text:p text:style-name="P116"><text:soft-page-break/><text:tab/>if(connect(sockfd,res-&gt;ai_addr,res-&gt;ai_addrlen)){ </text:p>
      <text:p text:style-name="P116"><text:tab/><text:tab/>perror("Fail to connect"); </text:p>
      <text:p text:style-name="P116"><text:tab/><text:tab/>return -5; </text:p>
      <text:p text:style-name="P116"><text:tab/>} </text:p>
      <text:p text:style-name="P116"><text:tab/>/* 构造HTTP请求报文 */ </text:p>
      <text:p text:style-name="P116"><text:tab/>char request[4096]; </text:p>
      <text:p text:style-name="P116"><text:tab/>snprintf(request,4096,"GET %s HTTP/1.1\r\n" </text:p>
      <text:p text:style-name="P116"><text:tab/><text:tab/><text:tab/><text:tab/>"Host: %s\r\nAccept: */*\r\nConnection: close\r\n\r\n", </text:p>
      <text:p text:style-name="P116"><text:tab/><text:tab/><text:tab/><text:tab/>soup_uri_get_path(url),soup_uri_get_host(url)); </text:p>
      <text:p text:style-name="P116"><text:tab/>/* 发送HTTP请求报文 */ </text:p>
      <text:p text:style-name="P116"><text:tab/>write(sockfd,request,strlen(request)); </text:p>
      <text:p text:style-name="P116"><text:tab/>char response[4096]; </text:p>
      <text:p text:style-name="P116"><text:tab/>int n; </text:p>
      <text:p text:style-name="P116"><text:tab/>/* 读取HTTP响应并输出到标准输出 */ </text:p>
      <text:p text:style-name="P116"><text:tab/>while((n=read(sockfd,response,4096))&gt;0){ </text:p>
      <text:p text:style-name="P116"><text:tab/><text:tab/>write(STDOUT_FILENO,response,n); </text:p>
      <text:p text:style-name="P116"><text:tab/>} </text:p>
      <text:p text:style-name="P116"/>
      <text:p text:style-name="P116"><text:tab/>freeaddrinfo(res); </text:p>
      <text:p text:style-name="P116"><text:tab/>/* 关闭套接字 */ </text:p>
      <text:p text:style-name="P116"><text:tab/>close(sockfd); </text:p>
      <text:p text:style-name="P116"><text:tab/>return 0; </text:p>
      <text:p text:style-name="P116">}</text:p>
      <text:p text:style-name="P47">运行结果如下：</text:p>
      <text:p text:style-name="P117">$./a.out <text:a xlink:type="simple" xlink:href="http://www.baidu.com/">http://www.baidu.com</text:a></text:p>
      <text:p text:style-name="P136">HTTP/1.1 200 OK </text:p>
      <text:p text:style-name="P117">Date: Sun, 23 Mar 2014 10:38:15 GMT </text:p>
      <text:p text:style-name="P117">Content-Type: text/html </text:p>
      <text:p text:style-name="P117">Transfer-Encoding: chunked </text:p>
      <text:p text:style-name="P117">Connection: Close </text:p>
      <text:p text:style-name="P117">Vary: Accept-Encoding </text:p>
      <text:p text:style-name="P117">Set-Cookie: BAIDUID=C6099A3FCCEC016FD7C78B679511F0F8:FG=1; expires=Thu, 31-Dec-37 23:55:55 GMT; max-age=2147483647; path=/; domain=.baidu.com </text:p>
      <text:p text:style-name="P117"><text:soft-page-break/>Set-Cookie: BDSVRTM=0; path=/ </text:p>
      <text:p text:style-name="P117">Set-Cookie: H_PS_PSSID=5229_1435_5224_5722_4261_5565_4759_5659; path=/; domain=.baidu.com </text:p>
      <text:p text:style-name="P117">P3P: CP=" OTI DSP COR IVA OUR IND COM " </text:p>
      <text:p text:style-name="P117">Expires: Sun, 23 Mar 2014 10:38:00 GMT </text:p>
      <text:p text:style-name="P117">Cache-Control: private </text:p>
      <text:p text:style-name="P117">Server: BWS/1.1 </text:p>
      <text:p text:style-name="P117">BDPAGETYPE: 1 </text:p>
      <text:p text:style-name="P117">BDQID: 0xcc97b76d0023d327 </text:p>
      <text:p text:style-name="P117">BDUSERID: 0 </text:p>
      <text:p text:style-name="P117"/>
      <text:p text:style-name="P117">405e </text:p>
      <text:p text:style-name="P117">&lt;!DOCTYPE html&gt;&lt;!--STATUS OK--&gt;&lt;html&gt;&lt;head&gt;&lt;meta http-equiv="content-type" content="text/html;charset=utf-8"&gt;&lt;link rel="dns-prefetch.....&lt;省略&gt;</text:p>
      <text:h text:style-name="Heading_20_3" text:outline-level="3"><text:bookmark-start text:name="__RefHeading__2149_1691521449"/>2.2.3 HTTP在libcurl中<text:bookmark-end text:name="__RefHeading__2149_1691521449"/></text:h>
      <text:p text:style-name="P58">在上一节我们简单讨论了<text:span text:style-name="T70">HTTP协议，并且实现了一个发送HTTP请求的简单程序。</text:span>本节讨论libcurl内部是如何实现HTTP传输的<text:span text:style-name="T75">，主要关注libcurl的数据传输而不是内存管理、模块划分、错误处理等内容。</text:span></text:p>
      <text:p text:style-name="P58">在讨论libcurl的实现之前，先看一下如何使用libcurl发送<text:span text:style-name="T72">HTTP请求。下面这个程序可以看作是上一节HTTP小程序的libcurl版本。</text:span></text:p>
      <text:p text:style-name="P120">#include &lt;stdio.h&gt; </text:p>
      <text:p text:style-name="P120">#include &lt;curl/curl.h&gt; </text:p>
      <text:p text:style-name="P120"/>
      <text:p text:style-name="P120">int main(int argc, char *argv[]) </text:p>
      <text:p text:style-name="P120">{ </text:p>
      <text:p text:style-name="P120"><text:tab/>if(argc!=2){ </text:p>
      <text:p text:style-name="P120"><text:tab/><text:tab/>printf("Usage: a.out URL\n"); </text:p>
      <text:p text:style-name="P120"><text:tab/><text:tab/>return 0; </text:p>
      <text:p text:style-name="P120"><text:tab/>} </text:p>
      <text:p text:style-name="P120"><text:tab/>CURLcode code; </text:p>
      <text:p text:style-name="P120"><text:tab/>CURL *easy=curl_easy_init(); </text:p>
      <text:p text:style-name="P120"/>
      <text:p text:style-name="P120"><text:tab/>code=curl_easy_setopt(easy,CURLOPT_URL,argv[1]); </text:p>
      <text:p text:style-name="P120"><text:tab/>if(code!=CURLE_OK){ </text:p>
      <text:p text:style-name="P120"><text:soft-page-break/><text:tab/><text:tab/>fprintf(stderr,"Invalid URL!\n"); </text:p>
      <text:p text:style-name="P120"><text:tab/><text:tab/>return -1; </text:p>
      <text:p text:style-name="P120"><text:tab/>} </text:p>
      <text:p text:style-name="P120"><text:tab/>curl_easy_setopt(easy,CURLOPT_WRITEDATA,stdout); </text:p>
      <text:p text:style-name="P120"/>
      <text:p text:style-name="P120"><text:tab/>code=curl_easy_perform(easy); </text:p>
      <text:p text:style-name="P120"/>
      <text:p text:style-name="P120"><text:tab/>curl_easy_cleanup(easy); </text:p>
      <text:p text:style-name="P120"><text:tab/>return 0; </text:p>
      <text:p text:style-name="P120">}</text:p>
      <text:p text:style-name="Text_20_body">可以看到，libcurl隐藏了<text:span text:style-name="T83">URL的解析过程以及具体的socket通信。</text:span>curl_easy_init()创建一个CURL对象<text:span text:style-name="T73">，然后调用</text:span><text:a xlink:type="simple" xlink:href="http://curl.haxx.se/libcurl/c/curl_easy_setopt.html"><text:span text:style-name="T73">curl_easy_setopt()</text:span></text:a><text:span text:style-name="T73">分别设置URL和数据输出位置。在本例子中，输出到stdout。最后调用</text:span><text:a xlink:type="simple" xlink:href="http://curl.haxx.se/libcurl/c/curl_easy_perform.html"><text:span text:style-name="T73">curl_easy_perform()</text:span></text:a><text:span text:style-name="T73">发送HTTP请求并接受响应。curl_easy_setopt()可以设置很多参数，这里不详细描述。</text:span></text:p>
      <text:p text:style-name="P59">CURL其实是void的别名（源代码include/curl/curl.h：93）。真正的结构是SessionHandle（源代码lib/urldata.h：1614），SessionHandle包含了完成数据传输用到的各种字段和设置，主要由curl_easy_setopt()设置。</text:p>
      <text:p text:style-name="P59">curl_easy_setopt()（源代码lib/easy.c：439）其实是Curl_setopt()（源代码lib/url.c：647）的简单封装。Curl_setopt()则是一个switch结构，主要就是完成选项的配置。</text:p>
      <text:p text:style-name="P60">curl_easy_perform()<text:span text:style-name="T76">（源代码lib/easy.c：470）</text:span>发起连接，完成必要的数据传输。在本例子中<text:span text:style-name="T74">，它将接受到的数据写到stdout，因为之前的curl_easy_setopt()设置。</text:span></text:p>
      <text:p text:style-name="P61">首先需要构造和发送HTTP首部，该任务由Curl_http()（源代码：lib/http.c：1633）完成<text:span text:style-name="T77">。该函数首先做一些通用检查，是否是HTTP协议，HTTP方法，HTTP协议版本，以及一些HTTP首部。以HTTP首部Transfer-Encoding为例，下面是Curl_http()对Transfer-Encoding做的检查和操作。</text:span></text:p>
      <text:p text:style-name="P62"/>
      <text:p text:style-name="P121">ptr = Curl_checkheaders(data, "Transfer-Encoding:"); </text:p>
      <text:p text:style-name="P121">if(ptr) { </text:p>
      <text:p text:style-name="P121"><text:tab/>/* Some kind of TE is requested, check if 'chunked' is chosen */ </text:p>
      <text:p text:style-name="P121"><text:tab/>data-&gt;req.upload_chunky = </text:p>
      <text:p text:style-name="P121"><text:tab/><text:tab/>Curl_compareheader(ptr, "Transfer-Encoding:", "chunked"); </text:p>
      <text:p text:style-name="P121">} else { </text:p>
      <text:p text:style-name="P121"><text:tab/>if((conn-&gt;handler-&gt;protocol&amp;CURLPROTO_HTTP) &amp;&amp; </text:p>
      <text:p text:style-name="P121"><text:tab/><text:tab/><text:tab/><text:tab/>data-&gt;set.upload &amp;&amp; </text:p>
      <text:p text:style-name="P121"><text:soft-page-break/><text:tab/><text:tab/><text:tab/><text:tab/>(data-&gt;set.infilesize == -1)) { </text:p>
      <text:p text:style-name="P121"><text:tab/><text:tab/>if(conn-&gt;bits.authneg) </text:p>
      <text:p text:style-name="P121"><text:tab/><text:tab/> <text:s text:c="2"/>/* don't enable chunked during auth neg */ </text:p>
      <text:p text:style-name="P121"><text:tab/><text:tab/> <text:s text:c="2"/>; </text:p>
      <text:p text:style-name="P121"><text:tab/><text:tab/>else if(use_http_1_1(data, conn)) { </text:p>
      <text:p text:style-name="P121"><text:tab/><text:tab/><text:tab/>/* HTTP, upload, unknown file size and not HTTP 1.0 */ </text:p>
      <text:p text:style-name="P121"><text:tab/><text:tab/><text:tab/>data-&gt;req.upload_chunky = TRUE; </text:p>
      <text:p text:style-name="P121"><text:tab/><text:tab/>} else { </text:p>
      <text:p text:style-name="P121"><text:tab/><text:tab/><text:tab/>failf(data, "Chunky upload is not supported by HTTP 1.0"); </text:p>
      <text:p text:style-name="P121"><text:tab/><text:tab/><text:tab/>return CURLE_UPLOAD_FAILED; </text:p>
      <text:p text:style-name="P121"><text:tab/><text:tab/>} </text:p>
      <text:p text:style-name="P121"><text:tab/>} else { </text:p>
      <text:p text:style-name="P121"><text:tab/><text:tab/>/* else, no chunky upload */ </text:p>
      <text:p text:style-name="P121"><text:tab/><text:tab/>data-&gt;req.upload_chunky = FALSE; </text:p>
      <text:p text:style-name="P121"><text:tab/>} </text:p>
      <text:p text:style-name="P121"><text:tab/>if(data-&gt;req.upload_chunky) </text:p>
      <text:p text:style-name="P121"><text:tab/> <text:s text:c="2"/>te = "Transfer-Encoding: chunked\r\n"; </text:p>
      <text:p text:style-name="P121">}</text:p>
      <text:p text:style-name="P63">程序先检查<text:span text:style-name="T77">Transfer-Encoding首部是否被设置。如果被设置了，设置chunked标志。如果没有Transfer-Encoding首部，首先检查是否是HTTP协议，是否有数据要上传，然后根据上传的数据来设置Transfer-Encoding首部的值，也就是“自动设置”。其他首部字段如Host，Referer等都是通过类似的流程处理。</text:span></text:p>
      <text:p text:style-name="P64">构造完成HTTP首部后，程序进入一个<text:span text:style-name="T78">switch结构，判断HTTP方法</text:span></text:p>
      <text:p text:style-name="P122">switch(httpreq) { </text:p>
      <text:p text:style-name="P122"><text:tab/>case HTTPREQ_POST_FORM: </text:p>
      <text:p text:style-name="P122"><text:tab/>…</text:p>
      <text:p text:style-name="P122"><text:tab/>case HTTPREQ_PUT：</text:p>
      <text:p text:style-name="P122"><text:tab/>...</text:p>
      <text:p text:style-name="P66">根据不同的HTTP方法，添加特定的HTTP首部，比如<text:span text:style-name="T79">POST方法中需要添加Content-Type和Content-Length两个首部字段。如果没有指定任何HTTP首部，会默认添加Host和Accept两个首部。如下</text:span></text:p>
      <text:p text:style-name="P123">GET / HTTP/1.1 </text:p>
      <text:p text:style-name="P123">Host: www.baidu.com </text:p>
      <text:p text:style-name="P123"><text:soft-page-break/>Accept: */*</text:p>
      <text:p text:style-name="P68">完成方法特定首部的构造后，发送HTTP请求。Curl_write()（源代码lib/sendf.c：231）完成发送HTTP请求的工作，它的第二个参数就是一个socket文件描述符。</text:p>
      <text:p text:style-name="P65">完成HTTP请求的发送后，就是接受HTTP响应。<text:span text:style-name="T80">Curl_done()（源代码lib/url.c:5623）完成接收HTTP响应的工作。</text:span></text:p>
      <text:p text:style-name="P67">HTTP响应的起始行用\r\n分割，每个首部字段之间也用\r\n分割<text:span text:style-name="T81">，首部名与对应的值用：分割</text:span>，首部与消息主体用一个空行\r\n分割<text:span text:style-name="T82">，都是纯文本内容；</text:span>很容易解析。</text:p>
      <text:h text:style-name="Heading_20_3" text:outline-level="3"><text:bookmark-start text:name="__RefHeading__2151_1691521449"/>2.2.<text:span text:style-name="T69">4</text:span> FTP<text:bookmark-end text:name="__RefHeading__2151_1691521449"/></text:h>
      <text:p text:style-name="P48"><text:span text:style-name="T34">FTP即文件传输协议（</text:span>File Transfer Protocol<text:span text:style-name="T34">）。是基于TCP/IP的网络上进行两台计算机文件传输的协议。尽管HTTP替代了大多数FTP的功能，但FTP依然是客户机与服务器进行文件传输的有效方式。FTP允许客户端从服务器上下载文件，或者上传、创建甚至删除服务器上的文件或目录。</text:span></text:p>
      <text:p text:style-name="P57">本章节主要讨论FTP的数据传输方式，相关的FTP认证、安全等内容不在讨论范围内。有兴趣的读者可以参考<text:a xlink:type="simple" xlink:href="http://mirrors.ustc.edu.cn/rfc/rfc959.txt">RFC959</text:a>。</text:p>
      <text:p text:style-name="P49">FTP和HTTP一样，是应用层协议，基于传输层。FTP是一个8位的客户端-服务器协议，能操作任何类型的文件而不需要进一步处理，就像MIME或者Unicode一样。但是，FTP有着极高的延时，这意味着，从开始请求到第一次接收数据之间时间可能比较长，并且不时地需要执行一些冗长的登录过程。</text:p>
      <text:p text:style-name="P50">FTP服务一般运行在20和21两个端口。端口20用于客户端与服务器之间的数据传输，而端口21用户客户端与服务器之间的控制信息传输。典型的<text:span text:style-name="T66">FTP客户端-服务器模型如下</text:span></text:p>
      <text:p text:style-name="P50"/>
      <text:p text:style-name="P56"><draw:frame draw:style-name="fr3" draw:name="Object5" text:anchor-type="paragraph" svg:width="8.5in" svg:height="3.989in" draw:z-index="4"><draw:object xlink:href="./Object 5" xlink:type="simple" xlink:show="embed" xlink:actuate="onLoad"/><draw:image xlink:href="./ObjectReplacements/Object 5" xlink:type="simple" xlink:show="embed" xlink:actuate="onLoad"/></draw:frame><text:soft-page-break/>FTP提供了认证机制，但是大部分站点都支持匿名访问。<text:span text:style-name="T67">FTP的控制流使用TELNET协议交换信息，包含TELNET命令和选项。然后大多数FTP控制桢都是简单的ASCII文本，可以分为FTP命令和FTP消息。FTP消息是对FTP命令的响应，它由带有解释文本的应答代码构成。</text:span></text:p>
      <text:p text:style-name="P69">FTP有两种连接方式，主动方式和被动方式。主动方式的连接过程是：客户端向服务器的FTP端口（默认是21）发送连接请求，服务器接受链接，并建立一条命令链路。当需要传输数据时，客户端在命令链路上用PORT命令告诉服务器：“我打开了X端口”。于是服务器从20端口向客户端的X端口发起链接，建立一条数据链路来传输数据（这是大部分FTP客户端的传输方式）。被动方式的链接过程是<text:span text:style-name="T68">：客户端向服务器的FTP端口（默认是21）发起连接请求，服务器接受连接，建立一条命令链路。当需要传送数据时，服务器在命令链路上用PASV命令告诉客户端：“我打开了X端口”。于是客户端向服务器的X端口发送链接请求，建立数据链路来传输数据。</text:span></text:p>
      <text:p text:style-name="P69">以客户端发送<text:span text:style-name="T84">FTP的PORT命令为例。FTP命令大部分都是纯文本，PORT当然也是。典型的PORT命令形式为PORT 10,2,0,2,4,31。该命令发送的消息其实是表示10.2.0.2:1039的IP地址和端口。PORT是命令，后面的数字表示IP地址和端口号。前四个表示IPv4的地址10.2.0.2。后面的4,31表示十六进制的0x04和0x0F，合并后0x040F就是十进制端口值1039。命令用\r\n结尾。</text:span></text:p>
      <text:p text:style-name="P69">下面代码演示了<text:span text:style-name="T85">FTP的PORT命令。</text:span></text:p>
      <text:p text:style-name="P124">/* 将IP地址和端口表示为a,b,c,d,e,f形式 */ </text:p>
      <text:p text:style-name="P124">p_address_to_port_repr (&amp;addr, port, bytes, sizeof (bytes)); </text:p>
      <text:p text:style-name="P124">/* 构造 PORT 请求. <text:s/>*/ </text:p>
      <text:p text:style-name="P124">snprintf(request,”PORT %s<text:span text:style-name="T87">\r\n</text:span>”,bytes);</text:p>
      <text:p text:style-name="P124"><text:soft-page-break/>/* 发送请求 */</text:p>
      <text:p text:style-name="P124">nwritten = fd_write (csock, request, strlen (request), -1);</text:p>
      <text:p text:style-name="Text_20_body">FTP的响应信息由两部分组成，响应码和描述信息。常见的响应码有<text:span text:style-name="T91">125,150,220。例如200的描述信息为”Command okay”。下面列出了是部分响应码。</text:span></text:p>
      <table:table table:name="FTP响应码" table:style-name="FTP响应码">
        <table:table-column table:style-name="FTP响应码.A"/>
        <table:table-column table:style-name="FTP响应码.B"/>
        <table:table-row>
          <table:table-cell table:style-name="FTP响应码.A1" office:value-type="string">
            <text:p text:style-name="P140">响应码</text:p>
          </table:table-cell>
          <table:table-cell table:style-name="FTP响应码.B1" office:value-type="string">
            <text:p text:style-name="P141">响应格式</text:p>
          </table:table-cell>
        </table:table-row>
        <table:table-row>
          <table:table-cell table:style-name="FTP响应码.A2" office:value-type="string">
            <text:p text:style-name="P139">120</text:p>
          </table:table-cell>
          <table:table-cell table:style-name="FTP响应码.B2" office:value-type="string">
            <text:p text:style-name="P139">120 Service ready in nnn minutes</text:p>
          </table:table-cell>
        </table:table-row>
        <table:table-row>
          <table:table-cell table:style-name="FTP响应码.A2" office:value-type="string">
            <text:p text:style-name="P139">125</text:p>
          </table:table-cell>
          <table:table-cell table:style-name="FTP响应码.B2" office:value-type="string">
            <text:p text:style-name="P139">125 Data connection already open;transfer starting</text:p>
          </table:table-cell>
        </table:table-row>
        <table:table-row>
          <table:table-cell table:style-name="FTP响应码.A2" office:value-type="string">
            <text:p text:style-name="P139">150</text:p>
          </table:table-cell>
          <table:table-cell table:style-name="FTP响应码.B2" office:value-type="string">
            <text:p text:style-name="P139">150 File status; about to open data connection</text:p>
          </table:table-cell>
        </table:table-row>
        <table:table-row>
          <table:table-cell table:style-name="FTP响应码.A2" office:value-type="string">
            <text:p text:style-name="P142">200</text:p>
          </table:table-cell>
          <table:table-cell table:style-name="FTP响应码.B2" office:value-type="string">
            <text:p text:style-name="P142">200 Command okay</text:p>
          </table:table-cell>
        </table:table-row>
        <table:table-row>
          <table:table-cell table:style-name="FTP响应码.A2" office:value-type="string">
            <text:p text:style-name="P142">211</text:p>
          </table:table-cell>
          <table:table-cell table:style-name="FTP响应码.B2" office:value-type="string">
            <text:p text:style-name="P142">211 System status, or system help reply</text:p>
          </table:table-cell>
        </table:table-row>
        <table:table-row>
          <table:table-cell table:style-name="FTP响应码.A2" office:value-type="string">
            <text:p text:style-name="P143">530</text:p>
          </table:table-cell>
          <table:table-cell table:style-name="FTP响应码.B2" office:value-type="string">
            <text:p text:style-name="P143">530 Not logged in</text:p>
          </table:table-cell>
        </table:table-row>
      </table:table>
      <text:p text:style-name="P73">响应码大于400表示命令执行失败。</text:p>
      <text:h text:style-name="Heading_20_3" text:outline-level="3"><text:bookmark-start text:name="__RefHeading__2153_1691521449"/>2.2.5 FTP在libcurl中<text:bookmark-end text:name="__RefHeading__2153_1691521449"/></text:h>
      <text:p text:style-name="Text_20_body">本节主要关注libcurl是如何发送和接受<text:span text:style-name="T86">FTP命令消息的。在libcurl中执行不同协议的操作都是调用curl_easy_perform()。然后再根据协议调用相关函数。</text:span></text:p>
      <text:p text:style-name="P70">Curl_ftpsendf()（源代码lib/ftp.c：4135）发送ftp请求的<text:span text:style-name="T88">，它的参数可以变，类似于printf。如果要发送PORT命令，可以这样调用Curl_ftpsendf(conn,”PORT %s,%s,%s,%s,%s,%s”,a,b,c,d,e,f)。</text:span></text:p>
      <text:p text:style-name="P71">Curl_ftpsendf()先根据用户指定的形式构造字符串<text:span text:style-name="T89">，</text:span></text:p>
      <text:p text:style-name="P125">write_len = vsnprintf(s, SBUF_SIZE-3, fmt, ap);</text:p>
      <text:p text:style-name="Text_20_body">在添加<text:span text:style-name="T90">\r\n结束符。</text:span></text:p>
      <text:p text:style-name="P126">strcpy(&amp;s[write_len], "\r\n");</text:p>
      <text:p text:style-name="P72">最后发送数据。</text:p>
      <text:p text:style-name="P126"><text:s/>res = Curl_write(conn, conn-&gt;sock[FIRSTSOCKET], sptr, write_len, &amp;bytes_written);</text:p>
      <text:p text:style-name="Text_20_body">Curl_GetFTPResponse()（源代码lib/ftp.c：675）获取返回的<text:span text:style-name="T92">FTP响应。FTP的请求命令与响应都是纯文本形式，很容易解析。</text:span></text:p>
      <text:h text:style-name="Heading_20_2" text:outline-level="2"><text:bookmark-start text:name="__RefHeading__237_1157848091"/>2.3 libtransmission<text:bookmark-end text:name="__RefHeading__237_1157848091"/></text:h>
      <text:p text:style-name="P3">libtransmission...</text:p>
      <text:h text:style-name="P174" text:outline-level="1"><text:bookmark-start text:name="__RefHeading__239_1157848091"/><text:span text:style-name="T12">3. </text:span>wdl的实现<text:bookmark-end text:name="__RefHeading__239_1157848091"/></text:h>
      <text:p text:style-name="P74">wdl的整体结构采用GObject提供的面向对象机制，读者只要将其理解为C++中的类机制就行。同<text:span text:style-name="T93">C++的</text:span><text:soft-page-break/><text:span text:style-name="T93">代码组织方式一样，也是在头文件（.h）里定义类，在源文件（.c）里实现类。比如文件wlhttper.h和wlhttper.c分别是类WlHttper的定义于实现。</text:span></text:p>
      <text:p text:style-name="P74">wdl的命名规范沿用了<text:span text:style-name="T93">GTK+的命名规范。Wl为前缀，功能类似C++中的命名空间。下面列出了wdl中实现的类以及具体功能。</text:span></text:p>
      <table:table table:name="WDL类" table:style-name="WDL类">
        <table:table-column table:style-name="WDL类.A"/>
        <table:table-column table:style-name="WDL类.B"/>
        <table:table-column table:style-name="WDL类.C"/>
        <table:table-row>
          <table:table-cell table:style-name="WDL类.A1" office:value-type="string">
            <text:p text:style-name="P141">类名</text:p>
          </table:table-cell>
          <table:table-cell table:style-name="WDL类.A1" office:value-type="string">
            <text:p text:style-name="P141">父类</text:p>
          </table:table-cell>
          <table:table-cell table:style-name="WDL类.C1" office:value-type="string">
            <text:p text:style-name="P141">功能</text:p>
          </table:table-cell>
        </table:table-row>
        <table:table-row>
          <table:table-cell table:style-name="WDL类.A2" office:value-type="string">
            <text:p text:style-name="P144">WlHttper</text:p>
          </table:table-cell>
          <table:table-cell table:style-name="WDL类.A2" office:value-type="string">
            <text:p text:style-name="P146">GtkEventBox</text:p>
          </table:table-cell>
          <table:table-cell table:style-name="WDL类.C7" office:value-type="string">
            <text:p text:style-name="P145">管理一个HTTP或者FTP下载任务，包括任务的界面<text:span text:style-name="T94">，任务的管理（暂停、下载、重新开始等）。下载任务在一个新线程中执行，WlHttper会完成对线程的管理。在使用WlHttper类时不用考虑多线程（这也是面向对象意义所在）。但后面我们会讨论WlHttper是如何管理多线程的。</text:span></text:p>
          </table:table-cell>
        </table:table-row>
        <table:table-row>
          <table:table-cell table:style-name="WDL类.A2" office:value-type="string">
            <text:p text:style-name="P147">WlBter</text:p>
          </table:table-cell>
          <table:table-cell table:style-name="WDL类.A2" office:value-type="string">
            <text:p text:style-name="P147">GtkEventBox</text:p>
          </table:table-cell>
          <table:table-cell table:style-name="WDL类.C7" office:value-type="string">
            <text:p text:style-name="P145">与<text:span text:style-name="T95">WlHttper类似，但是它管理的是一个BT下载任务，</text:span><text:span text:style-name="T96">TODO</text:span></text:p>
          </table:table-cell>
        </table:table-row>
        <table:table-row>
          <table:table-cell table:style-name="WDL类.A2" office:value-type="string">
            <text:p text:style-name="P148">WlHttperMenu</text:p>
          </table:table-cell>
          <table:table-cell table:style-name="WDL类.A2" office:value-type="string">
            <text:p text:style-name="P148">GtkMenu</text:p>
          </table:table-cell>
          <table:table-cell table:style-name="WDL类.C7" office:value-type="string">
            <text:p text:style-name="P145">管理一个<text:span text:style-name="T97">WlHttper的右键菜单，默认一些简单的功能，也可以额外添加。该类被嵌入WlHttper中。</text:span></text:p>
          </table:table-cell>
        </table:table-row>
        <table:table-row>
          <table:table-cell table:style-name="WDL类.A2" office:value-type="string">
            <text:p text:style-name="P149">WlHttperProperties</text:p>
          </table:table-cell>
          <table:table-cell table:style-name="WDL类.A2" office:value-type="string">
            <text:p text:style-name="P149">GtkDialog</text:p>
          </table:table-cell>
          <table:table-cell table:style-name="WDL类.C7" office:value-type="string">
            <text:p text:style-name="P150">这是一个对话框，用来显示一个HTTP或者FTP下载任务的信息。URL地址和保存路径。</text:p>
          </table:table-cell>
        </table:table-row>
        <table:table-row>
          <table:table-cell table:style-name="WDL类.A2" office:value-type="string">
            <text:p text:style-name="P151">WlUrlDialog</text:p>
          </table:table-cell>
          <table:table-cell table:style-name="WDL类.A2" office:value-type="string">
            <text:p text:style-name="P151">GtkDialog</text:p>
          </table:table-cell>
          <table:table-cell table:style-name="WDL类.C7" office:value-type="string">
            <text:p text:style-name="P145">这是一个对话框<text:span text:style-name="T98">，用来供用户输出URL地址。由WlDownloadWindow调用，开始一个HTTP或者FTP下载。</text:span></text:p>
          </table:table-cell>
        </table:table-row>
        <table:table-row>
          <table:table-cell table:style-name="WDL类.A2" office:value-type="string">
            <text:p text:style-name="P152">WlDownloader</text:p>
          </table:table-cell>
          <table:table-cell table:style-name="WDL类.A2" office:value-type="string">
            <text:p text:style-name="P152">GtkScrolledWindow</text:p>
          </table:table-cell>
          <table:table-cell table:style-name="WDL类.C7" office:value-type="string">
            <text:p text:style-name="P153">下载任务的总管理，管理WlHttper和WlBter，对外提供一致的访问方式。</text:p>
          </table:table-cell>
        </table:table-row>
        <table:table-row>
          <table:table-cell table:style-name="WDL类.A2" office:value-type="string">
            <text:p text:style-name="P154">WlDownloadWindow</text:p>
          </table:table-cell>
          <table:table-cell table:style-name="WDL类.A2" office:value-type="string">
            <text:p text:style-name="P154">GtkWindow</text:p>
          </table:table-cell>
          <table:table-cell table:style-name="WDL类.C8" office:value-type="string">
            <text:p text:style-name="P153">wdl的主窗口类，负责窗口菜单，以及WlDownloader。</text:p>
          </table:table-cell>
        </table:table-row>
        <table:table-row>
          <table:table-cell table:style-name="WDL类.A2" office:value-type="string">
            <text:p text:style-name="P156">TODO</text:p>
          </table:table-cell>
          <table:table-cell table:style-name="WDL类.A2" office:value-type="string">
            <text:p text:style-name="P156">TODO</text:p>
          </table:table-cell>
          <table:table-cell table:style-name="WDL类.C9" office:value-type="string">
            <text:p text:style-name="P155">TODO</text:p>
          </table:table-cell>
        </table:table-row>
      </table:table>
      <text:p text:style-name="P75"/>
      <text:p text:style-name="P75">下面用层次图的方式让读者更清楚的了解各个类之间的关系和层次。</text:p>
      <text:p text:style-name="P76"><draw:frame draw:style-name="fr3" draw:name="Object6" text:anchor-type="paragraph" svg:width="8.5in" svg:height="3.8016in" draw:z-index="5"><draw:object xlink:href="./Object 6" xlink:type="simple" xlink:show="embed" xlink:actuate="onLoad"/><draw:image xlink:href="./ObjectReplacements/Object 6" xlink:type="simple" xlink:show="embed" xlink:actuate="onLoad"/></draw:frame><text:soft-page-break/></text:p>
      <text:h text:style-name="Heading_20_2" text:outline-level="2"><text:bookmark-start text:name="__RefHeading__243_1157848091"/>3.<text:span text:style-name="T100">1</text:span> 模块实现<text:bookmark-end text:name="__RefHeading__243_1157848091"/></text:h>
      <text:p text:style-name="P77">wdl采用了面向对象的组织方式<text:span text:style-name="T99">，因此可以将每个类的实现看作单个模块。本章节将讨论各个模块的具体实现，包括流程数据结构等。以及各个类（模块）之间是如何协作的。</text:span></text:p>
      <text:h text:style-name="Heading_20_3" text:outline-level="3"><text:bookmark-start text:name="__RefHeading__1793_1311238787"/>3.<text:span text:style-name="T100">1</text:span>.1 WlHttper<text:bookmark-end text:name="__RefHeading__1793_1311238787"/></text:h>
      <text:p text:style-name="P84">WlHttper基于GtkEventBox，GtkEventBox是一个GTK+图形界面的容器类，同时可以接受各种界面信号（鼠标点击等）。<text:span text:style-name="T110">我们只讨论WlHttper的功能实现，而不讨论具体的界面构造</text:span><text:span text:style-name="T111">，除非是在涉及到界面显示的功能上。</text:span></text:p>
      <text:p text:style-name="P84"><text:span text:style-name="T111">当使用wl_httper_new()创建了一个新的WlHttper实例时，只是在GTK+主线程中显示了一个新的下载任务，并没有启动新线程</text:span><text:span text:style-name="T112">；知道wl_httper_start()被调用才会创建一个新线程开始下载</text:span><text:span text:style-name="T111">。</text:span><text:span text:style-name="T113">也就是说WlHttper本身是处在GTK+的主线程中的，无论创建了多少个WlHttper都是运行在GTK+的主线程中的。只是不同的</text:span><text:span text:style-name="T114">WlHttper分别管理了各自的下载线程。</text:span>下面是<text:span text:style-name="T109">WlHttper的实例结构，</text:span></text:p>
      <text:p text:style-name="P130">struct _WlHttper { </text:p>
      <text:p text:style-name="P130"><text:tab/>GtkEventBox parent; </text:p>
      <text:p text:style-name="P130"><text:tab/>GtkWidget *iconImage; </text:p>
      <text:p text:style-name="P130"><text:tab/>GtkWidget *titleLabel; </text:p>
      <text:p text:style-name="P130"><text:tab/>GtkWidget *progressBar; </text:p>
      <text:p text:style-name="P130"><text:tab/>GtkWidget *dlLabel; </text:p>
      <text:p text:style-name="P130"><text:soft-page-break/><text:tab/>GtkWidget *totalLabel; </text:p>
      <text:p text:style-name="P130"><text:tab/>GtkWidget *speedLabel; </text:p>
      <text:p text:style-name="P130"><text:tab/>GtkWidget *timeLabel; </text:p>
      <text:p text:style-name="P130"/>
      <text:p text:style-name="P130"><text:tab/>GtkIconSize iconSize; </text:p>
      <text:p text:style-name="P130"><text:tab/>gchar *url; </text:p>
      <text:p text:style-name="P130"><text:tab/>/* 保存路径和文件流 */ </text:p>
      <text:p text:style-name="P130"><text:tab/>gchar *savePath; </text:p>
      <text:p text:style-name="P130"><text:tab/>GFileOutputStream *fOutput; </text:p>
      <text:p text:style-name="P130"><text:tab/>GThread *thread; </text:p>
      <text:p text:style-name="P130"><text:tab/>CURL *easyCURL; </text:p>
      <text:p text:style-name="P130"><text:tab/>/* 下载速度 */ </text:p>
      <text:p text:style-name="P130"><text:tab/>gdouble speed; </text:p>
      <text:p text:style-name="P130"><text:tab/>/* 下载完成百分比 */ </text:p>
      <text:p text:style-name="P130"><text:tab/>gdouble percentDone; </text:p>
      <text:p text:style-name="P130"><text:tab/>/* </text:p>
      <text:p text:style-name="P130"><text:tab/> * 这两个字段用来计算下载速度 </text:p>
      <text:p text:style-name="P130"><text:tab/> * dlData表示在dlTime时间内下载的字节数 </text:p>
      <text:p text:style-name="P130"><text:tab/> */ </text:p>
      <text:p text:style-name="P130"><text:tab/>guint64 dlData; </text:p>
      <text:p text:style-name="P130"><text:tab/>guint64 dlTime; </text:p>
      <text:p text:style-name="P130"><text:tab/>/* */ </text:p>
      <text:p text:style-name="P130"><text:tab/>guint timeout; </text:p>
      <text:p text:style-name="P130"><text:tab/>/* 已下载的数据和总数据 */ </text:p>
      <text:p text:style-name="P130"><text:tab/>guint64 dlNow; </text:p>
      <text:p text:style-name="P130"><text:tab/>guint64 dlTotal; </text:p>
      <text:p text:style-name="P130"><text:tab/>/* 当前的状态 */ </text:p>
      <text:p text:style-name="P130"><text:tab/>gint status; </text:p>
      <text:p text:style-name="P130"><text:tab/>/* 完成后返回结果 */ </text:p>
      <text:p text:style-name="P130"><text:tab/>GAsyncQueue *rqueue; </text:p>
      <text:p text:style-name="P130"><text:tab/>/* 发送取消命令 */ </text:p>
      <text:p text:style-name="P130"><text:tab/>GAsyncQueue *cqueue; </text:p>
      <text:p text:style-name="P130"><text:tab/>/* 创建时间，不可设置，初始化自动填写 */ </text:p>
      <text:p text:style-name="P130"><text:soft-page-break/><text:tab/>GDateTime *cdt; </text:p>
      <text:p text:style-name="P130"><text:tab/>/* 右键菜单 */ </text:p>
      <text:p text:style-name="P130"><text:tab/>GtkWidget *popMenu; </text:p>
      <text:p text:style-name="P130"><text:tab/>/* 用户自定义数据 */ </text:p>
      <text:p text:style-name="P130"><text:tab/>gpointer userData; </text:p>
      <text:p text:style-name="P130"><text:tab/>/* 完成下载后的回调函数,第一个参数是下载结果 */ </text:p>
      <text:p text:style-name="P130"><text:tab/>WlHttperCallback finishCallback; </text:p>
      <text:p text:style-name="P130"><text:tab/>gpointer cbData; </text:p>
      <text:p text:style-name="P130"><text:tab/>/* 状态改变的回调函数 */ </text:p>
      <text:p text:style-name="P130"><text:tab/>WlHttperStatusCallback statusCallback; </text:p>
      <text:p text:style-name="P130"><text:tab/>gpointer sData; </text:p>
      <text:p text:style-name="P130">};</text:p>
      <text:p text:style-name="P85">其中status表示WlHttper当前的下载状态，是一个如下的枚举类型，每个状态分别对应一种界面的显示<text:span text:style-name="T129">。</text:span></text:p>
      <text:p text:style-name="P157">enum _WlHttperStatus { </text:p>
      <text:p text:style-name="P157"><text:tab/>WL_HTTPER_STATUS_START = 11111, <text:tab/>/* 下载任务已经开始 */</text:p>
      <text:p text:style-name="P157"><text:tab/>WL_HTTPER_STATUS_PAUSE = 22222, <text:tab/>/* 暂停 */</text:p>
      <text:p text:style-name="P157"><text:tab/>WL_HTTPER_STATUS_COMPLETE = 33333, <text:tab/>/* 下载已经完成 */</text:p>
      <text:p text:style-name="P157"><text:tab/>WL_HTTPER_STATUS_NOT_START = 44444, <text:tab/>/* 下载还未开始 */</text:p>
      <text:p text:style-name="P157"><text:tab/>WL_HTTPER_STATUS_ABORT = 55555, <text:tab/>/* 下载被中止了 */</text:p>
      <text:p text:style-name="P157">};</text:p>
      <text:p text:style-name="P88">url就是下载的文件的URL，savePath表示该下载任务的保存路径。</text:p>
      <text:p text:style-name="P87">rqueue和cqueue都是用于多线程数据通信的。cqueue由主线程向下载线程发送取消消息。rqueue由下载线程向主线程发送下载结果。</text:p>
      <text:p text:style-name="P87">speed<text:span text:style-name="T130">、percentDone、dlNow、dlTotal分别表示下载速度、下载完成百分比、当前下载的数据量、文件总大小。这些数据都由下载线程设置，然后由主线程读取然后在界面上显示。</text:span></text:p>
      <text:p text:style-name="P86">当新创建一个<text:span text:style-name="T128">WlHttper实例时，只是将所有字段，包括界面都初始化，status被初始化为WL_HTTPER_STATUS_NOT_START。</text:span></text:p>
      <text:p text:style-name="P89">wl_httper_start()<text:span text:style-name="T131">（源代码：src/wlhttper.c:681）</text:span>开始下载任务。该函数首先检查当前的状态<text:span text:style-name="T131">，如果下载状态处于WL_HTTPER_STATUS_START或者是WL_HTTPER_STATUS_PAUSE则直接退出。</text:span></text:p>
      <text:p text:style-name="P89">然后打开保存文件的路径<text:span text:style-name="T131">，如果无效则退出。</text:span></text:p>
      <text:p text:style-name="P89">然后创建一个<text:span text:style-name="T131">CURL对象，并设置必要的参数。如下</text:span></text:p>
      <text:p text:style-name="P131">CURL *easyCURL = curl_easy_init(); </text:p>
      <text:p text:style-name="P131"><text:soft-page-break/><text:tab/>/* 设置URL */ </text:p>
      <text:p text:style-name="P131">curl_easy_setopt(easyCURL, CURLOPT_URL, httper-&gt;url); </text:p>
      <text:p text:style-name="P131"><text:tab/>/* 关闭详细信息 */ </text:p>
      <text:p text:style-name="P131">curl_easy_setopt(easyCURL, CURLOPT_VERBOSE, 0L); </text:p>
      <text:p text:style-name="P131"><text:tab/>/* 自动重定向 */ </text:p>
      <text:p text:style-name="P131">curl_easy_setopt(easyCURL, CURLOPT_FOLLOWLOCATION, 1L); </text:p>
      <text:p text:style-name="P131"><text:tab/>/* 设置接收到数据后的回调函数 */ </text:p>
      <text:p text:style-name="P131">curl_easy_setopt(easyCURL, CURLOPT_WRITEFUNCTION, </text:p>
      <text:p text:style-name="P131"><text:tab/><text:tab/><text:tab/><text:tab/><text:tab/> on_curl_write_callback); </text:p>
      <text:p text:style-name="P131"><text:tab/>/* 设置进度回调函数 */ </text:p>
      <text:p text:style-name="P131">curl_easy_setopt(easyCURL, CURLOPT_NOPROGRESS, 0L); </text:p>
      <text:p text:style-name="P131">curl_easy_setopt(easyCURL, CURLOPT_PROGRESSFUNCTION, </text:p>
      <text:p text:style-name="P131"><text:tab/><text:tab/><text:tab/><text:tab/><text:tab/> on_curl_progress_callback); </text:p>
      <text:p text:style-name="P131"><text:tab/>/* 启用SSL <text:s/>*/ </text:p>
      <text:p text:style-name="P131">curl_easy_setopt(easyCURL, CURLOPT_USE_SSL, CURLUSESSL_TRY); </text:p>
      <text:p text:style-name="P131"><text:tab/>/* 关闭证书认证 */ </text:p>
      <text:p text:style-name="P131">curl_easy_setopt(easyCURL, CURLOPT_SSL_VERIFYPEER, 0L); </text:p>
      <text:p text:style-name="P131"><text:tab/>/* 设置用户代理,冒充FIREFOX */ </text:p>
      <text:p text:style-name="P131">curl_easy_setopt(easyCURL, CURLOPT_USERAGENT, </text:p>
      <text:p text:style-name="P131"><text:tab/><text:tab/><text:tab/><text:tab/>"Mozilla/5.0 (X11; Ubuntu; Linux i686; rv:24.0)" </text:p>
      <text:p text:style-name="P131"><text:tab/><text:tab/><text:tab/><text:tab/>" Gecko/20100101 Firefox/24.0"); </text:p>
      <text:p text:style-name="P131"><text:tab/>/* 关闭信号，这可能会引发一个BUG */ </text:p>
      <text:p text:style-name="P131">curl_easy_setopt(easyCURL, CURLOPT_NOSIGNAL, 1L)</text:p>
      <text:p text:style-name="P90">其中<text:span text:style-name="T132"> </text:span><text:span text:style-name="T133">on_curl_progress_callback</text:span><text:span text:style-name="T140">()</text:span><text:span text:style-name="T133">是下载任务执行过程中的进度函数</text:span><text:span text:style-name="T134">，如果返回一个非0的值，就会中止下载任务。该函数在下载线程里被调用</text:span><text:span text:style-name="T135">，但是主线程通过消息通信，在必要时候使其返回0中止下载。</text:span></text:p>
      <text:p text:style-name="P93"><text:span text:style-name="T135">其次是on_</text:span><text:span text:style-name="T132">curl_write_callback()在下载任务有数据传输时被调用，用来指定数据的保存数据，同时根据数据的量和两次调用之间的时间间隔计算下载速度。</text:span></text:p>
      <text:p text:style-name="P90"><text:span text:style-name="T135">完成</text:span><text:span text:style-name="T136">CURL的初始化后，创建两个新的GAsyncQueue用于线程通信，也就是rqueue和cqueue。这表明rqueue和cqueue具有“任务唯一性”。也就是说每次重新开始下载所使用的GAsycnQueue都是不同的。</text:span></text:p>
      <text:p text:style-name="P91"><text:span text:style-name="T136">在然后初始化信息</text:span><text:span text:style-name="T137">，wl_httper_set_default_data()初始化所有下载相关的字段，比如下载速度speed。</text:span></text:p>
      <text:p text:style-name="P161">wl_httper_set_default_info()初始化界面，使界面显示开始下载。</text:p>
      <text:p text:style-name="P162">最后调用g_thread_new("http-download", wl_httper_download_thread, httper);创建下载线程。</text:p>
      <text:p text:style-name="P92"><text:span text:style-name="T132">接着调用wl_httper_add_timeout(httper)在主线程中创建一个定时器，周期性地更新GTK+界面，保证界面</text:span><text:soft-page-break/><text:span text:style-name="T132">显示的下载速度、下载完成百分比等有效。这个定时器的事件周期是</text:span><text:span text:style-name="T138">30</text:span><text:span text:style-name="T132">0ms。</text:span><text:span text:style-name="T138">下面将具体讨论</text:span><text:span text:style-name="T139">下载函数</text:span><text:span text:style-name="T138">wl_httper_download_thread</text:span><text:span text:style-name="T139">()</text:span><text:span text:style-name="T138">和定时器函数</text:span><text:span text:style-name="T139">wl_httper_download_timeout()。</text:span></text:p>
      <text:p text:style-name="P97"><text:span text:style-name="T116">wl_httper_download_thread()接受一个参数，就是WlHttper的指针。通过该参数先取得</text:span><text:span text:style-name="T117">rqueue和cqueue的指针。并增加引用计数，确保它们在线程执行期间不会被释放。</text:span><text:span text:style-name="T118">然后调用curl_easy_perform()开始下载任务。该函数在执行期间会阻塞，但是内部会不断调用前面注册的on_curl_progress_callback()和</text:span><text:span text:style-name="T122">on_curl_write_callback()</text:span><text:span text:style-name="T118">。</text:span></text:p>
      <text:p text:style-name="P97"><text:span text:style-name="T118">在</text:span><text:span text:style-name="T119">on_curl_progress_callback()内部会不断检查是否有来自cqueue的消息，如果有（不管是什么），就认为是主线程发送了取消信号，则返回1,否则返回0。on_curl_progress_callback()返回1后curl_easy_perfrom就会返回一个CURLE_ABORTED_BY_CALLBACK</text:span><text:span text:style-name="T120">。</text:span></text:p>
      <text:p text:style-name="P94"><text:span text:style-name="T142">在on_curl_write_callback()</text:span><text:span text:style-name="T141">除了将下载的数据保存到文件，还要计算下载速度。</text:span><text:span text:style-name="T142">使用以下代码计算下载速度</text:span><text:span text:style-name="T141">，结果保存在httper-</text:span><text:span text:style-name="T143">&gt;speed中。其中httper-&gt;dlTime、httper-&gt;dlData都是初始化为0的。</text:span></text:p>
      <text:p text:style-name="P132">guint64 now = time(NULL); </text:p>
      <text:p text:style-name="P132">if (httper-&gt;dlTime != 0) { </text:p>
      <text:p text:style-name="P132"><text:tab/>httper-&gt;dlData += len; </text:p>
      <text:p text:style-name="P132"><text:tab/>if (now - httper-&gt;dlTime &gt; 0) { <text:tab/>/* 两次调用的时间间隔至少大于<text:span text:style-name="T144">0 */</text:span></text:p>
      <text:p text:style-name="P132"><text:tab/><text:tab/>httper-&gt;speed = (gdouble) httper-&gt;dlData / (gdouble) (now - httper-&gt;dlTime); </text:p>
      <text:p text:style-name="P132"><text:tab/><text:tab/><text:tab/>httper-&gt;dlTime = now; </text:p>
      <text:p text:style-name="P132"><text:tab/><text:tab/><text:tab/>httper-&gt;dlData = 0; </text:p>
      <text:p text:style-name="P132"><text:tab/>} </text:p>
      <text:p text:style-name="P132">} else <text:tab/>/* 这是第一次调用该函数 <text:s/>*/</text:p>
      <text:p text:style-name="P132"><text:tab/>httper-&gt;dlTime = now;</text:p>
      <text:p text:style-name="P95"><text:span text:style-name="T120">curl_</text:span><text:span text:style-name="T121">easy_perform()</text:span><text:span text:style-name="T123">如果没有被中止或者发生什么错误，那么返回CURLE_OK。</text:span><text:span text:style-name="T121">返回后，根据返回值给主线程发送结果。</text:span></text:p>
      <text:p text:style-name="P170">if (code == CURLE_OK) </text:p>
      <text:p text:style-name="P170"><text:tab/>g_async_queue_push(rqueue, (gpointer) WL_HTTPER_STATUS_COMPLETE); </text:p>
      <text:p text:style-name="P170">else </text:p>
      <text:p text:style-name="P170"><text:tab/>g_async_queue_push(rqueue, (gpointer) code);</text:p>
      <text:p text:style-name="P96"><text:span text:style-name="T115">要么成功，要么失败。</text:span><text:span text:style-name="T124">最后释放对cqueue和rqueue的引用。退出线程。</text:span></text:p>
      <text:p text:style-name="P98"><text:span text:style-name="T115">wl_httper_download_</text:span><text:span text:style-name="T125">timeout()由主线程周期性（300ms）调用。</text:span><text:span text:style-name="T126">首先，它会检查是否有通过rqueue传递的数据，如果有表明下载任务已经结束。如果有了下载结果，那么根据下载结果更新界面，完成，被取消，还是出错？</text:span><text:span text:style-name="T127">如果没有下载结果，也就是说下载还没有结束，那么更新下载速度、下载进度等信息。</text:span></text:p>
      <text:p text:style-name="P133">wl_httper_set_dl_speed(httper, httper-&gt;speed); </text:p>
      <text:p text:style-name="P133">wl_httper_set_dl_size(httper, httper-&gt;dlNow); </text:p>
      <text:p text:style-name="P133">wl_httper_set_total_size(httper, httper-&gt;dlTotal);</text:p>
      <text:p text:style-name="Text_20_body"><text:soft-page-break/>因为创建线程时传递的就是WlHttper的指针，所以其实WlHttper结构是下载线程和主线程的一块共享内存。既然是共享内存<text:span text:style-name="T145">，那么必须考虑竞争。rqueue和cqueue本身就是线程安全的，再通过增加引用计数的方式保证了安全性。而speed和percentDone等字段，除了初始化（在创建线程之前）外，在主线程中就同上述代码一样，只读不写；也就是说，它们只会在下载线程（on_curl_write_callback）中被改变，因此实际上不存在竞争关系。读写之间可能会有一点点的竞争关系，不过这出现的概率非常小，而且就算出现也根本不影响程序的正确性和稳定性。</text:span></text:p>
      <text:p text:style-name="P100">下图表示了下载线程和主线程之间的关系。图中框大小与程序执行时间长度没有任何关系<text:span text:style-name="T146">。</text:span></text:p>
      <text:p text:style-name="P99"/>
      <text:p text:style-name="P101"><draw:frame draw:style-name="fr4" draw:name="Object7" text:anchor-type="paragraph" svg:width="8.5in" svg:height="3.8016in" draw:z-index="6"><draw:object xlink:href="./Object 7" xlink:type="simple" xlink:show="embed" xlink:actuate="onLoad"/><draw:image xlink:href="./ObjectReplacements/Object 7" xlink:type="simple" xlink:show="embed" xlink:actuate="onLoad"/></draw:frame>因为libcurl本身是线程安全的，因此在主线程中调用curl_easy_pause()来暂停下载没有任何问题。wl_httper_pause()主要调用curl_easy_pause()暂停下载，并且移除on_httper_download_timeout()定时器。重新开始下载后再添加on_httper_download_timeout()定时器。</text:p>
      <text:p text:style-name="P102">wl_httper_contitnue()再次用不同的参数调用curl_easy_pause()继续下载。同时重新添加on_httper_download_timeout()定时器。</text:p>
      <text:p text:style-name="P101">wl_httper_abort()中止下载，就像上图所表示的一样，中止下载任务可以在主线程的任何地方调用。这会通过cqueue发送取消的消息给下载线程。下载线程将在on_curl_progress_callback()或者是on_curl_write_callback()中收到主线程的取消命令。</text:p>
      <text:p text:style-name="P134">g_async_queue_push(httper-&gt;cqueue, (gpointer) 1); <text:tab/>/* 取消下载任务 */</text:p>
      <text:p text:style-name="P134">g_async_queue_unref(httper-&gt;cqueue); </text:p>
      <text:p text:style-name="P134">g_async_queue_unref(httper-&gt;rqueue); /* 直到下载线程退出rqueue和cqueue才会真正释放 */</text:p>
      <text:p text:style-name="P134"><text:soft-page-break/>httper-&gt;cqueue = NULL; </text:p>
      <text:p text:style-name="P134">httper-&gt;rqueue = NULL;</text:p>
      <text:p text:style-name="P101">wl_httper_redownload()执行重新下载任务。该操作只是先后调用wl_httper_abort()和wl_httper_start()。</text:p>
      <text:p text:style-name="P165">最后下载任务完成后下载线程退出，wl_httper_download_timeout()定时器也被移除。</text:p>
      <text:p text:style-name="P166">WlHttper还提供了注册改变状态回调函数和下载结束回调函数的功能。分别对应<text:span text:style-name="T148">WlHttper结构中的statusCallback和finishCallback。如果设置了这些回调函数。那么在特定的地方就会被调用。以下载结束回调函数为例。在on_httper_download_timeout()中如果检查到下载结束，就会执行下面的代码，</text:span></text:p>
      <text:p text:style-name="P171">if (httper-&gt;finishCallback)</text:p>
      <text:p text:style-name="P171"><text:tab/>httper-&gt;finishCallback((gulong) popdata, httper-&gt;cbData);</text:p>
      <text:p text:style-name="P167">状态改变回调函数的调用类似。分别使用<text:span text:style-name="T149">wl_httper_set_callback()和wl_httper_set_status_callback()设置下载结束回调函数和状态改变回调函数。下载状态改变回调函数主要用在让主窗口可以检查到当前任务的状态，以改变工具栏按钮的形式。</text:span></text:p>
      <text:h text:style-name="P175" text:outline-level="3"><text:bookmark-start text:name="__RefHeading__6171_1311238787"/>3.<text:span text:style-name="T101">1</text:span>.2 WlHttperMenu<text:bookmark-end text:name="__RefHeading__6171_1311238787"/></text:h>
      <text:p text:style-name="P163">WlHttperMenu继承自GtkMenu。是WlHttper的右键菜单，主要是GTK+的编程。</text:p>
      <text:h text:style-name="P175" text:outline-level="3"><text:bookmark-start text:name="__RefHeading__6173_1311238787"/>3.1.3 WlDownloader<text:bookmark-end text:name="__RefHeading__6173_1311238787"/></text:h>
      <text:p text:style-name="P164">WlDownloader继承自GtkScrolledWindow。内部使用GtkBox管理多个任务。包括WlHttper和WlBter。并对外提供统一的管理方式<text:span text:style-name="T147">。它维护一个当前选中的任务，选中的任务会高亮显示。</text:span></text:p>
      <text:p text:style-name="P164"><text:span text:style-name="T147">wl_downloader_set_selected_callback()提供了当选中任务改变时的回调函数，实现与WlHttper的回调函数类似。</text:span></text:p>
      <text:p text:style-name="P172">if (dl-&gt;httperSelected)</text:p>
      <text:p text:style-name="P172"><text:tab/>dl-&gt;httperSelected(dl, dl-&gt;httperSelectedData);</text:p>
      <text:p text:style-name="P164"><text:span text:style-name="T147">WlDownloader管理多个下载任务，主要是GTK+编程。</text:span></text:p>
      <text:h text:style-name="Heading_20_3" text:outline-level="3"><text:bookmark-start text:name="__RefHeading__1864_1311238787"/>3.1.4 WlHttperProperties<text:bookmark-end text:name="__RefHeading__1864_1311238787"/></text:h>
      <text:p text:style-name="Text_20_body">用来显示<text:span text:style-name="T150">WlHttper信息的对话框，目前仅仅显示下载URL和保存文件的路径。主要是GTK+编程。</text:span></text:p>
      <text:h text:style-name="Heading_20_3" text:outline-level="3"><text:bookmark-start text:name="__RefHeading__1866_1311238787"/>3.1.5 WlUrlDialog<text:bookmark-end text:name="__RefHeading__1866_1311238787"/></text:h>
      <text:p text:style-name="P168">提供一个让用户输入下载URL的对话框。主要是GTK+编程。</text:p>
      <text:h text:style-name="Heading_20_3" text:outline-level="3"><text:bookmark-start text:name="__RefHeading__1868_1311238787"/>3.1.6 WlDownloadWindow<text:bookmark-end text:name="__RefHeading__1868_1311238787"/></text:h>
      <text:p text:style-name="Text_20_body">wdl的主窗口<text:span text:style-name="T151">，主要是GTK+的编程。</text:span></text:p>
      <text:p text:style-name="Text_20_body"><text:soft-page-break/>需要根据<text:span text:style-name="T151">wlDownloader所选中的任务状态来改变工具栏按钮是否可用，比如如果当前选中任务正在下载，那么开始按钮就设置为灰色。这需要注册WlDownloader改变选中任务的回调函数，以及WlHttper状态改变回调函数才能完成。下面代码显示了如何处理WlHttper状态改变。</text:span></text:p>
      <text:p text:style-name="P173">static inline void</text:p>
      <text:p text:style-name="P173">wl_dl_window_enable_button_by_httper_status(WlDownloadWindow * window,WlHttperStatus status)</text:p>
      <text:p text:style-name="P173">{</text:p>
      <text:p text:style-name="P173"></text:p>
      <text:p text:style-name="P173"><text:tab/>switch (status) {</text:p>
      <text:p text:style-name="P173"><text:tab/>case WL_HTTPER_STATUS_NOT_START:</text:p>
      <text:p text:style-name="P173"><text:tab/>case WL_HTTPER_STATUS_ABORT:</text:p>
      <text:p text:style-name="P173"><text:tab/>case WL_HTTPER_STATUS_PAUSE:</text:p>
      <text:p text:style-name="P173"><text:tab/><text:tab/>wl_dl_window_set_start_enabled(window, TRUE);</text:p>
      <text:p text:style-name="P173"><text:tab/><text:tab/>wl_dl_window_set_pause_enabled(window, FALSE);</text:p>
      <text:p text:style-name="P173"><text:tab/><text:tab/>wl_dl_window_set_remove_enabled(window, TRUE);</text:p>
      <text:p text:style-name="P173"><text:tab/><text:tab/>break;</text:p>
      <text:p text:style-name="P173"><text:tab/>case WL_HTTPER_STATUS_START:</text:p>
      <text:p text:style-name="P173"><text:tab/><text:tab/>wl_dl_window_set_start_enabled(window, FALSE);</text:p>
      <text:p text:style-name="P173"><text:tab/><text:tab/>wl_dl_window_set_pause_enabled(window, TRUE);</text:p>
      <text:p text:style-name="P173"><text:tab/><text:tab/>wl_dl_window_set_remove_enabled(window, TRUE);</text:p>
      <text:p text:style-name="P173"><text:tab/><text:tab/>break;</text:p>
      <text:p text:style-name="P173"><text:tab/>case WL_HTTPER_STATUS_COMPLETE:</text:p>
      <text:p text:style-name="P173"><text:tab/><text:tab/>wl_dl_window_set_start_enabled(window, FALSE);</text:p>
      <text:p text:style-name="P173"><text:tab/><text:tab/>wl_dl_window_set_pause_enabled(window, FALSE);</text:p>
      <text:p text:style-name="P173"><text:tab/><text:tab/>wl_dl_window_set_remove_enabled(window, TRUE);</text:p>
      <text:p text:style-name="P173"><text:tab/><text:tab/>break;</text:p>
      <text:p text:style-name="P173"><text:tab/>default:</text:p>
      <text:p text:style-name="P173"><text:tab/><text:tab/>g_warning("unknown status!");</text:p>
      <text:p text:style-name="P173"><text:tab/>}</text:p>
      <text:p text:style-name="P173">}</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Ubuntu" svg:font-family="Ubuntu"/>
    <style:font-face style:name="Ubuntu Mono" svg:font-family="'Ubuntu Mono'"/>
    <style:font-face style:name="WenQuanYi Micro Hei" svg:font-family="'WenQuanYi Micro Hei'"/>
    <style:font-face style:name="WenQuanYi Micro Hei Mono" svg:font-family="'WenQuanYi Micro Hei Mono'"/>
    <style:font-face style:name="WenQuanYi Zen Hei Mono" svg:font-family="'WenQuanYi Zen Hei Mono'"/>
    <style:font-face style:name="DejaVu Sans Mono" svg:font-family="'DejaVu Sans Mono'" style:font-family-generic="modern" style:font-pitch="fixed"/>
    <style:font-face style:name="Lohit Hindi2" svg:font-family="'Lohit Hindi'" style:font-family-generic="modern" style:font-pitch="fixed"/>
    <style:font-face style:name="Consolas" svg:font-family="Consolas" style:font-family-generic="swiss" style:font-pitch="fixed"/>
    <style:font-face style:name="Ubuntu1" svg:font-family="Ubuntu" style:font-adornments="Regular" style:font-pitch="variable"/>
    <style:font-face style:name="WenQuanYi Micro Hei Mono1" svg:font-family="'WenQuanYi Micro Hei Mono'" style:font-pitch="variable"/>
    <style:font-face style:name="WenQuanYi Micro Hei Mono2" svg:font-family="'WenQuanYi Micro Hei Mono'" style:font-adornments="Regular"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Ubuntu"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Ubuntu"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Ubuntu Mono" fo:font-family="'Ubuntu Mono'" fo:font-size="14pt" style:font-name-asian="WenQuanYi Micro Hei Mono" style:font-family-asian="'WenQuanYi Micro Hei Mono'"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Consolas" fo:font-family="Consolas" style:font-family-generic="swiss" style:font-pitch="fixed" style:font-name-asian="WenQuanYi Zen Hei Mono" style:font-family-asian="'WenQuanYi Zen Hei Mono'"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style:font-name="Ubuntu" fo:font-family="Ubuntu" fo:font-size="12pt" fo:font-style="italic" style:font-name-asian="WenQuanYi Micro Hei" style:font-family-asian="'WenQuanYi Micro Hei'"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name-asian="WenQuanYi Micro Hei" style:font-family-asian="'WenQuanYi Micro Hei'"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0</text:page-number>/<text:page-count>3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ky L</meta:initial-creator>
    <meta:creation-date>2014-03-21T19:35:09.092050204</meta:creation-date>
    <dc:date>2014-03-26T18:55:21.641837082</dc:date>
    <dc:creator>Wiky L</dc:creator>
    <meta:editing-duration>P1DT9H28M41S</meta:editing-duration>
    <meta:editing-cycles>467</meta:editing-cycles>
    <meta:generator>LibreOffice/4.1.3.2$Linux_X86_64 LibreOffice_project/410m0$Build-2</meta:generator>
    <meta:document-statistic meta:table-count="2" meta:image-count="0" meta:object-count="7" meta:page-count="30" meta:paragraph-count="659" meta:word-count="12050" meta:character-count="28331" meta:non-whitespace-character-count="2603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nsolas3" svg:font-family="Consolas" style:font-adornments="Italic" style:font-family-generic="swiss" style:font-pitch="fixed"/>
    <style:font-face style:name="Consolas" svg:font-family="Consolas" style:font-family-generic="roman" style:font-pitch="variable"/>
    <style:font-face style:name="Consolas1" svg:font-family="Consolas" style:font-adornments="Ital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onsolas2" svg:font-family="Consolas" style:font-adornments="Italic"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Arrow" draw:marker-end-width="0.3cm" draw:fill="none" draw:textarea-vertical-align="middl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4.605cm" svg:height="2.032cm" svg:x="3.286cm" svg:y="1.762cm">
          <text:p text:style-name="P1">Application</text:p>
          <draw:enhanced-geometry svg:viewBox="0 0 21600 21600" draw:type="rectangle" draw:enhanced-path="M 0 0 L 21600 0 21600 21600 0 21600 0 0 Z N"/>
        </draw:custom-shape>
        <draw:custom-shape draw:style-name="gr1" draw:text-style-name="P1" xml:id="id1" draw:id="id1" draw:layer="layout" svg:width="7.366cm" svg:height="1.905cm" svg:x="10.525cm" svg:y="6.08cm">
          <text:p text:style-name="P1">GTK+</text:p>
          <draw:enhanced-geometry svg:viewBox="0 0 21600 21600" draw:type="rectangle" draw:enhanced-path="M 0 0 L 21600 0 21600 21600 0 21600 0 0 Z N"/>
        </draw:custom-shape>
        <draw:line draw:style-name="gr2" draw:text-style-name="P1" draw:layer="layout" svg:x1="14.208cm" svg:y1="3.921cm" svg:x2="14.208cm" svg:y2="6.08cm">
          <text:p/>
        </draw:line>
        <draw:custom-shape draw:style-name="gr1" draw:text-style-name="P1" xml:id="id2" draw:id="id2" draw:layer="layout" svg:width="6.35cm" svg:height="1.778cm" svg:x="3.286cm" svg:y="13.7cm">
          <text:p text:style-name="P1">GLIB</text:p>
          <draw:enhanced-geometry svg:viewBox="0 0 21600 21600" draw:type="rectangle" draw:enhanced-path="M 0 0 L 21600 0 21600 21600 0 21600 0 0 Z N"/>
        </draw:custom-shape>
        <draw:custom-shape draw:style-name="gr1" draw:text-style-name="P1" draw:layer="layout" svg:width="10.16cm" svg:height="1.905cm" svg:x="7.731cm" svg:y="9.755cm">
          <text:p text:style-name="P1">GDK</text:p>
          <draw:enhanced-geometry svg:viewBox="0 0 21600 21600" draw:type="rectangle" draw:enhanced-path="M 0 0 L 21600 0 21600 21600 0 21600 0 0 Z N"/>
        </draw:custom-shape>
        <draw:line draw:style-name="gr2" draw:text-style-name="P1" draw:layer="layout" svg:x1="4.048cm" svg:y1="3.667cm" svg:x2="4.175cm" svg:y2="13.573cm">
          <text:p/>
        </draw:line>
        <draw:line draw:style-name="gr2" draw:text-style-name="P1" draw:layer="layout" svg:x1="8.366cm" svg:y1="11.922cm" svg:x2="8.366cm" svg:y2="13.7cm">
          <text:p/>
        </draw:line>
        <draw:line draw:style-name="gr2" draw:text-style-name="P1" draw:layer="layout" svg:x1="8.493cm" svg:y1="3.794cm" svg:x2="8.447cm" svg:y2="9.255cm">
          <text:p/>
        </draw:line>
        <draw:line draw:style-name="gr2" draw:text-style-name="P1" draw:layer="layout" svg:x1="14.081cm" svg:y1="8.112cm" svg:x2="14.081cm" svg:y2="9.636cm">
          <text:p/>
        </draw:line>
        <draw:custom-shape draw:style-name="gr1" draw:text-style-name="P1" draw:layer="layout" svg:width="7.366cm" svg:height="1.778cm" svg:x="10.472cm" svg:y="13.693cm">
          <text:p text:style-name="P1">X/Wayland/...</text:p>
          <draw:enhanced-geometry svg:viewBox="0 0 21600 21600" draw:type="rectangle" draw:enhanced-path="M 0 0 L 21600 0 21600 21600 0 21600 0 0 Z N"/>
        </draw:custom-shape>
        <draw:line draw:style-name="gr2" draw:text-style-name="P1" draw:layer="layout" svg:x1="14.208cm" svg:y1="11.922cm" svg:x2="14.208cm" svg:y2="13.446cm">
          <text:p/>
        </draw:line>
        <draw:connector draw:style-name="gr2" draw:text-style-name="P1" draw:layer="layout" svg:x1="10.525cm" svg:y1="7.032cm" svg:x2="6.461cm" svg:y2="13.7cm" draw:start-shape="id1" draw:start-glue-point="3" draw:end-shape="id2" draw:end-glue-point="0" svg:d="m10525 7032h-4064v6668" svg:viewBox="0 0 4065 6669">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onsolas3" svg:font-family="Consolas" style:font-adornments="Italic" style:font-family-generic="swiss" style:font-pitch="fixed"/>
    <style:font-face style:name="Consolas" svg:font-family="Consolas" style:font-family-generic="roman" style:font-pitch="variable"/>
    <style:font-face style:name="Consolas1" svg:font-family="Consolas" style:font-adornments="Ital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onsolas2" svg:font-family="Consolas" style:font-adornments="Italic"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1" svg:stroke-width="0cm" svg:stroke-color="#3465af" draw:marker-start-width="0.2cm" draw:marker-start-center="false" draw:marker-end-width="0.2cm" draw:marker-end-center="false" draw:fill="solid" draw:fill-color="#729fcf" draw:opacity="50%" draw:fill-image-width="0cm" draw:fill-image-height="0cm" draw:textarea-horizontal-align="justify" fo:padding-top="0.125cm" fo:padding-bottom="0.125cm" fo:padding-left="0.25cm" fo:padding-right="0.25cm" draw:shadow="hidden" draw:shadow-offset-x="0.2cm" draw:shadow-offset-y="0.2cm" draw:shadow-color="#808080" draw:shadow-opacity="5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Consolas3" fo:font-family="Consolas" style:font-style-name="Italic" style:font-family-generic="swiss" style:font-pitch="fixed" fo:font-size="22pt" fo:font-style="italic"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19.0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302cm" svg:height="2.286cm" svg:x="1.508cm" svg:y="4.318cm">
          <text:p text:style-name="P1">客户端</text:p>
          <draw:enhanced-geometry svg:viewBox="0 0 21600 21600" draw:type="rectangle" draw:enhanced-path="M 0 0 L 21600 0 21600 21600 0 21600 0 0 Z N"/>
        </draw:custom-shape>
        <draw:custom-shape draw:style-name="gr1" draw:text-style-name="P1" draw:layer="layout" svg:width="3.302cm" svg:height="2.286cm" svg:x="16.748cm" svg:y="4.318cm">
          <text:p text:style-name="P1">服务器</text:p>
          <draw:enhanced-geometry svg:viewBox="0 0 21600 21600" draw:type="rectangle" draw:enhanced-path="M 0 0 L 21600 0 21600 21600 0 21600 0 0 Z N"/>
        </draw:custom-shape>
        <draw:custom-shape draw:style-name="gr1" draw:text-style-name="P1" draw:layer="layout" svg:width="10.287cm" svg:height="3.302cm" svg:x="5.445cm" svg:y="1.27cm">
          <text:p text:style-name="P1">GET / HTTP/1.1</text:p>
          <text:p text:style-name="P1">Host: www.shu.edu.c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 draw:text-style-name="P1" draw:layer="layout" svg:width="10.414cm" svg:height="4.826cm" svg:x="5.064cm" svg:y="6.461cm">
          <text:p text:style-name="P1">HTTP/1.1 200 OK</text:p>
          <text:p text:style-name="P1">Content-type:text/html</text:p>
          <text:p text:style-name="P1">…</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1" svg:stroke-width="0cm" svg:stroke-color="#3465af"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12.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none" svg:stroke-color="#000000" draw:fill="none" draw:fill-color="#ffffff" fo:min-height="0.762cm"/>
    </style:style>
    <style:style style:name="gr3" style:family="graphic" style:parent-style-name="standard">
      <style:graphic-properties draw:stroke="none" svg:stroke-color="#000000" draw:fill="none" draw:fill-color="#ffffff" fo:min-height="0.639cm"/>
    </style:style>
    <style:style style:name="P1" style:family="paragraph">
      <style:paragraph-properties fo:text-align="start"/>
    </style:style>
    <style:style style:name="P2" style:family="paragraph">
      <style:paragraph-properties fo:text-align="start"/>
      <style:text-properties fo:font-size="14pt" style:font-size-asian="14pt" style:font-size-complex="14pt"/>
    </style:style>
    <style:style style:name="P3" style:family="paragraph">
      <style:paragraph-properties fo:text-align="start"/>
      <style:text-properties fo:font-size="15pt" style:font-size-asian="15pt" style:font-size-complex="15pt"/>
    </style:style>
    <style:style style:name="P4" style:family="paragraph">
      <style:paragraph-properties fo:text-align="center"/>
    </style:style>
    <style:style style:name="P5" style:family="paragraph">
      <style:paragraph-properties fo:text-align="center"/>
      <style:text-properties fo:font-size="15pt" style:font-size-asian="15pt" style:font-size-complex="15pt"/>
    </style:style>
    <style:style style:name="P6" style:family="paragraph">
      <style:paragraph-properties fo:line-height="100%" fo:text-align="center"/>
    </style:style>
    <style:style style:name="P7" style:family="paragraph">
      <style:paragraph-properties fo:line-height="100%" fo:text-align="center"/>
      <style:text-properties fo:font-size="15pt" style:font-size-asian="15pt" style:font-size-complex="15pt"/>
    </style:style>
    <style:style style:name="T1" style:family="text">
      <style:text-properties fo:font-size="14pt" style:font-size-asian="14pt" style:font-size-complex="14pt"/>
    </style:style>
    <style:style style:name="T2"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6.35cm" svg:height="1.397cm" svg:x="2.27cm" svg:y="2.905cm">
          <text:p text:style-name="P1"><text:span text:style-name="T1">GET /index.html HTTP/1.1</text:span></text:p>
          <draw:enhanced-geometry svg:viewBox="0 0 21600 21600" draw:type="rectangle" draw:enhanced-path="M 0 0 L 21600 0 21600 21600 0 21600 0 0 Z N"/>
        </draw:custom-shape>
        <draw:custom-shape draw:style-name="gr1" draw:text-style-name="P3" draw:layer="layout" svg:width="6.35cm" svg:height="2.54cm" svg:x="2.27cm" svg:y="4.302cm">
          <text:p text:style-name="P1"><text:span text:style-name="T2">Accept: text/*</text:span></text:p>
          <text:p text:style-name="P1"><text:span text:style-name="T2">Accept-Language: en,fr</text:span></text:p>
          <draw:enhanced-geometry svg:viewBox="0 0 21600 21600" draw:type="rectangle" draw:enhanced-path="M 0 0 L 21600 0 21600 21600 0 21600 0 0 Z N"/>
        </draw:custom-shape>
        <draw:frame draw:style-name="gr2" draw:text-style-name="P5" draw:layer="layout" svg:width="5.461cm" svg:height="1.012cm" svg:x="2.651cm" svg:y="1.762cm">
          <draw:text-box>
            <text:p text:style-name="P4"><text:span text:style-name="T2">(a) </text:span><text:span text:style-name="T2">请求报文</text:span></text:p>
          </draw:text-box>
        </draw:frame>
        <draw:custom-shape draw:style-name="gr1" draw:text-style-name="P2" draw:layer="layout" svg:width="6.35cm" svg:height="1.397cm" svg:x="12.811cm" svg:y="2.905cm">
          <text:p text:style-name="P1"><text:span text:style-name="T1">GET /index.html HTTP/1.1</text:span></text:p>
          <draw:enhanced-geometry svg:viewBox="0 0 21600 21600" draw:type="rectangle" draw:enhanced-path="M 0 0 L 21600 0 21600 21600 0 21600 0 0 Z N"/>
        </draw:custom-shape>
        <draw:custom-shape draw:style-name="gr1" draw:text-style-name="P3" draw:layer="layout" svg:width="6.35cm" svg:height="2.54cm" svg:x="12.811cm" svg:y="4.302cm">
          <text:p text:style-name="P1"><text:span text:style-name="T2">Accept: text/*</text:span></text:p>
          <text:p text:style-name="P1"><text:span text:style-name="T2">Accept-Language: en,fr</text:span></text:p>
          <draw:enhanced-geometry svg:viewBox="0 0 21600 21600" draw:type="rectangle" draw:enhanced-path="M 0 0 L 21600 0 21600 21600 0 21600 0 0 Z N"/>
        </draw:custom-shape>
        <draw:frame draw:style-name="gr2" draw:text-style-name="P5" draw:layer="layout" svg:width="5.461cm" svg:height="1.012cm" svg:x="13.251cm" svg:y="1.762cm">
          <draw:text-box>
            <text:p text:style-name="P4"><text:span text:style-name="T2">(b) </text:span><text:span text:style-name="T2">响应报文</text:span></text:p>
          </draw:text-box>
        </draw:frame>
        <draw:custom-shape draw:style-name="gr1" draw:text-style-name="P2" draw:layer="layout" svg:width="6.35cm" svg:height="1.397cm" svg:x="2.27cm" svg:y="2.905cm">
          <text:p text:style-name="P1"><text:span text:style-name="T1">GET /index.html HTTP/1.1</text:span></text:p>
          <draw:enhanced-geometry svg:viewBox="0 0 21600 21600" draw:type="rectangle" draw:enhanced-path="M 0 0 L 21600 0 21600 21600 0 21600 0 0 Z N"/>
        </draw:custom-shape>
        <draw:custom-shape draw:style-name="gr1" draw:text-style-name="P3" draw:layer="layout" svg:width="6.35cm" svg:height="2.54cm" svg:x="2.27cm" svg:y="4.302cm">
          <text:p text:style-name="P1"><text:span text:style-name="T2">Accept: text/*</text:span></text:p>
          <text:p text:style-name="P1"><text:span text:style-name="T2">Accept-Language: en,fr</text:span></text:p>
          <draw:enhanced-geometry svg:viewBox="0 0 21600 21600" draw:type="rectangle" draw:enhanced-path="M 0 0 L 21600 0 21600 21600 0 21600 0 0 Z N"/>
        </draw:custom-shape>
        <draw:frame draw:style-name="gr2" draw:text-style-name="P5" draw:layer="layout" svg:width="5.461cm" svg:height="1.012cm" svg:x="2.651cm" svg:y="1.762cm">
          <draw:text-box>
            <text:p text:style-name="P4"><text:span text:style-name="T2">(a) </text:span><text:span text:style-name="T2">请求报文</text:span></text:p>
          </draw:text-box>
        </draw:frame>
        <draw:custom-shape draw:style-name="gr1" draw:text-style-name="P2" draw:layer="layout" svg:width="6.35cm" svg:height="1.397cm" svg:x="12.811cm" svg:y="6.842cm">
          <text:p text:style-name="P1"><text:span text:style-name="T1">Hi! I'm a message!</text:span></text:p>
          <draw:enhanced-geometry svg:viewBox="0 0 21600 21600" draw:type="rectangle" draw:enhanced-path="M 0 0 L 21600 0 21600 21600 0 21600 0 0 Z N"/>
        </draw:custom-shape>
        <draw:frame draw:style-name="gr3" draw:text-style-name="P7" draw:layer="layout" svg:width="3.937cm" svg:height="0.889cm" svg:x="8.747cm" svg:y="3.159cm">
          <draw:text-box>
            <text:p text:style-name="P6"><text:span text:style-name="T2">起始行</text:span></text:p>
          </draw:text-box>
        </draw:frame>
        <draw:frame draw:style-name="gr3" draw:text-style-name="P7" draw:layer="layout" svg:width="3.937cm" svg:height="0.889cm" svg:x="8.748cm" svg:y="4.96cm">
          <draw:text-box>
            <text:p text:style-name="P6"><text:span text:style-name="T2">首部</text:span></text:p>
          </draw:text-box>
        </draw:frame>
        <draw:frame draw:style-name="gr3" draw:text-style-name="P7" draw:layer="layout" svg:width="3.937cm" svg:height="0.889cm" svg:x="8.749cm" svg:y="7.161cm">
          <draw:text-box>
            <text:p text:style-name="P6"><text:span text:style-name="T2">主体</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1" svg:stroke-width="0cm" svg:stroke-color="#3465af"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10.66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81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766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683cm" fo:min-width="0cm"/>
    </style:style>
    <style:style style:name="gr7" style:family="graphic" style:parent-style-name="standard">
      <style:graphic-properties draw:stroke="dash" draw:marker-start="Arrow" draw:marker-start-width="0.3cm" draw:marker-end="Arrow" draw:marker-end-width="0.3cm" draw:textarea-vertical-align="middle"/>
    </style:style>
    <style:style style:name="gr8" style:family="graphic" style:parent-style-name="standard">
      <style:graphic-properties draw:stroke="dash" draw:opacity="50%" draw:textarea-horizontal-align="justify" draw:textarea-vertical-align="middle" draw:auto-grow-height="false" draw:shadow-opacity="50%"/>
    </style:style>
    <style:style style:name="P1" style:family="paragraph">
      <style:paragraph-properties fo:text-align="center"/>
    </style:style>
    <style:style style:name="P2" style:family="paragraph">
      <style:text-properties fo:font-size="14pt" style:font-size-asian="14pt" style:font-size-complex="14pt"/>
    </style:style>
    <style:style style:name="P3" style:family="paragraph">
      <style:paragraph-properties fo:text-align="center"/>
      <style:text-properties fo:font-size="12pt" style:font-size-asian="12pt" style:font-size-complex="12pt"/>
    </style:style>
    <style:style style:name="T1" style:family="text">
      <style:text-properties fo:font-size="14pt" style:font-size-asian="14pt" style:font-size-complex="14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4.445cm" svg:height="1.27cm" svg:x="8.247cm" svg:y="1.445cm">
          <text:p text:style-name="P1">轮询</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4.445cm" svg:height="1.27cm" svg:x="1.443cm" svg:y="4.708cm">
          <text:p text:style-name="P1">就绪</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4.445cm" svg:height="1.27cm" svg:x="15.221cm" svg:y="4.608cm">
          <text:p text:style-name="P1">分配任务</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4.445cm" svg:height="1.27cm" svg:x="8.248cm" svg:y="7.845cm">
          <text:p text:style-name="P1">初始化[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 draw:text-style-name="P1" draw:layer="layout" svg:x1="7.858cm" svg:y1="8.366cm" svg:x2="4.175cm" svg:y2="6.334cm">
          <text:p/>
        </draw:line>
        <draw:line draw:style-name="gr2" draw:text-style-name="P1" draw:layer="layout" svg:x1="16.875cm" svg:y1="6.08cm" svg:x2="13.065cm" svg:y2="8.112cm">
          <text:p/>
        </draw:line>
        <draw:frame draw:style-name="gr3" draw:text-style-name="P2" draw:layer="layout" svg:width="2.538cm" svg:height="0.806cm" svg:x="6.08cm" svg:y="6.417cm">
          <draw:text-box>
            <text:p><text:span text:style-name="T1">prepare()</text:span></text:p>
          </draw:text-box>
        </draw:frame>
        <draw:line draw:style-name="gr2" draw:text-style-name="P1" draw:layer="layout" svg:x1="3.794cm" svg:y1="4.429cm" svg:x2="7.985cm" svg:y2="2.143cm">
          <text:p/>
        </draw:line>
        <draw:line draw:style-name="gr2" draw:text-style-name="P1" draw:layer="layout" svg:x1="12.811cm" svg:y1="2.143cm" svg:x2="17.256cm" svg:y2="4.302cm">
          <text:p/>
        </draw:line>
        <draw:frame draw:style-name="gr4" draw:text-style-name="P2" draw:layer="layout" svg:width="2.073cm" svg:height="1.06cm" svg:x="6.039cm" svg:y="3.242cm">
          <draw:text-box>
            <text:p><text:span text:style-name="T1">query()</text:span></text:p>
          </draw:text-box>
        </draw:frame>
        <draw:frame draw:style-name="gr5" draw:text-style-name="P2" draw:layer="layout" svg:width="2.132cm" svg:height="1.016cm" svg:x="13.092cm" svg:y="3.032cm">
          <draw:text-box>
            <text:p><text:span text:style-name="T1">check()</text:span></text:p>
          </draw:text-box>
        </draw:frame>
        <draw:frame draw:style-name="gr6" draw:text-style-name="P2" draw:layer="layout" svg:width="2.682cm" svg:height="0.933cm" svg:x="12.415cm" svg:y="6.163cm">
          <draw:text-box>
            <text:p><text:span text:style-name="T1">dispatch()</text:span></text:p>
          </draw:text-box>
        </draw:frame>
        <draw:line draw:style-name="gr7" draw:text-style-name="P1" draw:layer="layout" svg:x1="15.224cm" svg:y1="7.223cm" svg:x2="17.129cm" svg:y2="8.62cm">
          <text:p/>
        </draw:line>
        <draw:custom-shape draw:style-name="gr8" draw:text-style-name="P3" draw:layer="layout" svg:width="2.54cm" svg:height="1.143cm" svg:x="17.256cm" svg:y="8.239cm">
          <text:p text:style-name="P1"><text:span text:style-name="T2">初始化</text:span><text:span text:style-name="T2">[n+1]</text:span></text:p>
          <text:p text:style-name="P1"><text:span text:style-name="T2">循环</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1" draw:layer="layout" svg:x1="3.921cm" svg:y1="8.239cm" svg:x2="5.953cm" svg:y2="7.604cm">
          <text:p/>
        </draw:line>
        <draw:custom-shape draw:style-name="gr8" draw:text-style-name="P3" draw:layer="layout" svg:width="2.54cm" svg:height="1.143cm" svg:x="1.127cm" svg:y="8.239cm">
          <text:p text:style-name="P1"><text:span text:style-name="T2">执行</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1" draw:layer="layout" svg:x1="15.224cm" svg:y1="3.032cm" svg:x2="17.256cm" svg:y2="2.397cm">
          <text:p/>
        </draw:line>
        <draw:custom-shape draw:style-name="gr8" draw:text-style-name="P3" draw:layer="layout" svg:width="2.54cm" svg:height="1.143cm" svg:x="17.383cm" svg:y="1.381cm">
          <text:p text:style-name="P1"><text:span text:style-name="T2">执行</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Ultrafine_20_Dashed" svg:stroke-width="0cm" svg:stroke-color="#3465af"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solid"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10.66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marker-start="Arrow" draw:marker-start-width="0.3cm" draw:marker-end="Arrow" draw:marker-end-width="0.3cm"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385cm" fo:min-width="0cm"/>
    </style:style>
    <style:style style:name="P1" style:family="paragraph">
      <style:paragraph-properties fo:text-align="center"/>
    </style:style>
    <style:style style:name="P2" style:family="paragraph">
      <style:paragraph-properties fo:text-align="center"/>
      <style:text-properties fo:font-size="15pt" style:font-size-asian="15pt" style:font-size-complex="15pt"/>
    </style:style>
    <style:style style:name="P3" style:family="paragraph">
      <style:text-properties fo:font-size="15pt" style:font-size-asian="15pt" style:font-size-complex="15pt"/>
    </style:style>
    <style:style style:name="P4" style:family="paragraph">
      <style:text-properties fo:font-size="10.5pt" style:font-size-asian="10.5pt" style:font-size-complex="10.5pt"/>
    </style:style>
    <style:style style:name="T1" style:family="text">
      <style:text-properties fo:font-size="15pt" style:font-size-asian="15pt" style:font-size-complex="15pt"/>
    </style:style>
    <style:style style:name="T2" style:family="text">
      <style:text-properties fo:font-size="10.5pt" style:font-size-asian="10.5pt" style:font-size-complex="1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2.667cm" svg:height="1.651cm" svg:x="1.054cm" svg:y="8.493cm">
          <text:p text:style-name="P1"><text:span text:style-name="T1">文件系统</text:span></text:p>
          <draw:enhanced-geometry svg:viewBox="0 0 21600 21600" draw:type="rectangle" draw:enhanced-path="M 0 0 L 21600 0 21600 21600 0 21600 0 0 Z N"/>
        </draw:custom-shape>
        <draw:line draw:style-name="gr2" draw:text-style-name="P1" draw:layer="layout" svg:x1="3.902cm" svg:y1="9.382cm" svg:x2="5.426cm" svg:y2="9.382cm">
          <text:p/>
        </draw:line>
        <draw:custom-shape draw:style-name="gr1" draw:text-style-name="P2" draw:layer="layout" svg:width="3.81cm" svg:height="2.54cm" svg:x="5.48cm" svg:y="7.604cm">
          <text:p text:style-name="P1"><text:span text:style-name="T1">数据传输管理</text:span></text:p>
          <draw:enhanced-geometry svg:viewBox="0 0 21600 21600" draw:type="rectangle" draw:enhanced-path="M 0 0 L 21600 0 21600 21600 0 21600 0 0 Z N"/>
        </draw:custom-shape>
        <draw:custom-shape draw:style-name="gr1" draw:text-style-name="P2" draw:layer="layout" svg:width="3.81cm" svg:height="2.54cm" svg:x="5.48cm" svg:y="5.064cm">
          <text:p text:style-name="P1"><text:span text:style-name="T1">协议解析</text:span></text:p>
          <draw:enhanced-geometry svg:viewBox="0 0 21600 21600" draw:type="rectangle" draw:enhanced-path="M 0 0 L 21600 0 21600 21600 0 21600 0 0 Z N"/>
        </draw:custom-shape>
        <draw:frame draw:style-name="gr3" draw:text-style-name="P3" draw:layer="layout" svg:width="3.204cm" svg:height="0.873cm" svg:x="5.734cm" svg:y="10.672cm">
          <draw:text-box>
            <text:p><text:span text:style-name="T1">FTP</text:span><text:span text:style-name="T1">服务器</text:span></text:p>
          </draw:text-box>
        </draw:frame>
        <draw:custom-shape draw:style-name="gr1" draw:text-style-name="P2" draw:layer="layout" svg:width="3.81cm" svg:height="2.54cm" svg:x="13.58cm" svg:y="7.604cm">
          <text:p text:style-name="P1"><text:span text:style-name="T1">数据传输管理</text:span></text:p>
          <draw:enhanced-geometry svg:viewBox="0 0 21600 21600" draw:type="rectangle" draw:enhanced-path="M 0 0 L 21600 0 21600 21600 0 21600 0 0 Z N"/>
        </draw:custom-shape>
        <draw:custom-shape draw:style-name="gr1" draw:text-style-name="P2" draw:layer="layout" svg:width="3.81cm" svg:height="2.54cm" svg:x="13.58cm" svg:y="5.064cm">
          <text:p text:style-name="P1"><text:span text:style-name="T1">协议解析</text:span></text:p>
          <draw:enhanced-geometry svg:viewBox="0 0 21600 21600" draw:type="rectangle" draw:enhanced-path="M 0 0 L 21600 0 21600 21600 0 21600 0 0 Z N"/>
        </draw:custom-shape>
        <draw:frame draw:style-name="gr3" draw:text-style-name="P3" draw:layer="layout" svg:width="3.204cm" svg:height="0.873cm" svg:x="13.759cm" svg:y="10.672cm">
          <draw:text-box>
            <text:p><text:span text:style-name="T1">FTP</text:span><text:span text:style-name="T1">客户端</text:span></text:p>
          </draw:text-box>
        </draw:frame>
        <draw:line draw:style-name="gr2" draw:text-style-name="P1" draw:layer="layout" svg:x1="9.452cm" svg:y1="9.255cm" svg:x2="13.389cm" svg:y2="9.255cm">
          <text:p/>
        </draw:line>
        <draw:line draw:style-name="gr2" draw:text-style-name="P1" draw:layer="layout" svg:x1="9.452cm" svg:y1="6.334cm" svg:x2="13.262cm" svg:y2="6.334cm">
          <text:p/>
        </draw:line>
        <draw:frame draw:style-name="gr4" draw:text-style-name="P4" draw:layer="layout" svg:width="1.975cm" svg:height="0.683cm" svg:x="10.468cm" svg:y="9.509cm">
          <draw:text-box>
            <text:p><text:span text:style-name="T2">数据连接</text:span></text:p>
          </draw:text-box>
        </draw:frame>
        <draw:frame draw:style-name="gr3" draw:text-style-name="P4" draw:layer="layout" svg:width="2.016cm" svg:height="0.683cm" svg:x="10.484cm" svg:y="5.572cm">
          <draw:text-box>
            <text:p><text:span text:style-name="T2">FTP</text:span><text:span text:style-name="T2">请求</text:span></text:p>
          </draw:text-box>
        </draw:frame>
        <draw:frame draw:style-name="gr3" draw:text-style-name="P4" draw:layer="layout" svg:width="2.016cm" svg:height="0.683cm" svg:x="10.484cm" svg:y="6.573cm">
          <draw:text-box>
            <text:p><text:span text:style-name="T2">FTP</text:span><text:span text:style-name="T2">响应</text:span></text:p>
          </draw:text-box>
        </draw:frame>
        <draw:custom-shape draw:style-name="gr1" draw:text-style-name="P2" draw:layer="layout" svg:width="3.81cm" svg:height="2.54cm" svg:x="13.516cm" svg:y="1.381cm">
          <text:p text:style-name="P1"><text:span text:style-name="T1">用户界面</text:span></text:p>
          <draw:enhanced-geometry svg:viewBox="0 0 21600 21600" draw:type="rectangle" draw:enhanced-path="M 0 0 L 21600 0 21600 21600 0 21600 0 0 Z N"/>
        </draw:custom-shape>
        <draw:line draw:style-name="gr2" draw:text-style-name="P1" draw:layer="layout" svg:x1="15.421cm" svg:y1="4.048cm" svg:x2="15.421cm" svg:y2="5.064cm">
          <text:p/>
        </draw:line>
        <draw:custom-shape draw:style-name="gr1" draw:text-style-name="P2" draw:layer="layout" svg:width="2.667cm" svg:height="1.651cm" svg:x="19.087cm" svg:y="8.461cm">
          <text:p text:style-name="P1"><text:span text:style-name="T1">文件系统</text:span></text:p>
          <draw:enhanced-geometry svg:viewBox="0 0 21600 21600" draw:type="rectangle" draw:enhanced-path="M 0 0 L 21600 0 21600 21600 0 21600 0 0 Z N"/>
        </draw:custom-shape>
        <draw:line draw:style-name="gr2" draw:text-style-name="P1" draw:layer="layout" svg:x1="17.51cm" svg:y1="9.509cm" svg:x2="19.034cm" svg:y2="9.509cm">
          <text:p/>
        </draw:line>
        <draw:custom-shape draw:style-name="gr1" draw:text-style-name="P2" draw:layer="layout" svg:width="2.667cm" svg:height="1.651cm" svg:x="19.087cm" svg:y="1.562cm">
          <text:p text:style-name="P1"><text:span text:style-name="T1">用户</text:span></text:p>
          <draw:enhanced-geometry svg:viewBox="0 0 21600 21600" draw:type="rectangle" draw:enhanced-path="M 0 0 L 21600 0 21600 21600 0 21600 0 0 Z N"/>
        </draw:custom-shape>
        <draw:line draw:style-name="gr2" draw:text-style-name="P1" draw:layer="layout" svg:x1="17.51cm" svg:y1="2.61cm" svg:x2="19.034cm" svg:y2="2.61cm">
          <text:p/>
        </draw:lin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2.86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line-height="100%" fo:text-align="start"/>
    </style:style>
    <style:style style:name="P2" style:family="paragraph">
      <style:paragraph-properties fo:line-height="100%" fo:text-align="center"/>
    </style:style>
    <style:style style:name="P3" style:family="paragraph">
      <style:paragraph-properties fo:text-align="start"/>
    </style:style>
    <style:style style:name="P4" style:family="paragraph">
      <style:text-properties fo:font-size="14pt" style:font-size-asian="14pt" style:font-size-complex="14pt"/>
    </style:style>
    <style:style style:name="P5" style:family="paragraph">
      <style:paragraph-properties fo:text-align="center"/>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9.59cm" svg:height="13.716cm" svg:x="1cm" svg:y="1cm">
          <text:p text:style-name="P1">WlDownloadWindow</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3" draw:layer="layout" svg:width="11.43cm" svg:height="10.033cm" svg:x="7.985cm" svg:y="1.381cm">
          <text:p text:style-name="P3">WlDownload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layer="layout" svg:width="6.217cm" svg:height="0.996cm" svg:x="10.906cm" svg:y="12.557cm">
          <draw:text-box>
            <text:p>窗口菜单、工具栏等</text:p>
          </draw:text-box>
        </draw:frame>
        <draw:custom-shape draw:style-name="gr1" draw:text-style-name="P3" draw:layer="layout" svg:width="7.874cm" svg:height="4.191cm" svg:x="10.906cm" svg:y="1.508cm">
          <text:p text:style-name="P3">WlHttp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3" draw:layer="layout" svg:width="7.747cm" svg:height="4.191cm" svg:x="11.033cm" svg:y="7.096cm">
          <text:p text:style-name="P3">WlB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4" draw:layer="layout" svg:width="3.474cm" svg:height="0.831cm" svg:x="14.589cm" svg:y="4.556cm">
          <draw:text-box>
            <text:p><text:span text:style-name="T1">多线程控制等</text:span></text:p>
          </draw:text-box>
        </draw:frame>
        <draw:custom-shape draw:style-name="gr1" draw:text-style-name="P5" draw:layer="layout" svg:width="4.572cm" svg:height="2.159cm" svg:x="14.081cm" svg:y="1.762cm">
          <text:p text:style-name="P5">WlHttperMenu</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5" draw:layer="layout" svg:width="5.207cm" svg:height="3.175cm" svg:x="2.397cm" svg:y="10.652cm">
          <text:p text:style-name="P5">WlUrlDialo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left" draw:auto-grow-height="true" draw:auto-grow-width="true" fo:min-height="0.639cm" fo:min-width="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textarea-horizontal-align="justify" draw:textarea-vertical-align="middle" draw:auto-grow-height="false"/>
    </style:style>
    <style:style style:name="gr5" style:family="graphic" style:parent-style-name="objectwithoutfill">
      <style:graphic-properties draw:marker-end="Arrow" draw:marker-end-width="0.3cm" draw:fill="none" draw:textarea-vertical-align="middle"/>
    </style:style>
    <style:style style:name="P1" style:family="paragraph">
      <style:paragraph-properties fo:text-align="center"/>
    </style:style>
    <style:style style:name="P2" style:family="paragraph">
      <style:text-properties fo:font-size="15pt" style:font-size-asian="15pt" style:font-size-complex="15pt"/>
    </style:style>
    <style:style style:name="P3" style:family="paragraph">
      <style:text-properties fo:font-size="12pt" style:font-size-asian="12pt" style:font-size-complex="12pt"/>
    </style:style>
    <style:style style:name="T1" style:family="text">
      <style:text-properties fo:font-size="15pt" style:font-size-asian="15pt" style:font-size-complex="15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2.921cm" svg:height="6.35cm" svg:x="2.524cm" svg:y="5.5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7.368cm" svg:height="0.889cm" svg:x="1.235cm" svg:y="2.778cm">
          <draw:text-box>
            <text:p><text:span text:style-name="T1">on_httper_download_timeout</text:span></text:p>
          </draw:text-box>
        </draw:frame>
        <draw:custom-shape draw:style-name="gr1" draw:text-style-name="P1" draw:layer="layout" svg:width="5.588cm" svg:height="11.811cm" svg:x="7.985cm" svg:y="3.9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2.97cm" svg:height="0.962cm" svg:x="9.763cm" svg:y="4.429cm">
          <draw:text-box>
            <text:p>WlHttper</text:p>
          </draw:text-box>
        </draw:frame>
        <draw:frame draw:style-name="gr3" draw:layer="layout" svg:width="4.126cm" svg:height="5.939cm" svg:x="8.874cm" svg:y="6.08cm">
          <draw:text-box>
            <text:p>...</text:p>
            <text:p>rqueue</text:p>
            <text:p>cqueue</text:p>
            <text:p>…...</text:p>
            <text:p>speed</text:p>
            <text:p>percentDone</text:p>
            <text:p>dlNow</text:p>
            <text:p>dlTotal</text:p>
          </draw:text-box>
        </draw:frame>
        <draw:custom-shape draw:style-name="gr4" draw:text-style-name="P1" draw:layer="layout" svg:width="3.925cm" svg:height="12.192cm" svg:x="15.744cm" svg:y="4.556cm">
          <text:p text:style-name="P1">curl_easy_perfor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7.136cm" svg:height="0.889cm" svg:x="13.454cm" svg:y="2.778cm">
          <draw:text-box>
            <text:p><text:span text:style-name="T1">on_httper_download_thread</text:span></text:p>
          </draw:text-box>
        </draw:frame>
        <draw:line draw:style-name="gr5" draw:text-style-name="P1" draw:layer="layout" svg:x1="8.874cm" svg:y1="7.223cm" svg:x2="4.683cm" svg:y2="6.461cm">
          <text:p/>
        </draw:line>
        <draw:line draw:style-name="gr5" draw:text-style-name="P1" draw:layer="layout" svg:x1="17.002cm" svg:y1="13.954cm" svg:x2="11.287cm" svg:y2="7.223cm">
          <text:p/>
        </draw:line>
        <draw:line draw:style-name="gr5" draw:text-style-name="P1" draw:layer="layout" svg:x1="15.097cm" svg:y1="10.525cm" svg:x2="11.16cm" svg:y2="9.382cm">
          <text:p/>
        </draw:line>
        <draw:line draw:style-name="gr5" draw:text-style-name="P1" draw:layer="layout" svg:x1="14.97cm" svg:y1="10.525cm" svg:x2="12.938cm" svg:y2="10.271cm">
          <text:p/>
        </draw:line>
        <draw:line draw:style-name="gr5" draw:text-style-name="P1" draw:layer="layout" svg:x1="15.097cm" svg:y1="10.652cm" svg:x2="11.033cm" svg:y2="10.906cm">
          <text:p/>
        </draw:line>
        <draw:line draw:style-name="gr5" draw:text-style-name="P1" draw:layer="layout" svg:x1="14.97cm" svg:y1="10.779cm" svg:x2="11.16cm" svg:y2="11.668cm">
          <text:p/>
        </draw:line>
        <draw:line draw:style-name="gr5" draw:text-style-name="P1" draw:layer="layout" svg:x1="9.001cm" svg:y1="9.382cm" svg:x2="4.556cm" svg:y2="10.144cm">
          <text:p/>
        </draw:line>
        <draw:line draw:style-name="gr5" draw:text-style-name="P1" draw:layer="layout" svg:x1="9.001cm" svg:y1="10.144cm" svg:x2="4.556cm" svg:y2="10.144cm">
          <text:p/>
        </draw:line>
        <draw:line draw:style-name="gr5" draw:text-style-name="P1" draw:layer="layout" svg:x1="8.874cm" svg:y1="10.779cm" svg:x2="4.556cm" svg:y2="10.144cm">
          <text:p/>
        </draw:line>
        <draw:line draw:style-name="gr5" draw:text-style-name="P1" draw:layer="layout" svg:x1="8.874cm" svg:y1="11.541cm" svg:x2="4.556cm" svg:y2="10.144cm">
          <text:p/>
        </draw:line>
        <draw:custom-shape draw:style-name="gr4" draw:text-style-name="P1" xml:id="id1" draw:id="id1" draw:layer="layout" svg:width="2.921cm" svg:height="2.54cm" svg:x="2.524cm" svg:y="13.065cm">
          <text:p text:style-name="P1">主线程</text:p>
          <text:p text:style-name="P1"><text:span text:style-name="T2">（</text:span><text:span text:style-name="T2">GTK+</text:span><text:span text:style-name="T2">主循环）</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1" draw:layer="layout" svg:x1="4.175cm" svg:y1="12.049cm" svg:x2="4.175cm" svg:y2="12.938cm">
          <text:p/>
        </draw:line>
        <draw:connector draw:style-name="gr5" draw:text-style-name="P1" draw:layer="layout" draw:type="lines" svg:x1="2.524cm" svg:y1="14.335cm" svg:x2="2.524cm" svg:y2="8.747cm" draw:start-shape="id1" draw:start-glue-point="3" draw:end-shape="id2" draw:end-glue-point="3" svg:d="m2524 14335h-502v-5588h502" svg:viewBox="0 0 503 5589">
          <text:p/>
        </draw:connector>
        <draw:frame draw:style-name="gr3" draw:text-style-name="P3" draw:layer="layout" svg:width="1.776cm" svg:height="0.729cm" svg:x="0.875cm" svg:y="11.16cm">
          <draw:text-box>
            <text:p><text:span text:style-name="T2">300ms</text:span></text:p>
          </draw:text-box>
        </draw:frame>
        <draw:frame draw:style-name="gr3" draw:text-style-name="P3" draw:layer="layout" svg:width="2.195cm" svg:height="0.747cm" svg:x="2.615cm" svg:y="9.778cm">
          <draw:text-box>
            <text:p><text:span text:style-name="T2">更新界面</text:span></text:p>
          </draw:text-box>
        </draw:frame>
        <draw:frame draw:style-name="gr3" draw:text-style-name="P3" draw:layer="layout" svg:width="3.042cm" svg:height="0.747cm" svg:x="1.895cm" svg:y="6.207cm">
          <draw:text-box>
            <text:p><text:span text:style-name="T2">检查是否结束</text:span></text:p>
          </draw:text-box>
        </draw:frame>
        <draw:line draw:style-name="gr5" draw:text-style-name="P1" draw:layer="layout" svg:x1="5.445cm" svg:y1="14.208cm" svg:x2="9.001cm" svg:y2="7.985cm">
          <text:p/>
        </draw:line>
        <draw:line draw:style-name="gr5" draw:text-style-name="P1" draw:layer="layout" svg:x1="11.414cm" svg:y1="7.985cm" svg:x2="15.224cm" svg:y2="10.525cm">
          <text:p/>
        </draw:lin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